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9217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10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1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125">
      <style:text-properties fo:color="#ce181e" style:font-name="Bitstream Vera Sans" fo:font-size="9pt" style:font-size-asian="9pt" style:font-size-complex="9pt"/>
    </style:style>
    <style:style style:name="ce119" style:family="table-cell" style:parent-style-name="Default" style:data-style-name="N125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22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125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25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23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3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123">
      <style:text-properties style:font-name="Bitstream Vera Sans" fo:font-size="9pt" style:font-size-asian="9pt" style:font-size-complex="9pt"/>
    </style:style>
    <style:style style:name="ce128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125">
      <style:table-cell-properties fo:border="0.06pt solid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125">
      <style:table-cell-properties fo:border="0.06pt solid #000000" fo:padding="0.0555in" style:vertical-align="middle"/>
      <style:text-properties fo:color="#ce181e" style:font-name="Bitstream Vera Sans" fo:font-size="9pt" style:font-size-asian="9pt" style:font-size-complex="9pt"/>
    </style:style>
    <style:style style:name="ce17" style:family="table-cell" style:parent-style-name="Default" style:data-style-name="N125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33" style:family="table-cell" style:parent-style-name="Default" style:data-style-name="N125">
      <style:table-cell-properties fo:background-color="#ffbf00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2" style:family="table-cell" style:parent-style-name="Default" style:data-style-name="N125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35" style:family="table-cell" style:parent-style-name="Default" style:data-style-name="N125">
      <style:table-cell-properties fo:background-color="#d4ea6b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order="0.06pt solid #000000"/>
    </style:style>
    <style:style style:name="ce137" style:family="table-cell" style:parent-style-name="Default" style:data-style-name="N131"/>
    <style:style style:name="ce138" style:family="table-cell" style:parent-style-name="Default" style:data-style-name="N13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131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41" style:family="table-cell" style:parent-style-name="Default" style:data-style-name="N131">
      <style:table-cell-properties fo:background-color="#d4ea6b" fo:border="0.06pt solid #000000"/>
    </style:style>
    <style:style style:name="ce142" style:family="table-cell" style:parent-style-name="Default" style:data-style-name="N131">
      <style:table-cell-properties fo:border="0.06pt solid #000000"/>
    </style:style>
    <style:style style:name="ce143" style:family="table-cell" style:parent-style-name="Default" style:data-style-name="N1"/>
    <style:style style:name="ce144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 style:data-style-name="N1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47" style:family="table-cell" style:parent-style-name="Default" style:data-style-name="N1">
      <style:table-cell-properties fo:background-color="#d4ea6b" fo:border="0.06pt solid #000000"/>
    </style:style>
    <style:style style:name="ce148" style:family="table-cell" style:parent-style-name="Default" style:data-style-name="N1">
      <style:table-cell-properties fo:border="0.06pt solid #000000"/>
    </style:style>
    <style:style style:name="ce149" style:family="table-cell" style:parent-style-name="Default" style:data-style-name="N130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30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51" style:family="table-cell" style:parent-style-name="Default" style:data-style-name="N134"/>
    <style:style style:name="ce38" style:family="table-cell" style:parent-style-name="Default" style:data-style-name="N134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33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 style:data-style-name="N122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25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57" style:family="table-cell" style:parent-style-name="Default" style:data-style-name="N125">
      <style:table-cell-properties fo:background-color="transparent" fo:border="0.06pt solid #000000" fo:padding="0.0555in" style:vertical-align="middle"/>
      <style:text-properties fo:color="#b2b2b2" style:font-name="Bitstream Vera Sans" fo:font-size="9pt" style:font-size-asian="9pt" style:font-size-complex="9pt"/>
    </style:style>
    <style:style style:name="ce156" style:family="table-cell" style:parent-style-name="Default" style:data-style-name="N125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58" style:family="table-cell" style:parent-style-name="Default" style:data-style-name="N125">
      <style:table-cell-properties fo:background-color="transparent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159" style:family="table-cell" style:parent-style-name="Default" style:data-style-name="N125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13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130">
      <style:table-cell-properties fo:background-color="transparent" fo:border="0.06pt solid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6" style:family="table-cell" style:parent-style-name="Default" style:data-style-name="N133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122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number-columns-repeated="2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21"/>
        <table:table-column table:style-name="co8" table:default-cell-style-name="ce110"/>
        <table:table-column table:style-name="co9" table:number-columns-repeated="3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1" table:default-cell-style-name="ce110"/>
        <table:table-column table:style-name="co13" table:default-cell-style-name="ce110"/>
        <table:table-column table:style-name="co14" table:default-cell-style-name="ce110"/>
        <table:table-column table:style-name="co9" table:default-cell-style-name="ce110"/>
        <table:table-column table:style-name="co14" table:default-cell-style-name="ce110"/>
        <table:table-column table:style-name="co15" table:number-columns-repeated="1003" table:default-cell-style-name="ce110"/>
        <table:table-column table:style-name="co15" table:default-cell-style-name="ce12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7" office:value-type="string" calcext:value-type="string">
            <text:p>Mobile Base</text:p>
          </table:table-cell>
          <table:table-cell table:style-name="ce120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122" table:formula="of:=[.G5]/[.$H$70]*[.$H$69]" office:value-type="float" office:value="54.6854046034848" calcext:value-type="float">
            <text:p>54.69</text:p>
          </table:table-cell>
          <table:table-cell/>
          <table:table-cell table:style-name="ce123" table:formula="of:=[.C5]/[.$G$5]*[.$H$5]/1000000" office:value-type="float" office:value="1.78787531461695" calcext:value-type="float">
            <text:p>1.787875</text:p>
          </table:table-cell>
          <table:table-cell table:style-name="ce123" table:formula="of:=[.D5]/[.$G$5]*[.$H$5]/1000000" office:value-type="float" office:value="-0.0000000446155121097" calcext:value-type="float">
            <text:p>0.000000</text:p>
          </table:table-cell>
          <table:table-cell table:style-name="ce123" table:formula="of:=[.E5]/[.$G$5]*[.$H$5]/1000000" office:value-type="float" office:value="0.00000001311952800842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125" table:formula="of:=[.N5]/1000" office:value-type="float" office:value="0.000000011" calcext:value-type="float">
            <text:p>0.0000</text:p>
          </table:table-cell>
          <table:table-cell table:style-name="ce125" table:formula="of:=[.O5]/1000" office:value-type="float" office:value="-0.000000001" calcext:value-type="float">
            <text:p>0.0000</text:p>
          </table:table-cell>
          <table:table-cell table:style-name="ce125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123" table:formula="of:=[.C6]/[.$G$5]*[.$H$5]/1000000" office:value-type="float" office:value="-0.0000000446155121097" calcext:value-type="float">
            <text:p>0.000000</text:p>
          </table:table-cell>
          <table:table-cell table:style-name="ce123" table:formula="of:=[.D6]/[.$G$5]*[.$H$5]/1000000" office:value-type="float" office:value="1.78787516428807" calcext:value-type="float">
            <text:p>1.787875</text:p>
          </table:table-cell>
          <table:table-cell table:style-name="ce123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123" table:formula="of:=[.C7]/[.$G$5]*[.$H$5]/1000000" office:value-type="float" office:value="0.00000001311952800842" calcext:value-type="float">
            <text:p>0.000000</text:p>
          </table:table-cell>
          <table:table-cell table:style-name="ce123" table:formula="of:=[.D7]/[.$G$5]*[.$H$5]/1000000" office:value-type="float" office:value="1.63435859458519E-016" calcext:value-type="float">
            <text:p>0.000000</text:p>
          </table:table-cell>
          <table:table-cell table:style-name="ce123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Wheel1</text:p>
          </table:table-cell>
          <table:table-cell table:style-name="ce120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22" table:formula="of:=[.G9]/[.$H$70]*[.$H$69]" office:value-type="float" office:value="0.442762975781959" calcext:value-type="float">
            <text:p>0.44</text:p>
          </table:table-cell>
          <table:table-cell/>
          <table:table-cell table:style-name="ce123" table:formula="of:=[.C9]/[.$G$9]*[.$H$9]/1000000" office:value-type="float" office:value="0.000591135828033047" calcext:value-type="float">
            <text:p>0.000591</text:p>
          </table:table-cell>
          <table:table-cell table:style-name="ce123" table:formula="of:=[.D9]/[.$G$9]*[.$H$9]/1000000" office:value-type="float" office:value="-0.00000000000528536086" calcext:value-type="float">
            <text:p>0.000000</text:p>
          </table:table-cell>
          <table:table-cell table:style-name="ce123" table:formula="of:=[.E9]/[.$G$9]*[.$H$9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25" table:formula="of:=[.N9]/1000" office:value-type="float" office:value="-0.000000001" calcext:value-type="float">
            <text:p>0.0000</text:p>
          </table:table-cell>
          <table:table-cell table:style-name="ce125" table:formula="of:=[.O9]/1000" office:value-type="float" office:value="-0.001505846" calcext:value-type="float">
            <text:p>-0.0015</text:p>
          </table:table-cell>
          <table:table-cell table:style-name="ce125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23" table:formula="of:=[.C10]/[.$G$9]*[.$H$9]/1000000" office:value-type="float" office:value="-0.00000000000528536086" calcext:value-type="float">
            <text:p>0.000000</text:p>
          </table:table-cell>
          <table:table-cell table:style-name="ce123" table:formula="of:=[.D10]/[.$G$9]*[.$H$9]/1000000" office:value-type="float" office:value="0.000929345963031721" calcext:value-type="float">
            <text:p>0.000929</text:p>
          </table:table-cell>
          <table:table-cell table:style-name="ce123" table:formula="of:=[.E10]/[.$G$9]*[.$H$9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23" table:formula="of:=[.C11]/[.$G$9]*[.$H$9]/1000000" office:value-type="float" office:value="0.00000000001311299347" calcext:value-type="float">
            <text:p>0.000000</text:p>
          </table:table-cell>
          <table:table-cell table:style-name="ce123" table:formula="of:=[.D11]/[.$G$9]*[.$H$9]/1000000" office:value-type="float" office:value="0.00000000001657261062" calcext:value-type="float">
            <text:p>0.000000</text:p>
          </table:table-cell>
          <table:table-cell table:style-name="ce123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Wheel2</text:p>
          </table:table-cell>
          <table:table-cell table:style-name="ce120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22" table:formula="of:=[.G13]/[.$H$70]*[.$H$69]" office:value-type="float" office:value="0.442762975781959" calcext:value-type="float">
            <text:p>0.44</text:p>
          </table:table-cell>
          <table:table-cell/>
          <table:table-cell table:style-name="ce123" table:formula="of:=[.C13]/[.$G$13]*[.$H$13]/1000000" office:value-type="float" office:value="0.000591135828033047" calcext:value-type="float">
            <text:p>0.000591</text:p>
          </table:table-cell>
          <table:table-cell table:style-name="ce123" table:formula="of:=[.D13]/[.$G$13]*[.$H$13]/1000000" office:value-type="float" office:value="-0.00000000000528536086" calcext:value-type="float">
            <text:p>0.000000</text:p>
          </table:table-cell>
          <table:table-cell table:style-name="ce123" table:formula="of:=[.E13]/[.$G$13]*[.$H$13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25" table:formula="of:=[.N13]/1000" office:value-type="float" office:value="-0.000000001" calcext:value-type="float">
            <text:p>0.0000</text:p>
          </table:table-cell>
          <table:table-cell table:style-name="ce125" table:formula="of:=[.O13]/1000" office:value-type="float" office:value="-0.001505846" calcext:value-type="float">
            <text:p>-0.0015</text:p>
          </table:table-cell>
          <table:table-cell table:style-name="ce125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23" table:formula="of:=[.C14]/[.$G$13]*[.$H$13]/1000000" office:value-type="float" office:value="-0.00000000000528536086" calcext:value-type="float">
            <text:p>0.000000</text:p>
          </table:table-cell>
          <table:table-cell table:style-name="ce123" table:formula="of:=[.D14]/[.$G$13]*[.$H$13]/1000000" office:value-type="float" office:value="0.000929345963031721" calcext:value-type="float">
            <text:p>0.000929</text:p>
          </table:table-cell>
          <table:table-cell table:style-name="ce123" table:formula="of:=[.E14]/[.$G$13]*[.$H$13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23" table:formula="of:=[.C15]/[.$G$13]*[.$H$13]/1000000" office:value-type="float" office:value="0.00000000001311299347" calcext:value-type="float">
            <text:p>0.000000</text:p>
          </table:table-cell>
          <table:table-cell table:style-name="ce123" table:formula="of:=[.D15]/[.$G$13]*[.$H$13]/1000000" office:value-type="float" office:value="0.00000000001657261062" calcext:value-type="float">
            <text:p>0.000000</text:p>
          </table:table-cell>
          <table:table-cell table:style-name="ce123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Wheel3</text:p>
          </table:table-cell>
          <table:table-cell table:style-name="ce120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22" table:formula="of:=[.G17]/[.$H$70]*[.$H$69]" office:value-type="float" office:value="0.442762975781959" calcext:value-type="float">
            <text:p>0.44</text:p>
          </table:table-cell>
          <table:table-cell/>
          <table:table-cell table:style-name="ce123" table:formula="of:=[.C17]/[.$G$17]*[.$H$17]/1000000" office:value-type="float" office:value="0.000591135828033047" calcext:value-type="float">
            <text:p>0.000591</text:p>
          </table:table-cell>
          <table:table-cell table:style-name="ce123" table:formula="of:=[.D17]/[.$G$17]*[.$H$17]/1000000" office:value-type="float" office:value="-0.00000000000528536086" calcext:value-type="float">
            <text:p>0.000000</text:p>
          </table:table-cell>
          <table:table-cell table:style-name="ce123" table:formula="of:=[.E17]/[.$G$17]*[.$H$17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25" table:formula="of:=[.N17]/1000" office:value-type="float" office:value="-0.000000001" calcext:value-type="float">
            <text:p>0.0000</text:p>
          </table:table-cell>
          <table:table-cell table:style-name="ce125" table:formula="of:=[.O17]/1000" office:value-type="float" office:value="-0.001505846" calcext:value-type="float">
            <text:p>-0.0015</text:p>
          </table:table-cell>
          <table:table-cell table:style-name="ce125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23" table:formula="of:=[.C18]/[.$G$17]*[.$H$17]/1000000" office:value-type="float" office:value="-0.00000000000528536086" calcext:value-type="float">
            <text:p>0.000000</text:p>
          </table:table-cell>
          <table:table-cell table:style-name="ce123" table:formula="of:=[.D18]/[.$G$17]*[.$H$17]/1000000" office:value-type="float" office:value="0.000929345963031721" calcext:value-type="float">
            <text:p>0.000929</text:p>
          </table:table-cell>
          <table:table-cell table:style-name="ce123" table:formula="of:=[.E18]/[.$G$17]*[.$H$17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23" table:formula="of:=[.C19]/[.$G$17]*[.$H$17]/1000000" office:value-type="float" office:value="0.00000000001311299347" calcext:value-type="float">
            <text:p>0.000000</text:p>
          </table:table-cell>
          <table:table-cell table:style-name="ce123" table:formula="of:=[.D19]/[.$G$17]*[.$H$17]/1000000" office:value-type="float" office:value="0.00000000001657261062" calcext:value-type="float">
            <text:p>0.000000</text:p>
          </table:table-cell>
          <table:table-cell table:style-name="ce123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Body</text:p>
          </table:table-cell>
          <table:table-cell table:style-name="ce120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122" table:formula="of:=[.G21]/[.$H$70]*[.$H$69]" office:value-type="float" office:value="3.37671445818225" calcext:value-type="float">
            <text:p>3.38</text:p>
          </table:table-cell>
          <table:table-cell/>
          <table:table-cell table:style-name="ce123" table:formula="of:=[.C21]/[.$G$21]*[.$H$21]/1000000" office:value-type="float" office:value="0.27735292586742" calcext:value-type="float">
            <text:p>0.277353</text:p>
          </table:table-cell>
          <table:table-cell table:style-name="ce123" table:formula="of:=[.D21]/[.$G$21]*[.$H$21]/1000000" office:value-type="float" office:value="0.0000150651585394546" calcext:value-type="float">
            <text:p>0.000015</text:p>
          </table:table-cell>
          <table:table-cell table:style-name="ce123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125" table:formula="of:=[.N21]/1000" office:value-type="float" office:value="-0.000389937" calcext:value-type="float">
            <text:p>-0.0004</text:p>
          </table:table-cell>
          <table:table-cell table:style-name="ce125" table:formula="of:=[.O21]/1000" office:value-type="float" office:value="-0.000707743" calcext:value-type="float">
            <text:p>-0.0007</text:p>
          </table:table-cell>
          <table:table-cell table:style-name="ce125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123" table:formula="of:=[.C22]/[.$G$21]*[.$H$21]/1000000" office:value-type="float" office:value="0.0000150651585394546" calcext:value-type="float">
            <text:p>0.000015</text:p>
          </table:table-cell>
          <table:table-cell table:style-name="ce123" table:formula="of:=[.D22]/[.$G$21]*[.$H$21]/1000000" office:value-type="float" office:value="0.268455335460627" calcext:value-type="float">
            <text:p>0.268455</text:p>
          </table:table-cell>
          <table:table-cell table:style-name="ce123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123" table:formula="of:=[.C23]/[.$G$21]*[.$H$21]/1000000" office:value-type="float" office:value="-0.000383926629227054" calcext:value-type="float">
            <text:p>-0.000384</text:p>
          </table:table-cell>
          <table:table-cell table:style-name="ce123" table:formula="of:=[.D23]/[.$G$21]*[.$H$21]/1000000" office:value-type="float" office:value="-0.000318354611778738" calcext:value-type="float">
            <text:p>-0.000318</text:p>
          </table:table-cell>
          <table:table-cell table:style-name="ce123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Elevation M</text:p>
          </table:table-cell>
          <table:table-cell table:style-name="ce120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122" table:formula="of:=[.G25]/[.$H$70]*[.$H$69]" office:value-type="float" office:value="0.322099105091271" calcext:value-type="float">
            <text:p>0.32</text:p>
          </table:table-cell>
          <table:table-cell/>
          <table:table-cell table:style-name="ce123" table:formula="of:=[.C25]/[.$G$25]*[.$H$25]/1000000" office:value-type="float" office:value="0.00149467480779511" calcext:value-type="float">
            <text:p>0.001495</text:p>
          </table:table-cell>
          <table:table-cell table:style-name="ce123" table:formula="of:=[.D25]/[.$G$25]*[.$H$25]/1000000" office:value-type="float" office:value="0.00000777161826393472" calcext:value-type="float">
            <text:p>0.000008</text:p>
          </table:table-cell>
          <table:table-cell table:style-name="ce123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125" table:formula="of:=[.N25]/1000" office:value-type="float" office:value="-0.001062455" calcext:value-type="float">
            <text:p>-0.0011</text:p>
          </table:table-cell>
          <table:table-cell table:style-name="ce125" table:formula="of:=[.O25]/1000" office:value-type="float" office:value="-0.001414402" calcext:value-type="float">
            <text:p>-0.0014</text:p>
          </table:table-cell>
          <table:table-cell table:style-name="ce125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123" table:formula="of:=[.C26]/[.$G$25]*[.$H$25]/1000000" office:value-type="float" office:value="0.00000777161826393472" calcext:value-type="float">
            <text:p>0.000008</text:p>
          </table:table-cell>
          <table:table-cell table:style-name="ce123" table:formula="of:=[.D26]/[.$G$25]*[.$H$25]/1000000" office:value-type="float" office:value="0.000964433882684774" calcext:value-type="float">
            <text:p>0.000964</text:p>
          </table:table-cell>
          <table:table-cell table:style-name="ce123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123" table:formula="of:=[.C27]/[.$G$25]*[.$H$25]/1000000" office:value-type="float" office:value="0.0000251092302823598" calcext:value-type="float">
            <text:p>0.000025</text:p>
          </table:table-cell>
          <table:table-cell table:style-name="ce123" table:formula="of:=[.D27]/[.$G$25]*[.$H$25]/1000000" office:value-type="float" office:value="-0.0000407453740750103" calcext:value-type="float">
            <text:p>-0.000041</text:p>
          </table:table-cell>
          <table:table-cell table:style-name="ce123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Head Assy</text:p>
          </table:table-cell>
          <table:table-cell table:style-name="ce120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122" table:formula="of:=[.G29]/[.$H$70]*[.$H$69]" office:value-type="float" office:value="14.1975916799614" calcext:value-type="float">
            <text:p>14.20</text:p>
          </table:table-cell>
          <table:table-cell/>
          <table:table-cell table:style-name="ce123" table:formula="of:=[.C29]/[.$G$29]*[.$H$29]/1000000" office:value-type="float" office:value="0.185165602373706" calcext:value-type="float">
            <text:p>0.185166</text:p>
          </table:table-cell>
          <table:table-cell table:style-name="ce123" table:formula="of:=[.D29]/[.$G$29]*[.$H$29]/1000000" office:value-type="float" office:value="-0.00000000231926399334" calcext:value-type="float">
            <text:p>0.000000</text:p>
          </table:table-cell>
          <table:table-cell table:style-name="ce123" table:formula="of:=[.E29]/[.$G$29]*[.$H$29]/1000000" office:value-type="float" office:value="0.00000000811089485863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125" table:formula="of:=[.N29]/1000" office:value-type="float" office:value="0.000000005" calcext:value-type="float">
            <text:p>0.0000</text:p>
          </table:table-cell>
          <table:table-cell table:style-name="ce125" table:formula="of:=[.O29]/1000" office:value-type="float" office:value="0.000000001" calcext:value-type="float">
            <text:p>0.0000</text:p>
          </table:table-cell>
          <table:table-cell table:style-name="ce125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123" table:formula="of:=[.C30]/[.$G$29]*[.$H$29]/1000000" office:value-type="float" office:value="-0.00000000231926399334" calcext:value-type="float">
            <text:p>0.000000</text:p>
          </table:table-cell>
          <table:table-cell table:style-name="ce123" table:formula="of:=[.D30]/[.$G$29]*[.$H$29]/1000000" office:value-type="float" office:value="0.185165602373706" calcext:value-type="float">
            <text:p>0.185166</text:p>
          </table:table-cell>
          <table:table-cell table:style-name="ce123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123" table:formula="of:=[.C31]/[.$G$29]*[.$H$29]/1000000" office:value-type="float" office:value="0.00000000811089485863" calcext:value-type="float">
            <text:p>0.000000</text:p>
          </table:table-cell>
          <table:table-cell table:style-name="ce123" table:formula="of:=[.D31]/[.$G$29]*[.$H$29]/1000000" office:value-type="float" office:value="-6.65212620953971E-017" calcext:value-type="float">
            <text:p>0.000000</text:p>
          </table:table-cell>
          <table:table-cell table:style-name="ce123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Head Screen</text:p>
          </table:table-cell>
          <table:table-cell table:style-name="ce120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122" table:formula="of:=[.G33]/[.$H$70]*[.$H$69]" office:value-type="float" office:value="0.404947645387771" calcext:value-type="float">
            <text:p>0.40</text:p>
          </table:table-cell>
          <table:table-cell/>
          <table:table-cell table:style-name="ce123" table:formula="of:=[.C33]/[.$G$33]*[.$H$33]/1000000" office:value-type="float" office:value="0.00175841595886223" calcext:value-type="float">
            <text:p>0.001758</text:p>
          </table:table-cell>
          <table:table-cell table:style-name="ce123" table:formula="of:=[.D33]/[.$G$33]*[.$H$33]/1000000" office:value-type="float" office:value="-0.00000000008128398516" calcext:value-type="float">
            <text:p>0.000000</text:p>
          </table:table-cell>
          <table:table-cell table:style-name="ce123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125" table:formula="of:=[.N33]/1000" office:value-type="float" office:value="0.014477846" calcext:value-type="float">
            <text:p>0.0145</text:p>
          </table:table-cell>
          <table:table-cell table:style-name="ce125" table:formula="of:=[.O33]/1000" office:value-type="float" office:value="0.000000006" calcext:value-type="float">
            <text:p>0.0000</text:p>
          </table:table-cell>
          <table:table-cell table:style-name="ce125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123" table:formula="of:=[.C34]/[.$G$33]*[.$H$33]/1000000" office:value-type="float" office:value="-0.00000000008128398516" calcext:value-type="float">
            <text:p>0.000000</text:p>
          </table:table-cell>
          <table:table-cell table:style-name="ce123" table:formula="of:=[.D34]/[.$G$33]*[.$H$33]/1000000" office:value-type="float" office:value="0.000587067259188441" calcext:value-type="float">
            <text:p>0.000587</text:p>
          </table:table-cell>
          <table:table-cell table:style-name="ce123" table:formula="of:=[.E34]/[.$G$33]*[.$H$33]/1000000" office:value-type="float" office:value="0.00000000000896135161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123" table:formula="of:=[.C35]/[.$G$33]*[.$H$33]/1000000" office:value-type="float" office:value="0.0000261128595019593" calcext:value-type="float">
            <text:p>0.000026</text:p>
          </table:table-cell>
          <table:table-cell table:style-name="ce123" table:formula="of:=[.D35]/[.$G$33]*[.$H$33]/1000000" office:value-type="float" office:value="0.00000000000896135161" calcext:value-type="float">
            <text:p>0.000000</text:p>
          </table:table-cell>
          <table:table-cell table:style-name="ce123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24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7" office:value-type="string" calcext:value-type="string">
            <text:p>Head Tilt</text:p>
          </table:table-cell>
          <table:table-cell table:style-name="ce120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122" table:formula="of:=[.G37]/[.$H$70]*[.$H$69]" office:value-type="float" office:value="5.50968604009927" calcext:value-type="float">
            <text:p>5.51</text:p>
          </table:table-cell>
          <table:table-cell/>
          <table:table-cell table:style-name="ce123" table:formula="of:=[.C37]/[.$G$37]*[.$H$37]/1000000" office:value-type="float" office:value="0.0484863619218992" calcext:value-type="float">
            <text:p>0.048486</text:p>
          </table:table-cell>
          <table:table-cell table:style-name="ce123" table:formula="of:=[.D37]/[.$G$37]*[.$H$37]/1000000" office:value-type="float" office:value="0.0000000023531190842" calcext:value-type="float">
            <text:p>0.000000</text:p>
          </table:table-cell>
          <table:table-cell table:style-name="ce123" table:formula="of:=[.E37]/[.$G$37]*[.$H$37]/1000000" office:value-type="float" office:value="0.00000000137051110068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125" table:formula="of:=[.N37]/1000" office:value-type="float" office:value="-0.097999992" calcext:value-type="float">
            <text:p>-0.0980</text:p>
          </table:table-cell>
          <table:table-cell table:style-name="ce125" table:formula="of:=[.O37]/1000" office:value-type="float" office:value="-0.000000003" calcext:value-type="float">
            <text:p>0.0000</text:p>
          </table:table-cell>
          <table:table-cell table:style-name="ce125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123" table:formula="of:=[.C38]/[.$G$37]*[.$H$37]/1000000" office:value-type="float" office:value="0.0000000023531190842" calcext:value-type="float">
            <text:p>0.000000</text:p>
          </table:table-cell>
          <table:table-cell table:style-name="ce123" table:formula="of:=[.D38]/[.$G$37]*[.$H$37]/1000000" office:value-type="float" office:value="0.0484863619218992" calcext:value-type="float">
            <text:p>0.048486</text:p>
          </table:table-cell>
          <table:table-cell table:style-name="ce123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123" table:formula="of:=[.C39]/[.$G$37]*[.$H$37]/1000000" office:value-type="float" office:value="0.00000000137051110068" calcext:value-type="float">
            <text:p>0.000000</text:p>
          </table:table-cell>
          <table:table-cell table:style-name="ce123" table:formula="of:=[.D39]/[.$G$37]*[.$H$37]/1000000" office:value-type="float" office:value="-1.66303155238493E-017" calcext:value-type="float">
            <text:p>0.000000</text:p>
          </table:table-cell>
          <table:table-cell table:style-name="ce123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7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118"/>
          <table:table-cell table:number-columns-repeated="7"/>
          <table:table-cell table:style-name="ce117" table:number-columns-repeated="3"/>
          <table:table-cell table:number-columns-repeated="5"/>
          <table:table-cell table:style-name="ce126" table:number-columns-repeated="3"/>
          <table:table-cell table:number-columns-repeated="1004"/>
        </table:table-row>
        <table:table-row table:style-name="ro1">
          <table:table-cell/>
          <table:table-cell table:style-name="ce119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122" table:formula="of:=[.G65]/[.H70]*[.H69]" office:value-type="float" office:value="0.175267540447398" calcext:value-type="float">
            <text:p>0.18</text:p>
          </table:table-cell>
          <table:table-cell/>
          <table:table-cell table:style-name="ce123" table:formula="of:=[.C65]/[.$G$65]*[.$H$65]/1000000" office:value-type="float" office:value="0.000200146420788682" calcext:value-type="float">
            <text:p>0.000200</text:p>
          </table:table-cell>
          <table:table-cell table:style-name="ce123" table:formula="of:=[.D65]/[.$G$65]*[.$H$65]/1000000" office:value-type="float" office:value="0.00000070764773830885" calcext:value-type="float">
            <text:p>0.000001</text:p>
          </table:table-cell>
          <table:table-cell table:style-name="ce123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125" table:formula="of:=[.N65]/1000" office:value-type="float" office:value="0.000002129" calcext:value-type="float">
            <text:p>0.0000</text:p>
          </table:table-cell>
          <table:table-cell table:style-name="ce125" table:formula="of:=[.O65]/1000" office:value-type="float" office:value="-0.00000106" calcext:value-type="float">
            <text:p>0.0000</text:p>
          </table:table-cell>
          <table:table-cell table:style-name="ce125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123" table:formula="of:=[.C66]/[.$G$65]*[.$H$65]/1000000" office:value-type="float" office:value="0.00000070764773830885" calcext:value-type="float">
            <text:p>0.000001</text:p>
          </table:table-cell>
          <table:table-cell table:style-name="ce123" table:formula="of:=[.D66]/[.$G$65]*[.$H$65]/1000000" office:value-type="float" office:value="0.000534578808725285" calcext:value-type="float">
            <text:p>0.000535</text:p>
          </table:table-cell>
          <table:table-cell table:style-name="ce123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12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123" table:formula="of:=[.C67]/[.$G$65]*[.$H$65]/1000000" office:value-type="float" office:value="0.000105022796009484" calcext:value-type="float">
            <text:p>0.000105</text:p>
          </table:table-cell>
          <table:table-cell table:style-name="ce123" table:formula="of:=[.D67]/[.$G$65]*[.$H$65]/1000000" office:value-type="float" office:value="-0.00000090641183580201" calcext:value-type="float">
            <text:p>-0.000001</text:p>
          </table:table-cell>
          <table:table-cell table:style-name="ce123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127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RUNNER 300LT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137"/>
        <table:table-column table:style-name="co20" table:default-cell-style-name="ce143"/>
        <table:table-column table:style-name="co21" table:default-cell-style-name="ce137"/>
        <table:table-column table:style-name="co21" table:number-columns-repeated="3" table:default-cell-style-name="ce151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38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38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30" office:value-type="string" calcext:value-type="string" table:number-columns-spanned="1" table:number-rows-spanned="3">
            <text:p>base_link</text:p>
          </table:table-cell>
          <table:table-cell table:style-name="ce17" office:value-type="float" office:value="2910138138624" calcext:value-type="float">
            <text:p>2,910,138,138,624.000000</text:p>
          </table:table-cell>
          <table:table-cell table:style-name="ce17" office:value-type="float" office:value="30973960192" calcext:value-type="float">
            <text:p>30,973,960,192.000000</text:p>
          </table:table-cell>
          <table:table-cell table:style-name="ce17" office:value-type="float" office:value="58077327360" calcext:value-type="float">
            <text:p>58,077,327,360.000000</text:p>
          </table:table-cell>
          <table:table-cell table:style-name="ce17" office:value-type="float" office:value="103365744" calcext:value-type="float" table:number-columns-spanned="1" table:number-rows-spanned="3">
            <text:p>103,365,744.000000</text:p>
          </table:table-cell>
          <table:table-cell table:style-name="ce17" table:formula="of:=[.E3]*[.H3]" office:value-type="float" office:value="103365744" calcext:value-type="float" table:number-columns-spanned="1" table:number-rows-spanned="3">
            <text:p>103,365,744.000000</text:p>
          </table:table-cell>
          <table:table-cell table:style-name="ce139" table:formula="of:=[.I3]/[.H3]" office:value-type="float" office:value="61.0146177538916" calcext:value-type="float" table:number-columns-spanned="1" table:number-rows-spanned="3">
            <text:p>61.0146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([.F3]/[.$G$38])*[.$G$37]" office:value-type="float" office:value="61.0146177538916" calcext:value-type="float" table:number-columns-spanned="1" table:number-rows-spanned="3">
            <text:p>61.015</text:p>
          </table:table-cell>
          <table:table-cell table:style-name="ce153" table:formula="of:=[.B3]/[.$E$3]*[.$G$3]/1000000" office:value-type="float" office:value="1.71779314178946" calcext:value-type="float">
            <text:p>1.717793</text:p>
          </table:table-cell>
          <table:table-cell table:style-name="ce153" table:formula="of:=[.C3]/[.$E$3]*[.$G$3]/1000000" office:value-type="float" office:value="0.0182832751771141" calcext:value-type="float">
            <text:p>0.018283</text:p>
          </table:table-cell>
          <table:table-cell table:style-name="ce153" table:formula="of:=[.D3]/[.$E$3]*[.$G$3]/1000000" office:value-type="float" office:value="0.0342818209583828" calcext:value-type="float">
            <text:p>0.034282</text:p>
          </table:table-cell>
          <table:table-cell table:style-name="ce17" office:value-type="float" office:value="-6.10548" calcext:value-type="float" table:number-columns-spanned="1" table:number-rows-spanned="3">
            <text:p>-6.105480</text:p>
          </table:table-cell>
          <table:table-cell table:style-name="ce17" office:value-type="float" office:value="-0.189897" calcext:value-type="float" table:number-columns-spanned="1" table:number-rows-spanned="3">
            <text:p>-0.189897</text:p>
          </table:table-cell>
          <table:table-cell table:style-name="ce17" office:value-type="float" office:value="59.096874" calcext:value-type="float" table:number-columns-spanned="1" table:number-rows-spanned="3">
            <text:p>59.096874</text:p>
          </table:table-cell>
          <table:table-cell table:style-name="ce154" table:formula="of:=[.M3]/1000" office:value-type="float" office:value="-0.00610548" calcext:value-type="float" table:number-columns-spanned="1" table:number-rows-spanned="3">
            <text:p>-0.006</text:p>
          </table:table-cell>
          <table:table-cell table:style-name="ce154" table:formula="of:=[.N3]/1000" office:value-type="float" office:value="-0.000189897" calcext:value-type="float" table:number-columns-spanned="1" table:number-rows-spanned="3">
            <text:p>0.000</text:p>
          </table:table-cell>
          <table:table-cell table:style-name="ce154" table:formula="of:=[.O3]/1000" office:value-type="float" office:value="0.059096874" calcext:value-type="float" table:number-columns-spanned="1" table:number-rows-spanned="3">
            <text:p>0.059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3]" office:value-type="float" office:value="30973960192" calcext:value-type="float">
            <text:p>30,973,960,192.000000</text:p>
          </table:table-cell>
          <table:table-cell table:style-name="ce17" office:value-type="float" office:value="7096429445120" calcext:value-type="float">
            <text:p>7,096,429,445,120.000000</text:p>
          </table:table-cell>
          <table:table-cell table:style-name="ce17" office:value-type="float" office:value="-77217144" calcext:value-type="float">
            <text:p>-77,217,144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4]/[.$E$3]*[.$G$3]/1000000" office:value-type="float" office:value="0.0182832751771141" calcext:value-type="float">
            <text:p>0.018283</text:p>
          </table:table-cell>
          <table:table-cell table:style-name="ce153" table:formula="of:=[.C4]/[.$E$3]*[.$G$3]/1000000" office:value-type="float" office:value="4.18887257282701" calcext:value-type="float">
            <text:p>4.188873</text:p>
          </table:table-cell>
          <table:table-cell table:style-name="ce153" table:formula="of:=[.D4]/[.$E$3]*[.$G$3]/1000000" office:value-type="float" office:value="-0.0000455796508871179" calcext:value-type="float">
            <text:p>-0.000046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3]" office:value-type="float" office:value="58077327360" calcext:value-type="float">
            <text:p>58,077,327,360.000000</text:p>
          </table:table-cell>
          <table:table-cell table:style-name="ce133" table:formula="of:=[.D4]" office:value-type="float" office:value="-77217144" calcext:value-type="float">
            <text:p>-77,217,144.000000</text:p>
          </table:table-cell>
          <table:table-cell table:style-name="ce17" office:value-type="float" office:value="9229925613568" calcext:value-type="float">
            <text:p>9,229,925,613,568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5]/[.$E$3]*[.$G$3]/1000000" office:value-type="float" office:value="0.0342818209583828" calcext:value-type="float">
            <text:p>0.034282</text:p>
          </table:table-cell>
          <table:table-cell table:style-name="ce153" table:formula="of:=[.C5]/[.$E$3]*[.$G$3]/1000000" office:value-type="float" office:value="-0.0000455796508871179" calcext:value-type="float">
            <text:p>-0.000046</text:p>
          </table:table-cell>
          <table:table-cell table:style-name="ce153" table:formula="of:=[.D5]/[.$E$3]*[.$G$3]/1000000" office:value-type="float" office:value="5.44823034610678" calcext:value-type="float">
            <text:p>5.44823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base_up</text:p>
          </table:table-cell>
          <table:table-cell table:style-name="ce17" office:value-type="float" office:value="620766298112" calcext:value-type="float">
            <text:p>620,766,298,112.000000</text:p>
          </table:table-cell>
          <table:table-cell table:style-name="ce17" office:value-type="float" office:value="-640721216" calcext:value-type="float">
            <text:p>-640,721,216.000000</text:p>
          </table:table-cell>
          <table:table-cell table:style-name="ce17" office:value-type="float" office:value="176788864" calcext:value-type="float">
            <text:p>176,788,864.000000</text:p>
          </table:table-cell>
          <table:table-cell table:style-name="ce17" office:value-type="float" office:value="37224772" calcext:value-type="float" table:number-columns-spanned="1" table:number-rows-spanned="3">
            <text:p>37,224,772.000000</text:p>
          </table:table-cell>
          <table:table-cell table:style-name="ce17" table:formula="of:=[.E6]*[.H6]" office:value-type="float" office:value="37224772" calcext:value-type="float" table:number-columns-spanned="1" table:number-rows-spanned="3">
            <text:p>37,224,772.000000</text:p>
          </table:table-cell>
          <table:table-cell table:style-name="ce139" table:formula="of:=[.I6]/[.H6]" office:value-type="float" office:value="21.9729975005623" calcext:value-type="float" table:number-columns-spanned="1" table:number-rows-spanned="3">
            <text:p>21.9730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([.F6]/[.$G$38])*[.$G$37]" office:value-type="float" office:value="21.9729975005623" calcext:value-type="float" table:number-columns-spanned="1" table:number-rows-spanned="3">
            <text:p>21.973</text:p>
          </table:table-cell>
          <table:table-cell table:style-name="ce153" table:formula="of:=[.B6]/[.$E$6]*[.$G$6]/1000000" office:value-type="float" office:value="0.366425248134449" calcext:value-type="float">
            <text:p>0.366425</text:p>
          </table:table-cell>
          <table:table-cell table:style-name="ce153" table:formula="of:=[.C6]/[.$E$6]*[.$G$6]/1000000" office:value-type="float" office:value="-0.000378204215131936" calcext:value-type="float">
            <text:p>-0.000378</text:p>
          </table:table-cell>
          <table:table-cell table:style-name="ce153" table:formula="of:=[.D6]/[.$E$6]*[.$G$6]/1000000" office:value-type="float" office:value="0.00010435473632449" calcext:value-type="float">
            <text:p>0.000104</text:p>
          </table:table-cell>
          <table:table-cell table:style-name="ce17" office:value-type="float" office:value="0.087307" calcext:value-type="float" table:number-columns-spanned="1" table:number-rows-spanned="3">
            <text:p>0.087307</text:p>
          </table:table-cell>
          <table:table-cell table:style-name="ce17" office:value-type="float" office:value="-0.047103" calcext:value-type="float" table:number-columns-spanned="1" table:number-rows-spanned="3">
            <text:p>-0.047103</text:p>
          </table:table-cell>
          <table:table-cell table:style-name="ce17" office:value-type="float" office:value="-32.0187" calcext:value-type="float" table:number-columns-spanned="1" table:number-rows-spanned="3">
            <text:p>-32.018700</text:p>
          </table:table-cell>
          <table:table-cell table:style-name="ce154" table:formula="of:=[.M6]/1000" office:value-type="float" office:value="0.000087307" calcext:value-type="float" table:number-columns-spanned="1" table:number-rows-spanned="3">
            <text:p>0.000</text:p>
          </table:table-cell>
          <table:table-cell table:style-name="ce154" table:formula="of:=[.N6]/1000" office:value-type="float" office:value="-0.000047103" calcext:value-type="float" table:number-columns-spanned="1" table:number-rows-spanned="3">
            <text:p>0.000</text:p>
          </table:table-cell>
          <table:table-cell table:style-name="ce154" table:formula="of:=[.O6]/1000" office:value-type="float" office:value="-0.0320187" calcext:value-type="float" table:number-columns-spanned="1" table:number-rows-spanned="3">
            <text:p>-0.032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6]" office:value-type="float" office:value="-640721216" calcext:value-type="float">
            <text:p>-640,721,216.000000</text:p>
          </table:table-cell>
          <table:table-cell table:style-name="ce17" office:value-type="float" office:value="1652131627008" calcext:value-type="float">
            <text:p>1,652,131,627,008.000000</text:p>
          </table:table-cell>
          <table:table-cell table:style-name="ce17" office:value-type="float" office:value="-98456976" calcext:value-type="float">
            <text:p>-98,456,976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7]/[.$E$6]*[.$G$6]/1000000" office:value-type="float" office:value="-0.000378204215131936" calcext:value-type="float">
            <text:p>-0.000378</text:p>
          </table:table-cell>
          <table:table-cell table:style-name="ce153" table:formula="of:=[.C7]/[.$E$6]*[.$G$6]/1000000" office:value-type="float" office:value="0.975218440850269" calcext:value-type="float">
            <text:p>0.975218</text:p>
          </table:table-cell>
          <table:table-cell table:style-name="ce153" table:formula="of:=[.D7]/[.$E$6]*[.$G$6]/1000000" office:value-type="float" office:value="-0.0000581170755743225" calcext:value-type="float">
            <text:p>-0.000058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6]" office:value-type="float" office:value="176788864" calcext:value-type="float">
            <text:p>176,788,864.000000</text:p>
          </table:table-cell>
          <table:table-cell table:style-name="ce133" table:formula="of:=[.D7]" office:value-type="float" office:value="-98456976" calcext:value-type="float">
            <text:p>-98,456,976.000000</text:p>
          </table:table-cell>
          <table:table-cell table:style-name="ce17" office:value-type="float" office:value="2188888113152" calcext:value-type="float">
            <text:p>2,188,888,113,152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8]/[.$E$6]*[.$G$6]/1000000" office:value-type="float" office:value="0.00010435473632449" calcext:value-type="float">
            <text:p>0.000104</text:p>
          </table:table-cell>
          <table:table-cell table:style-name="ce153" table:formula="of:=[.C8]/[.$E$6]*[.$G$6]/1000000" office:value-type="float" office:value="-0.0000581170755743225" calcext:value-type="float">
            <text:p>-0.000058</text:p>
          </table:table-cell>
          <table:table-cell table:style-name="ce153" table:formula="of:=[.D8]/[.$E$6]*[.$G$6]/1000000" office:value-type="float" office:value="1.29205446951561" calcext:value-type="float">
            <text:p>1.292054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mount</text:p>
          </table:table-cell>
          <table:table-cell table:style-name="ce17" office:value-type="float" office:value="92613688" calcext:value-type="float">
            <text:p>92,613,688.000000</text:p>
          </table:table-cell>
          <table:table-cell table:style-name="ce17" office:value-type="float" office:value="-1321.89917" calcext:value-type="float">
            <text:p>-1,321.899170</text:p>
          </table:table-cell>
          <table:table-cell table:style-name="ce17" office:value-type="float" office:value="928.83728" calcext:value-type="float">
            <text:p>928.837280</text:p>
          </table:table-cell>
          <table:table-cell table:style-name="ce17" office:value-type="float" office:value="129105.789062" calcext:value-type="float" table:number-columns-spanned="1" table:number-rows-spanned="3">
            <text:p>129,105.789062</text:p>
          </table:table-cell>
          <table:table-cell table:style-name="ce17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139" table:formula="of:=[.I9]/[.H9]" office:value-type="float" office:value="0.0762084232609256" calcext:value-type="float" table:number-columns-spanned="1" table:number-rows-spanned="3">
            <text:p>0.0762</text:p>
          </table:table-cell>
          <table:table-cell table:style-name="ce145" office:value-type="float" office:value="4" calcext:value-type="float" table:number-columns-spanned="1" table:number-rows-spanned="3">
            <text:p>4</text:p>
          </table:table-cell>
          <table:table-cell table:style-name="ce149" table:formula="of:=([.F9]/[.$G$38])*[.$G$37]" office:value-type="float" office:value="0.304833693043703" calcext:value-type="float" table:number-columns-spanned="1" table:number-rows-spanned="3">
            <text:p>0.305</text:p>
          </table:table-cell>
          <table:table-cell table:style-name="ce153" table:formula="of:=[.B9]/[.$E$9]*[.$G$9]/1000000" office:value-type="float" office:value="0.0000546679059563309" calcext:value-type="float">
            <text:p>0.000055</text:p>
          </table:table-cell>
          <table:table-cell table:style-name="ce153" table:formula="of:=[.C9]/[.$E$9]*[.$G$9]/1000000" office:value-type="float" office:value="-0.0000000007802891891" calcext:value-type="float">
            <text:p>0.000000</text:p>
          </table:table-cell>
          <table:table-cell table:style-name="ce153" table:formula="of:=[.D9]/[.$E$9]*[.$G$9]/1000000" office:value-type="float" office:value="0.00000000054827304871" calcext:value-type="float">
            <text:p>0.000000</text:p>
          </table:table-cell>
          <table:table-cell table:style-name="ce17" office:value-type="float" office:value="0.001394" calcext:value-type="float" table:number-columns-spanned="1" table:number-rows-spanned="3">
            <text:p>0.001394</text:p>
          </table:table-cell>
          <table:table-cell table:style-name="ce17" office:value-type="float" office:value="-0.000117" calcext:value-type="float" table:number-columns-spanned="1" table:number-rows-spanned="3">
            <text:p>-0.000117</text:p>
          </table:table-cell>
          <table:table-cell table:style-name="ce17" office:value-type="float" office:value="-6.96141" calcext:value-type="float" table:number-columns-spanned="1" table:number-rows-spanned="3">
            <text:p>-6.961410</text:p>
          </table:table-cell>
          <table:table-cell table:style-name="ce154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154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154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9]" office:value-type="float" office:value="-1321.89917" calcext:value-type="float">
            <text:p>-1,321.899170</text:p>
          </table:table-cell>
          <table:table-cell table:style-name="ce17" office:value-type="float" office:value="92630944" calcext:value-type="float">
            <text:p>92,630,944.000000</text:p>
          </table:table-cell>
          <table:table-cell table:style-name="ce17" office:value-type="float" office:value="-109.912216" calcext:value-type="float">
            <text:p>-109.912216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0]/[.$E$9]*[.$G$9]/1000000" office:value-type="float" office:value="-0.0000000007802891891" calcext:value-type="float">
            <text:p>0.000000</text:p>
          </table:table-cell>
          <table:table-cell table:style-name="ce153" table:formula="of:=[.C10]/[.$E$9]*[.$G$9]/1000000" office:value-type="float" office:value="0.000054678091809044" calcext:value-type="float">
            <text:p>0.000055</text:p>
          </table:table-cell>
          <table:table-cell table:style-name="ce153" table:formula="of:=[.D10]/[.$E$9]*[.$G$9]/1000000" office:value-type="float" office:value="-0.00000000006487886205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9]" office:value-type="float" office:value="928.83728" calcext:value-type="float">
            <text:p>928.837280</text:p>
          </table:table-cell>
          <table:table-cell table:style-name="ce133" table:formula="of:=[.D10]" office:value-type="float" office:value="-109.912216" calcext:value-type="float">
            <text:p>-109.912216</text:p>
          </table:table-cell>
          <table:table-cell table:style-name="ce17" office:value-type="float" office:value="180197920" calcext:value-type="float">
            <text:p>180,197,920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1]/[.$E$9]*[.$G$9]/1000000" office:value-type="float" office:value="0.00000000054827304871" calcext:value-type="float">
            <text:p>0.000000</text:p>
          </table:table-cell>
          <table:table-cell table:style-name="ce153" table:formula="of:=[.C11]/[.$E$9]*[.$G$9]/1000000" office:value-type="float" office:value="-0.00000000006487886205" calcext:value-type="float">
            <text:p>0.000000</text:p>
          </table:table-cell>
          <table:table-cell table:style-name="ce153" table:formula="of:=[.D11]/[.$E$9]*[.$G$9]/1000000" office:value-type="float" office:value="0.000106367030153107" calcext:value-type="float">
            <text:p>0.000106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rotate</text:p>
          </table:table-cell>
          <table:table-cell table:style-name="ce17" office:value-type="float" office:value="269573568" calcext:value-type="float">
            <text:p>269,573,568.000000</text:p>
          </table:table-cell>
          <table:table-cell table:style-name="ce17" office:value-type="float" office:value="-524155.34375" calcext:value-type="float">
            <text:p>-524,155.343750</text:p>
          </table:table-cell>
          <table:table-cell table:style-name="ce17" office:value-type="float" office:value="-51180432" calcext:value-type="float">
            <text:p>-51,180,432.000000</text:p>
          </table:table-cell>
          <table:table-cell table:style-name="ce17" office:value-type="float" office:value="327850.9375" calcext:value-type="float" table:number-columns-spanned="1" table:number-rows-spanned="3">
            <text:p>327,850.937500</text:p>
          </table:table-cell>
          <table:table-cell table:style-name="ce17" table:formula="of:=[.E12]*[.H12]" office:value-type="float" office:value="1311403.75" calcext:value-type="float" table:number-columns-spanned="1" table:number-rows-spanned="3">
            <text:p>1,311,403.750000</text:p>
          </table:table-cell>
          <table:table-cell table:style-name="ce139" table:formula="of:=[.I12]/[.H12]" office:value-type="float" office:value="0.193523491030234" calcext:value-type="float" table:number-columns-spanned="1" table:number-rows-spanned="3">
            <text:p>0.1935</text:p>
          </table:table-cell>
          <table:table-cell table:style-name="ce145" office:value-type="float" office:value="4" calcext:value-type="float" table:number-columns-spanned="1" table:number-rows-spanned="3">
            <text:p>4</text:p>
          </table:table-cell>
          <table:table-cell table:style-name="ce149" table:formula="of:=([.F12]/[.$G$38])*[.$G$37]" office:value-type="float" office:value="0.774093964120937" calcext:value-type="float" table:number-columns-spanned="1" table:number-rows-spanned="3">
            <text:p>0.774</text:p>
          </table:table-cell>
          <table:table-cell table:style-name="ce153" table:formula="of:=[.B12]/[.$E$12]*[.$G$12]/1000000" office:value-type="float" office:value="0.000159123589417329" calcext:value-type="float">
            <text:p>0.000159</text:p>
          </table:table-cell>
          <table:table-cell table:style-name="ce153" table:formula="of:=[.C12]/[.$E$12]*[.$G$12]/1000000" office:value-type="float" office:value="-0.00000030939784018355" calcext:value-type="float">
            <text:p>0.000000</text:p>
          </table:table-cell>
          <table:table-cell table:style-name="ce153" table:formula="of:=[.D12]/[.$E$12]*[.$G$12]/1000000" office:value-type="float" office:value="-0.0000302107291460026" calcext:value-type="float">
            <text:p>-0.000030</text:p>
          </table:table-cell>
          <table:table-cell table:style-name="ce17" office:value-type="float" office:value="-15.892735" calcext:value-type="float" table:number-columns-spanned="1" table:number-rows-spanned="3">
            <text:p>-15.892735</text:p>
          </table:table-cell>
          <table:table-cell table:style-name="ce17" office:value-type="float" office:value="-0.185637" calcext:value-type="float" table:number-columns-spanned="1" table:number-rows-spanned="3">
            <text:p>-0.185637</text:p>
          </table:table-cell>
          <table:table-cell table:style-name="ce17" office:value-type="float" office:value="-33.758068" calcext:value-type="float" table:number-columns-spanned="1" table:number-rows-spanned="3">
            <text:p>-33.758068</text:p>
          </table:table-cell>
          <table:table-cell table:style-name="ce154" table:formula="of:=[.M12]/1000" office:value-type="float" office:value="-0.015892735" calcext:value-type="float" table:number-columns-spanned="1" table:number-rows-spanned="3">
            <text:p>-0.016</text:p>
          </table:table-cell>
          <table:table-cell table:style-name="ce154" table:formula="of:=[.N12]/1000" office:value-type="float" office:value="-0.000185637" calcext:value-type="float" table:number-columns-spanned="1" table:number-rows-spanned="3">
            <text:p>0.000</text:p>
          </table:table-cell>
          <table:table-cell table:style-name="ce154" table:formula="of:=[.O12]/1000" office:value-type="float" office:value="-0.033758068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12]" office:value-type="float" office:value="-524155.34375" calcext:value-type="float">
            <text:p>-524,155.343750</text:p>
          </table:table-cell>
          <table:table-cell table:style-name="ce17" office:value-type="float" office:value="259800160" calcext:value-type="float">
            <text:p>259,800,160.000000</text:p>
          </table:table-cell>
          <table:table-cell table:style-name="ce17" office:value-type="float" office:value="-813806.125" calcext:value-type="float">
            <text:p>-813,806.125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3]/[.$E$12]*[.$G$12]/1000000" office:value-type="float" office:value="-0.00000030939784018355" calcext:value-type="float">
            <text:p>0.000000</text:p>
          </table:table-cell>
          <table:table-cell table:style-name="ce153" table:formula="of:=[.C13]/[.$E$12]*[.$G$12]/1000000" office:value-type="float" office:value="0.000153354552885527" calcext:value-type="float">
            <text:p>0.000153</text:p>
          </table:table-cell>
          <table:table-cell table:style-name="ce153" table:formula="of:=[.D13]/[.$E$12]*[.$G$12]/1000000" office:value-type="float" office:value="-0.00000048037258497023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12]" office:value-type="float" office:value="-51180432" calcext:value-type="float">
            <text:p>-51,180,432.000000</text:p>
          </table:table-cell>
          <table:table-cell table:style-name="ce133" table:formula="of:=[.D13]" office:value-type="float" office:value="-813806.125" calcext:value-type="float">
            <text:p>-813,806.125000</text:p>
          </table:table-cell>
          <table:table-cell table:style-name="ce17" office:value-type="float" office:value="285060512" calcext:value-type="float">
            <text:p>285,060,512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4]/[.$E$12]*[.$G$12]/1000000" office:value-type="float" office:value="-0.0000302107291460026" calcext:value-type="float">
            <text:p>-0.000030</text:p>
          </table:table-cell>
          <table:table-cell table:style-name="ce153" table:formula="of:=[.C14]/[.$E$12]*[.$G$12]/1000000" office:value-type="float" office:value="-0.00000048037258497023" calcext:value-type="float">
            <text:p>0.000000</text:p>
          </table:table-cell>
          <table:table-cell table:style-name="ce153" table:formula="of:=[.D14]/[.$E$12]*[.$G$12]/1000000" office:value-type="float" office:value="0.000168265205699178" calcext:value-type="float">
            <text:p>0.000168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wheel</text:p>
          </table:table-cell>
          <table:table-cell table:style-name="ce17" office:value-type="float" office:value="38277156" calcext:value-type="float">
            <text:p>38,277,156.000000</text:p>
          </table:table-cell>
          <table:table-cell table:style-name="ce17" office:value-type="float" office:value="-136.459671" calcext:value-type="float">
            <text:p>-136.459671</text:p>
          </table:table-cell>
          <table:table-cell table:style-name="ce17" office:value-type="float" office:value="-33.132782" calcext:value-type="float">
            <text:p>-33.132782</text:p>
          </table:table-cell>
          <table:table-cell table:style-name="ce17" office:value-type="float" office:value="99101.679688" calcext:value-type="float" table:number-columns-spanned="1" table:number-rows-spanned="3">
            <text:p>99,101.679688</text:p>
          </table:table-cell>
          <table:table-cell table:style-name="ce17" table:formula="of:=[.E15]*[.H15]" office:value-type="float" office:value="792813.437504" calcext:value-type="float" table:number-columns-spanned="1" table:number-rows-spanned="3">
            <text:p>792,813.437504</text:p>
          </table:table-cell>
          <table:table-cell table:style-name="ce139" table:formula="of:=[.I15]/[.H15]" office:value-type="float" office:value="0.0584976305586493" calcext:value-type="float" table:number-columns-spanned="1" table:number-rows-spanned="3">
            <text:p>0.0585</text:p>
          </table:table-cell>
          <table:table-cell table:style-name="ce145" office:value-type="float" office:value="8" calcext:value-type="float" table:number-columns-spanned="1" table:number-rows-spanned="3">
            <text:p>8</text:p>
          </table:table-cell>
          <table:table-cell table:style-name="ce149" table:formula="of:=([.F15]/[.$G$38])*[.$G$37]" office:value-type="float" office:value="0.467981044469194" calcext:value-type="float" table:number-columns-spanned="1" table:number-rows-spanned="3">
            <text:p>0.468</text:p>
          </table:table-cell>
          <table:table-cell table:style-name="ce153" table:formula="of:=[.B15]/[.$E$15]*[.$G$15]/1000000" office:value-type="float" office:value="0.0000225941975713547" calcext:value-type="float">
            <text:p>0.000023</text:p>
          </table:table-cell>
          <table:table-cell table:style-name="ce153" table:formula="of:=[.C15]/[.$E$15]*[.$G$15]/1000000" office:value-type="float" office:value="-0.00000000008054926461" calcext:value-type="float">
            <text:p>0.000000</text:p>
          </table:table-cell>
          <table:table-cell table:style-name="ce153" table:formula="of:=[.D15]/[.$E$15]*[.$G$15]/1000000" office:value-type="float" office:value="-0.00000000001955758214" calcext:value-type="float">
            <text:p>0.000000</text:p>
          </table:table-cell>
          <table:table-cell table:style-name="ce17" office:value-type="float" office:value="-0.000199" calcext:value-type="float" table:number-columns-spanned="1" table:number-rows-spanned="3">
            <text:p>-0.000199</text:p>
          </table:table-cell>
          <table:table-cell table:style-name="ce17" office:value-type="float" office:value="11.499752" calcext:value-type="float" table:number-columns-spanned="1" table:number-rows-spanned="3">
            <text:p>11.499752</text:p>
          </table:table-cell>
          <table:table-cell table:style-name="ce17" office:value-type="float" office:value="0.000179" calcext:value-type="float" table:number-columns-spanned="1" table:number-rows-spanned="3">
            <text:p>0.000179</text:p>
          </table:table-cell>
          <table:table-cell table:style-name="ce154" table:formula="of:=[.M15]/1000" office:value-type="float" office:value="-0.000000199" calcext:value-type="float" table:number-columns-spanned="1" table:number-rows-spanned="3">
            <text:p>0.000</text:p>
          </table:table-cell>
          <table:table-cell table:style-name="ce154" table:formula="of:=[.N15]/1000" office:value-type="float" office:value="0.011499752" calcext:value-type="float" table:number-columns-spanned="1" table:number-rows-spanned="3">
            <text:p>0.011</text:p>
          </table:table-cell>
          <table:table-cell table:style-name="ce154" table:formula="of:=[.O15]/1000" office:value-type="float" office:value="0.000000179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15]" office:value-type="float" office:value="-136.459671" calcext:value-type="float">
            <text:p>-136.459671</text:p>
          </table:table-cell>
          <table:table-cell table:style-name="ce17" office:value-type="float" office:value="68021520" calcext:value-type="float">
            <text:p>68,021,520.000000</text:p>
          </table:table-cell>
          <table:table-cell table:style-name="ce17" office:value-type="float" office:value="-33.886768" calcext:value-type="float">
            <text:p>-33.886768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6]/[.$E$15]*[.$G$15]/1000000" office:value-type="float" office:value="-0.00000000008054926461" calcext:value-type="float">
            <text:p>0.000000</text:p>
          </table:table-cell>
          <table:table-cell table:style-name="ce153" table:formula="of:=[.C16]/[.$E$15]*[.$G$15]/1000000" office:value-type="float" office:value="0.0000401516680597654" calcext:value-type="float">
            <text:p>0.000040</text:p>
          </table:table-cell>
          <table:table-cell table:style-name="ce153" table:formula="of:=[.D16]/[.$E$15]*[.$G$15]/1000000" office:value-type="float" office:value="-0.00000000002000264417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15]" office:value-type="float" office:value="-33.132782" calcext:value-type="float">
            <text:p>-33.132782</text:p>
          </table:table-cell>
          <table:table-cell table:style-name="ce133" table:formula="of:=[.D16]" office:value-type="float" office:value="-33.886768" calcext:value-type="float">
            <text:p>-33.886768</text:p>
          </table:table-cell>
          <table:table-cell table:style-name="ce17" office:value-type="float" office:value="38275236" calcext:value-type="float">
            <text:p>38,275,236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7]/[.$E$15]*[.$G$15]/1000000" office:value-type="float" office:value="-0.00000000001955758214" calcext:value-type="float">
            <text:p>0.000000</text:p>
          </table:table-cell>
          <table:table-cell table:style-name="ce153" table:formula="of:=[.C17]/[.$E$15]*[.$G$15]/1000000" office:value-type="float" office:value="-0.00000000002000264417" calcext:value-type="float">
            <text:p>0.000000</text:p>
          </table:table-cell>
          <table:table-cell table:style-name="ce153" table:formula="of:=[.D17]/[.$E$15]*[.$G$15]/1000000" office:value-type="float" office:value="0.0000225930642358651" calcext:value-type="float">
            <text:p>0.000023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external_case</text:p>
          </table:table-cell>
          <table:table-cell table:style-name="ce17" office:value-type="float" office:value="2683507572736" calcext:value-type="float">
            <text:p>2,683,507,572,736.000000</text:p>
          </table:table-cell>
          <table:table-cell table:style-name="ce17" office:value-type="float" office:value="-789492672" calcext:value-type="float">
            <text:p>-789,492,672.000000</text:p>
          </table:table-cell>
          <table:table-cell table:style-name="ce17" office:value-type="float" office:value="383560864" calcext:value-type="float">
            <text:p>383,560,864.000000</text:p>
          </table:table-cell>
          <table:table-cell table:style-name="ce135" office:value-type="float" office:value="7832232" calcext:value-type="float" table:number-columns-spanned="1" table:number-rows-spanned="3">
            <text:p>7,832,232.000000</text:p>
          </table:table-cell>
          <table:table-cell table:style-name="ce17" table:formula="of:=[.E18]*[.H18]" office:value-type="float" office:value="7832232" calcext:value-type="float" table:number-columns-spanned="1" table:number-rows-spanned="3">
            <text:p>7,832,232.000000</text:p>
          </table:table-cell>
          <table:table-cell table:style-name="ce139" table:formula="of:=[.I18]/[.H18]" office:value-type="float" office:value="4.6232012961644" calcext:value-type="float" table:number-columns-spanned="1" table:number-rows-spanned="3">
            <text:p>4.6232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([.F18]/[.$G$38])*[.$G$37]" office:value-type="float" office:value="4.6232012961644" calcext:value-type="float" table:number-columns-spanned="1" table:number-rows-spanned="3">
            <text:p>4.623</text:p>
          </table:table-cell>
          <table:table-cell table:style-name="ce153" table:formula="of:=[.B18]/[.$E$18]*[.$G$18]/1000000" office:value-type="float" office:value="1.58401790045801" calcext:value-type="float">
            <text:p>1.584018</text:p>
          </table:table-cell>
          <table:table-cell table:style-name="ce153" table:formula="of:=[.C18]/[.$E$18]*[.$G$18]/1000000" office:value-type="float" office:value="-0.000466020866657512" calcext:value-type="float">
            <text:p>-0.000466</text:p>
          </table:table-cell>
          <table:table-cell table:style-name="ce153" table:formula="of:=[.D18]/[.$E$18]*[.$G$18]/1000000" office:value-type="float" office:value="0.000226407885211104" calcext:value-type="float">
            <text:p>0.000226</text:p>
          </table:table-cell>
          <table:table-cell table:style-name="ce17" office:value-type="float" office:value="0.341447" calcext:value-type="float" table:number-columns-spanned="1" table:number-rows-spanned="3">
            <text:p>0.341447</text:p>
          </table:table-cell>
          <table:table-cell table:style-name="ce17" office:value-type="float" office:value="-0.008337" calcext:value-type="float" table:number-columns-spanned="1" table:number-rows-spanned="3">
            <text:p>-0.008337</text:p>
          </table:table-cell>
          <table:table-cell table:style-name="ce17" office:value-type="float" office:value="53.462994" calcext:value-type="float" table:number-columns-spanned="1" table:number-rows-spanned="3">
            <text:p>53.462994</text:p>
          </table:table-cell>
          <table:table-cell table:style-name="ce154" table:formula="of:=[.M18]/1000" office:value-type="float" office:value="0.000341447" calcext:value-type="float" table:number-columns-spanned="1" table:number-rows-spanned="3">
            <text:p>0.000</text:p>
          </table:table-cell>
          <table:table-cell table:style-name="ce154" table:formula="of:=[.N18]/1000" office:value-type="float" office:value="-0.000008337" calcext:value-type="float" table:number-columns-spanned="1" table:number-rows-spanned="3">
            <text:p>0.000</text:p>
          </table:table-cell>
          <table:table-cell table:style-name="ce154" table:formula="of:=[.O18]/1000" office:value-type="float" office:value="0.053462994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18]" office:value-type="float" office:value="-789492672" calcext:value-type="float">
            <text:p>-789,492,672.000000</text:p>
          </table:table-cell>
          <table:table-cell table:style-name="ce17" office:value-type="float" office:value="6478274494464" calcext:value-type="float">
            <text:p>6,478,274,494,464.000000</text:p>
          </table:table-cell>
          <table:table-cell table:style-name="ce17" office:value-type="float" office:value="6382198" calcext:value-type="float">
            <text:p>6,382,198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19]/[.$E$18]*[.$G$18]/1000000" office:value-type="float" office:value="-0.000466020866657512" calcext:value-type="float">
            <text:p>-0.000466</text:p>
          </table:table-cell>
          <table:table-cell table:style-name="ce153" table:formula="of:=[.C19]/[.$E$18]*[.$G$18]/1000000" office:value-type="float" office:value="3.82398874799862" calcext:value-type="float">
            <text:p>3.823989</text:p>
          </table:table-cell>
          <table:table-cell table:style-name="ce153" table:formula="of:=[.D19]/[.$E$18]*[.$G$18]/1000000" office:value-type="float" office:value="0.00000376727682044886" calcext:value-type="float">
            <text:p>0.000004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18]" office:value-type="float" office:value="383560864" calcext:value-type="float">
            <text:p>383,560,864.000000</text:p>
          </table:table-cell>
          <table:table-cell table:style-name="ce133" table:formula="of:=[.D19]" office:value-type="float" office:value="6382198" calcext:value-type="float">
            <text:p>6,382,198.000000</text:p>
          </table:table-cell>
          <table:table-cell table:style-name="ce17" office:value-type="float" office:value="8545744453632" calcext:value-type="float">
            <text:p>8,545,744,453,632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0]/[.$E$18]*[.$G$18]/1000000" office:value-type="float" office:value="0.000226407885211104" calcext:value-type="float">
            <text:p>0.000226</text:p>
          </table:table-cell>
          <table:table-cell table:style-name="ce153" table:formula="of:=[.C20]/[.$E$18]*[.$G$18]/1000000" office:value-type="float" office:value="0.00000376727682044886" calcext:value-type="float">
            <text:p>0.000004</text:p>
          </table:table-cell>
          <table:table-cell table:style-name="ce153" table:formula="of:=[.D20]/[.$E$18]*[.$G$18]/1000000" office:value-type="float" office:value="5.04437264303729" calcext:value-type="float">
            <text:p>5.044373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front_camera_assy</text:p>
          </table:table-cell>
          <table:table-cell table:style-name="ce17" office:value-type="float" office:value="108602880" calcext:value-type="float">
            <text:p>108,602,880.000000</text:p>
          </table:table-cell>
          <table:table-cell table:style-name="ce17" office:value-type="float" office:value="11.009505" calcext:value-type="float">
            <text:p>11.009505</text:p>
          </table:table-cell>
          <table:table-cell table:style-name="ce17" office:value-type="float" office:value="-924919.4375" calcext:value-type="float">
            <text:p>-924,919.437500</text:p>
          </table:table-cell>
          <table:table-cell table:style-name="ce17" office:value-type="float" office:value="130192.109375" calcext:value-type="float" table:number-columns-spanned="1" table:number-rows-spanned="3">
            <text:p>130,192.109375</text:p>
          </table:table-cell>
          <table:table-cell table:style-name="ce17" table:formula="of:=[.E21]*[.H21]" office:value-type="float" office:value="130192.109375" calcext:value-type="float" table:number-columns-spanned="1" table:number-rows-spanned="3">
            <text:p>130,192.109375</text:p>
          </table:table-cell>
          <table:table-cell table:style-name="ce139" table:formula="of:=[.I21]/[.H21]" office:value-type="float" office:value="0.0768496552212546" calcext:value-type="float" table:number-columns-spanned="1" table:number-rows-spanned="3">
            <text:p>0.0768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([.F21]/[.$G$38])*[.$G$37]" office:value-type="float" office:value="0.0768496552212546" calcext:value-type="float" table:number-columns-spanned="1" table:number-rows-spanned="3">
            <text:p>0.077</text:p>
          </table:table-cell>
          <table:table-cell table:style-name="ce153" table:formula="of:=[.B21]/[.$E$21]*[.$G$21]/1000000" office:value-type="float" office:value="0.000064105988635575" calcext:value-type="float">
            <text:p>0.000064</text:p>
          </table:table-cell>
          <table:table-cell table:style-name="ce153" table:formula="of:=[.C21]/[.$E$21]*[.$G$21]/1000000" office:value-type="float" office:value="0.00000000000649867851" calcext:value-type="float">
            <text:p>0.000000</text:p>
          </table:table-cell>
          <table:table-cell table:style-name="ce153" table:formula="of:=[.D21]/[.$E$21]*[.$G$21]/1000000" office:value-type="float" office:value="-0.00000054596042894256" calcext:value-type="float">
            <text:p>-0.000001</text:p>
          </table:table-cell>
          <table:table-cell table:style-name="ce17" office:value-type="float" office:value="17.432278" calcext:value-type="float" table:number-columns-spanned="1" table:number-rows-spanned="3">
            <text:p>17.432278</text:p>
          </table:table-cell>
          <table:table-cell table:style-name="ce17" office:value-type="float" office:value="-0.000011" calcext:value-type="float" table:number-columns-spanned="1" table:number-rows-spanned="3">
            <text:p>-0.000011</text:p>
          </table:table-cell>
          <table:table-cell table:style-name="ce17" office:value-type="float" office:value="6.382411" calcext:value-type="float" table:number-columns-spanned="1" table:number-rows-spanned="3">
            <text:p>6.382411</text:p>
          </table:table-cell>
          <table:table-cell table:style-name="ce154" table:formula="of:=[.M21]/1000" office:value-type="float" office:value="0.017432278" calcext:value-type="float" table:number-columns-spanned="1" table:number-rows-spanned="3">
            <text:p>0.017</text:p>
          </table:table-cell>
          <table:table-cell table:style-name="ce154" table:formula="of:=[.N21]/1000" office:value-type="float" office:value="-0.000000011" calcext:value-type="float" table:number-columns-spanned="1" table:number-rows-spanned="3">
            <text:p>0.000</text:p>
          </table:table-cell>
          <table:table-cell table:style-name="ce154" table:formula="of:=[.O21]/1000" office:value-type="float" office:value="0.006382411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21]" office:value-type="float" office:value="11.009505" calcext:value-type="float">
            <text:p>11.009505</text:p>
          </table:table-cell>
          <table:table-cell table:style-name="ce17" office:value-type="float" office:value="35134136" calcext:value-type="float">
            <text:p>35,134,136.000000</text:p>
          </table:table-cell>
          <table:table-cell table:style-name="ce17" office:value-type="float" office:value="12.306601" calcext:value-type="float">
            <text:p>12.306601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2]/[.$E$21]*[.$G$21]/1000000" office:value-type="float" office:value="0.00000000000649867851" calcext:value-type="float">
            <text:p>0.000000</text:p>
          </table:table-cell>
          <table:table-cell table:style-name="ce153" table:formula="of:=[.C22]/[.$E$21]*[.$G$21]/1000000" office:value-type="float" office:value="0.0000207389391804043" calcext:value-type="float">
            <text:p>0.000021</text:p>
          </table:table-cell>
          <table:table-cell table:style-name="ce153" table:formula="of:=[.D22]/[.$E$21]*[.$G$21]/1000000" office:value-type="float" office:value="0.00000000000726432691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21]" office:value-type="float" office:value="-924919.4375" calcext:value-type="float">
            <text:p>-924,919.437500</text:p>
          </table:table-cell>
          <table:table-cell table:style-name="ce133" table:formula="of:=[.D22]" office:value-type="float" office:value="12.306601" calcext:value-type="float">
            <text:p>12.306601</text:p>
          </table:table-cell>
          <table:table-cell table:style-name="ce17" office:value-type="float" office:value="93662920" calcext:value-type="float">
            <text:p>93,662,920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3]/[.$E$21]*[.$G$21]/1000000" office:value-type="float" office:value="-0.00000054596042894256" calcext:value-type="float">
            <text:p>-0.000001</text:p>
          </table:table-cell>
          <table:table-cell table:style-name="ce153" table:formula="of:=[.C23]/[.$E$21]*[.$G$21]/1000000" office:value-type="float" office:value="0.00000000000726432691" calcext:value-type="float">
            <text:p>0.000000</text:p>
          </table:table-cell>
          <table:table-cell table:style-name="ce153" table:formula="of:=[.D23]/[.$E$21]*[.$G$21]/1000000" office:value-type="float" office:value="0.0000552872454680278" calcext:value-type="float">
            <text:p>0.000055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amp_assy</text:p>
          </table:table-cell>
          <table:table-cell table:style-name="ce17" office:value-type="float" office:value="58955012" calcext:value-type="float">
            <text:p>58,955,012.000000</text:p>
          </table:table-cell>
          <table:table-cell table:style-name="ce17" office:value-type="float" office:value="0.525615" calcext:value-type="float">
            <text:p>0.525615</text:p>
          </table:table-cell>
          <table:table-cell table:style-name="ce17" office:value-type="float" office:value="-32.13868" calcext:value-type="float">
            <text:p>-32.138680</text:p>
          </table:table-cell>
          <table:table-cell table:style-name="ce17" office:value-type="float" office:value="67417.8125" calcext:value-type="float" table:number-columns-spanned="1" table:number-rows-spanned="3">
            <text:p>67,417.812500</text:p>
          </table:table-cell>
          <table:table-cell table:style-name="ce17" table:formula="of:=[.E24]*[.H24]" office:value-type="float" office:value="269671.25" calcext:value-type="float" table:number-columns-spanned="1" table:number-rows-spanned="3">
            <text:p>269,671.250000</text:p>
          </table:table-cell>
          <table:table-cell table:style-name="ce139" table:formula="of:=[.I24]/[.H24]" office:value-type="float" office:value="0.0397953122602304" calcext:value-type="float" table:number-columns-spanned="1" table:number-rows-spanned="3">
            <text:p>0.0398</text:p>
          </table:table-cell>
          <table:table-cell table:style-name="ce145" office:value-type="float" office:value="4" calcext:value-type="float" table:number-columns-spanned="1" table:number-rows-spanned="3">
            <text:p>4</text:p>
          </table:table-cell>
          <table:table-cell table:style-name="ce149" table:formula="of:=([.F24]/[.$G$38])*[.$G$37]" office:value-type="float" office:value="0.159181249040921" calcext:value-type="float" table:number-columns-spanned="1" table:number-rows-spanned="3">
            <text:p>0.159</text:p>
          </table:table-cell>
          <table:table-cell table:style-name="ce153" table:formula="of:=[.B24]/[.$E$24]*[.$G$24]/1000000" office:value-type="float" office:value="0.0000347998996829751" calcext:value-type="float">
            <text:p>0.000035</text:p>
          </table:table-cell>
          <table:table-cell table:style-name="ce153" table:formula="of:=[.C24]/[.$E$24]*[.$G$24]/1000000" office:value-type="float" office:value="0.00000000000031025944" calcext:value-type="float">
            <text:p>0.000000</text:p>
          </table:table-cell>
          <table:table-cell table:style-name="ce153" table:formula="of:=[.D24]/[.$E$24]*[.$G$24]/1000000" office:value-type="float" office:value="-0.00000000001897078471" calcext:value-type="float">
            <text:p>0.000000</text:p>
          </table:table-cell>
          <table:table-cell table:style-name="ce17" office:value-type="float" office:value="13.273251" calcext:value-type="float" table:number-columns-spanned="1" table:number-rows-spanned="3">
            <text:p>13.273251</text:p>
          </table:table-cell>
          <table:table-cell table:style-name="ce17" office:value-type="float" office:value="-0.000004" calcext:value-type="float" table:number-columns-spanned="1" table:number-rows-spanned="3">
            <text:p>-0.000004</text:p>
          </table:table-cell>
          <table:table-cell table:style-name="ce17" office:value-type="float" office:value="47.500027" calcext:value-type="float" table:number-columns-spanned="1" table:number-rows-spanned="3">
            <text:p>47.500027</text:p>
          </table:table-cell>
          <table:table-cell table:style-name="ce154" table:formula="of:=[.M24]/1000" office:value-type="float" office:value="0.013273251" calcext:value-type="float" table:number-columns-spanned="1" table:number-rows-spanned="3">
            <text:p>0.013</text:p>
          </table:table-cell>
          <table:table-cell table:style-name="ce154" table:formula="of:=[.N24]/1000" office:value-type="float" office:value="-0.000000004" calcext:value-type="float" table:number-columns-spanned="1" table:number-rows-spanned="3">
            <text:p>0.000</text:p>
          </table:table-cell>
          <table:table-cell table:style-name="ce154" table:formula="of:=[.O24]/1000" office:value-type="float" office:value="0.047500027" calcext:value-type="float" table:number-columns-spanned="1" table:number-rows-spanned="3">
            <text:p>0.048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24]" office:value-type="float" office:value="0.525615" calcext:value-type="float">
            <text:p>0.525615</text:p>
          </table:table-cell>
          <table:table-cell table:style-name="ce17" office:value-type="float" office:value="60176052" calcext:value-type="float">
            <text:p>60,176,052.000000</text:p>
          </table:table-cell>
          <table:table-cell table:style-name="ce17" office:value-type="float" office:value="186.697784" calcext:value-type="float">
            <text:p>186.697784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5]/[.$E$24]*[.$G$24]/1000000" office:value-type="float" office:value="0.00000000000031025944" calcext:value-type="float">
            <text:p>0.000000</text:p>
          </table:table-cell>
          <table:table-cell table:style-name="ce153" table:formula="of:=[.C25]/[.$E$24]*[.$G$24]/1000000" office:value-type="float" office:value="0.0000355206538320694" calcext:value-type="float">
            <text:p>0.000036</text:p>
          </table:table-cell>
          <table:table-cell table:style-name="ce153" table:formula="of:=[.D25]/[.$E$24]*[.$G$24]/1000000" office:value-type="float" office:value="0.00000000011020376273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24]" office:value-type="float" office:value="-32.13868" calcext:value-type="float">
            <text:p>-32.138680</text:p>
          </table:table-cell>
          <table:table-cell table:style-name="ce133" table:formula="of:=[.D25]" office:value-type="float" office:value="186.697784" calcext:value-type="float">
            <text:p>186.697784</text:p>
          </table:table-cell>
          <table:table-cell table:style-name="ce17" office:value-type="float" office:value="7422518.5" calcext:value-type="float">
            <text:p>7,422,518.5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6]/[.$E$24]*[.$G$24]/1000000" office:value-type="float" office:value="-0.00000000001897078471" calcext:value-type="float">
            <text:p>0.000000</text:p>
          </table:table-cell>
          <table:table-cell table:style-name="ce153" table:formula="of:=[.C26]/[.$E$24]*[.$G$24]/1000000" office:value-type="float" office:value="0.00000000011020376273" calcext:value-type="float">
            <text:p>0.000000</text:p>
          </table:table-cell>
          <table:table-cell table:style-name="ce153" table:formula="of:=[.D26]/[.$E$24]*[.$G$24]/1000000" office:value-type="float" office:value="0.00000438135606172088" calcext:value-type="float">
            <text:p>0.000004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main_wheel</text:p>
          </table:table-cell>
          <table:table-cell table:style-name="ce17" office:value-type="float" office:value="3143329024" calcext:value-type="float">
            <text:p>3,143,329,024.000000</text:p>
          </table:table-cell>
          <table:table-cell table:style-name="ce17" office:value-type="float" office:value="11769.918945" calcext:value-type="float">
            <text:p>11,769.918945</text:p>
          </table:table-cell>
          <table:table-cell table:style-name="ce17" office:value-type="float" office:value="-20965.482422" calcext:value-type="float">
            <text:p>-20,965.482422</text:p>
          </table:table-cell>
          <table:table-cell table:style-name="ce17" office:value-type="float" office:value="993654.5" calcext:value-type="float" table:number-columns-spanned="1" table:number-rows-spanned="3">
            <text:p>993,654.500000</text:p>
          </table:table-cell>
          <table:table-cell table:style-name="ce17" table:formula="of:=[.E27]*[.H27]" office:value-type="float" office:value="1987309" calcext:value-type="float" table:number-columns-spanned="1" table:number-rows-spanned="3">
            <text:p>1,987,309.000000</text:p>
          </table:table-cell>
          <table:table-cell table:style-name="ce139" table:formula="of:=[.I27]/[.H27]" office:value-type="float" office:value="0.586533286084936" calcext:value-type="float" table:number-columns-spanned="1" table:number-rows-spanned="3">
            <text:p>0.5865</text:p>
          </table:table-cell>
          <table:table-cell table:style-name="ce145" office:value-type="float" office:value="2" calcext:value-type="float" table:number-columns-spanned="1" table:number-rows-spanned="3">
            <text:p>2</text:p>
          </table:table-cell>
          <table:table-cell table:style-name="ce149" table:formula="of:=([.F27]/[.$G$38])*[.$G$37]" office:value-type="float" office:value="1.17306657216987" calcext:value-type="float" table:number-columns-spanned="1" table:number-rows-spanned="3">
            <text:p>1.173</text:p>
          </table:table-cell>
          <table:table-cell table:style-name="ce153" table:formula="of:=[.B27]/[.$E$27]*[.$G$27]/1000000" office:value-type="float" office:value="0.00185544080129751" calcext:value-type="float">
            <text:p>0.001855</text:p>
          </table:table-cell>
          <table:table-cell table:style-name="ce153" table:formula="of:=[.C27]/[.$E$27]*[.$G$27]/1000000" office:value-type="float" office:value="0.00000000694753481795" calcext:value-type="float">
            <text:p>0.000000</text:p>
          </table:table-cell>
          <table:table-cell table:style-name="ce153" table:formula="of:=[.D27]/[.$E$27]*[.$G$27]/1000000" office:value-type="float" office:value="-0.00000001237548191985" calcext:value-type="float">
            <text:p>0.000000</text:p>
          </table:table-cell>
          <table:table-cell table:style-name="ce17" office:value-type="float" office:value="-11.000558" calcext:value-type="float" table:number-columns-spanned="1" table:number-rows-spanned="3">
            <text:p>-11.000558</text:p>
          </table:table-cell>
          <table:table-cell table:style-name="ce17" office:value-type="float" office:value="-0.000968" calcext:value-type="float" table:number-columns-spanned="1" table:number-rows-spanned="3">
            <text:p>-0.000968</text:p>
          </table:table-cell>
          <table:table-cell table:style-name="ce17" office:value-type="float" office:value="0.000295" calcext:value-type="float" table:number-columns-spanned="1" table:number-rows-spanned="3">
            <text:p>0.000295</text:p>
          </table:table-cell>
          <table:table-cell table:style-name="ce154" table:formula="of:=[.M27]/1000" office:value-type="float" office:value="-0.011000558" calcext:value-type="float" table:number-columns-spanned="1" table:number-rows-spanned="3">
            <text:p>-0.011</text:p>
          </table:table-cell>
          <table:table-cell table:style-name="ce154" table:formula="of:=[.N27]/1000" office:value-type="float" office:value="-0.000000968" calcext:value-type="float" table:number-columns-spanned="1" table:number-rows-spanned="3">
            <text:p>0.000</text:p>
          </table:table-cell>
          <table:table-cell table:style-name="ce154" table:formula="of:=[.O27]/1000" office:value-type="float" office:value="0.00000029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27]" office:value-type="float" office:value="11769.918945" calcext:value-type="float">
            <text:p>11,769.918945</text:p>
          </table:table-cell>
          <table:table-cell table:style-name="ce17" office:value-type="float" office:value="1776514944" calcext:value-type="float">
            <text:p>1,776,514,944.000000</text:p>
          </table:table-cell>
          <table:table-cell table:style-name="ce17" office:value-type="float" office:value="3386.311768" calcext:value-type="float">
            <text:p>3,386.311768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8]/[.$E$27]*[.$G$27]/1000000" office:value-type="float" office:value="0.00000000694753481795" calcext:value-type="float">
            <text:p>0.000000</text:p>
          </table:table-cell>
          <table:table-cell table:style-name="ce153" table:formula="of:=[.C28]/[.$E$27]*[.$G$27]/1000000" office:value-type="float" office:value="0.00104863928848842" calcext:value-type="float">
            <text:p>0.001049</text:p>
          </table:table-cell>
          <table:table-cell table:style-name="ce153" table:formula="of:=[.D28]/[.$E$27]*[.$G$27]/1000000" office:value-type="float" office:value="0.00000000199886838835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27]" office:value-type="float" office:value="-20965.482422" calcext:value-type="float">
            <text:p>-20,965.482422</text:p>
          </table:table-cell>
          <table:table-cell table:style-name="ce133" table:formula="of:=[.D28]" office:value-type="float" office:value="3386.311768" calcext:value-type="float">
            <text:p>3,386.311768</text:p>
          </table:table-cell>
          <table:table-cell table:style-name="ce17" office:value-type="float" office:value="1776760320" calcext:value-type="float">
            <text:p>1,776,760,320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29]/[.$E$27]*[.$G$27]/1000000" office:value-type="float" office:value="-0.00000001237548191985" calcext:value-type="float">
            <text:p>0.000000</text:p>
          </table:table-cell>
          <table:table-cell table:style-name="ce153" table:formula="of:=[.C29]/[.$E$27]*[.$G$27]/1000000" office:value-type="float" office:value="0.00000000199886838835" calcext:value-type="float">
            <text:p>0.000000</text:p>
          </table:table-cell>
          <table:table-cell table:style-name="ce153" table:formula="of:=[.D29]/[.$E$27]*[.$G$27]/1000000" office:value-type="float" office:value="0.00104878412876399" calcext:value-type="float">
            <text:p>0.001049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plate_up</text:p>
          </table:table-cell>
          <table:table-cell table:style-name="ce17" office:value-type="float" office:value="251069136896" calcext:value-type="float">
            <text:p>251,069,136,896.000000</text:p>
          </table:table-cell>
          <table:table-cell table:style-name="ce17" office:value-type="float" office:value="6240574" calcext:value-type="float">
            <text:p>6,240,574.000000</text:p>
          </table:table-cell>
          <table:table-cell table:style-name="ce17" office:value-type="float" office:value="-56598.90625" calcext:value-type="float">
            <text:p>-56,598.906250</text:p>
          </table:table-cell>
          <table:table-cell table:style-name="ce17" office:value-type="float" office:value="10401525" calcext:value-type="float" table:number-columns-spanned="1" table:number-rows-spanned="3">
            <text:p>10,401,525.000000</text:p>
          </table:table-cell>
          <table:table-cell table:style-name="ce17" table:formula="of:=[.E30]*[.H30]" office:value-type="float" office:value="10401525" calcext:value-type="float" table:number-columns-spanned="1" table:number-rows-spanned="3">
            <text:p>10,401,525.000000</text:p>
          </table:table-cell>
          <table:table-cell table:style-name="ce139" table:formula="of:=[.I30]/[.H30]" office:value-type="float" office:value="6.13980074416672" calcext:value-type="float" table:number-columns-spanned="1" table:number-rows-spanned="3">
            <text:p>6.1398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([.F30]/[.$G$38])*[.$G$37]" office:value-type="float" office:value="6.13980074416672" calcext:value-type="float" table:number-columns-spanned="1" table:number-rows-spanned="3">
            <text:p>6.140</text:p>
          </table:table-cell>
          <table:table-cell table:style-name="ce153" table:formula="of:=[.B30]/[.$E$30]*[.$G$30]/1000000" office:value-type="float" office:value="0.1482008141644" calcext:value-type="float">
            <text:p>0.148201</text:p>
          </table:table-cell>
          <table:table-cell table:style-name="ce153" table:formula="of:=[.C30]/[.$E$30]*[.$G$30]/1000000" office:value-type="float" office:value="0.00000368367916139484" calcext:value-type="float">
            <text:p>0.000004</text:p>
          </table:table-cell>
          <table:table-cell table:style-name="ce153" table:formula="of:=[.D30]/[.$E$30]*[.$G$30]/1000000" office:value-type="float" office:value="-0.00000003340914017058" calcext:value-type="float">
            <text:p>0.000000</text:p>
          </table:table-cell>
          <table:table-cell table:style-name="ce17" office:value-type="float" office:value="0.000664" calcext:value-type="float" table:number-columns-spanned="1" table:number-rows-spanned="3">
            <text:p>0.000664</text:p>
          </table:table-cell>
          <table:table-cell table:style-name="ce17" office:value-type="float" office:value="-0.000078" calcext:value-type="float" table:number-columns-spanned="1" table:number-rows-spanned="3">
            <text:p>-0.000078</text:p>
          </table:table-cell>
          <table:table-cell table:style-name="ce17" office:value-type="float" office:value="-1.612175" calcext:value-type="float" table:number-columns-spanned="1" table:number-rows-spanned="3">
            <text:p>-1.612175</text:p>
          </table:table-cell>
          <table:table-cell table:style-name="ce154" table:formula="of:=[.M30]/1000" office:value-type="float" office:value="0.000000664" calcext:value-type="float" table:number-columns-spanned="1" table:number-rows-spanned="3">
            <text:p>0.000</text:p>
          </table:table-cell>
          <table:table-cell table:style-name="ce154" table:formula="of:=[.N30]/1000" office:value-type="float" office:value="-0.000000078" calcext:value-type="float" table:number-columns-spanned="1" table:number-rows-spanned="3">
            <text:p>0.000</text:p>
          </table:table-cell>
          <table:table-cell table:style-name="ce154" table:formula="of:=[.O30]/1000" office:value-type="float" office:value="-0.001612175" calcext:value-type="float" table:number-columns-spanned="1" table:number-rows-spanned="3">
            <text:p>-0.002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30]" office:value-type="float" office:value="6240574" calcext:value-type="float">
            <text:p>6,240,574.000000</text:p>
          </table:table-cell>
          <table:table-cell table:style-name="ce17" office:value-type="float" office:value="599781867520" calcext:value-type="float">
            <text:p>599,781,867,520.000000</text:p>
          </table:table-cell>
          <table:table-cell table:style-name="ce17" office:value-type="float" office:value="2910.903564" calcext:value-type="float">
            <text:p>2,910.903564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31]/[.$E$30]*[.$G$30]/1000000" office:value-type="float" office:value="0.00000368367916139484" calcext:value-type="float">
            <text:p>0.000004</text:p>
          </table:table-cell>
          <table:table-cell table:style-name="ce153" table:formula="of:=[.C31]/[.$E$30]*[.$G$30]/1000000" office:value-type="float" office:value="0.354038581509635" calcext:value-type="float">
            <text:p>0.354039</text:p>
          </table:table-cell>
          <table:table-cell table:style-name="ce153" table:formula="of:=[.D31]/[.$E$30]*[.$G$30]/1000000" office:value-type="float" office:value="0.00000000171824495624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30]" office:value-type="float" office:value="-56598.90625" calcext:value-type="float">
            <text:p>-56,598.906250</text:p>
          </table:table-cell>
          <table:table-cell table:style-name="ce133" table:formula="of:=[.D31]" office:value-type="float" office:value="2910.903564" calcext:value-type="float">
            <text:p>2,910.903564</text:p>
          </table:table-cell>
          <table:table-cell table:style-name="ce17" office:value-type="float" office:value="849948377088" calcext:value-type="float">
            <text:p>849,948,377,088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32]/[.$E$30]*[.$G$30]/1000000" office:value-type="float" office:value="-0.00000003340914017058" calcext:value-type="float">
            <text:p>0.000000</text:p>
          </table:table-cell>
          <table:table-cell table:style-name="ce153" table:formula="of:=[.C32]/[.$E$30]*[.$G$30]/1000000" office:value-type="float" office:value="0.00000000171824495624" calcext:value-type="float">
            <text:p>0.000000</text:p>
          </table:table-cell>
          <table:table-cell table:style-name="ce153" table:formula="of:=[.D32]/[.$E$30]*[.$G$30]/1000000" office:value-type="float" office:value="0.501706593806985" calcext:value-type="float">
            <text:p>0.501707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sick_lidar_assy</text:p>
          </table:table-cell>
          <table:table-cell table:style-name="ce17" office:value-type="float" office:value="192733184" calcext:value-type="float">
            <text:p>192,733,184.000000</text:p>
          </table:table-cell>
          <table:table-cell table:style-name="ce17" office:value-type="float" office:value="38586.1875" calcext:value-type="float">
            <text:p>38,586.187500</text:p>
          </table:table-cell>
          <table:table-cell table:style-name="ce17" office:value-type="float" office:value="2849063.5" calcext:value-type="float">
            <text:p>2,849,063.500000</text:p>
          </table:table-cell>
          <table:table-cell table:style-name="ce17" office:value-type="float" office:value="248506.703125" calcext:value-type="float" table:number-columns-spanned="1" table:number-rows-spanned="3">
            <text:p>248,506.703125</text:p>
          </table:table-cell>
          <table:table-cell table:style-name="ce17" table:formula="of:=[.E33]*[.H33]" office:value-type="float" office:value="497013.40625" calcext:value-type="float" table:number-columns-spanned="1" table:number-rows-spanned="3">
            <text:p>497,013.406250</text:p>
          </table:table-cell>
          <table:table-cell table:style-name="ce139" table:formula="of:=[.I33]/[.H33]" office:value-type="float" office:value="0.146688263574552" calcext:value-type="float" table:number-columns-spanned="1" table:number-rows-spanned="3">
            <text:p>0.1467</text:p>
          </table:table-cell>
          <table:table-cell table:style-name="ce145" office:value-type="float" office:value="2" calcext:value-type="float" table:number-columns-spanned="1" table:number-rows-spanned="3">
            <text:p>2</text:p>
          </table:table-cell>
          <table:table-cell table:style-name="ce149" table:formula="of:=([.F33]/[.$G$38])*[.$G$37]" office:value-type="float" office:value="0.293376527149104" calcext:value-type="float" table:number-columns-spanned="1" table:number-rows-spanned="3">
            <text:p>0.293</text:p>
          </table:table-cell>
          <table:table-cell table:style-name="ce153" table:formula="of:=[.B33]/[.$E$33]*[.$G$33]/1000000" office:value-type="float" office:value="0.000113766332008895" calcext:value-type="float">
            <text:p>0.000114</text:p>
          </table:table-cell>
          <table:table-cell table:style-name="ce153" table:formula="of:=[.C33]/[.$E$33]*[.$G$33]/1000000" office:value-type="float" office:value="0.0000000227766123455" calcext:value-type="float">
            <text:p>0.000000</text:p>
          </table:table-cell>
          <table:table-cell table:style-name="ce153" table:formula="of:=[.D33]/[.$E$33]*[.$G$33]/1000000" office:value-type="float" office:value="0.00000168174207123266" calcext:value-type="float">
            <text:p>0.000002</text:p>
          </table:table-cell>
          <table:table-cell table:style-name="ce17" office:value-type="float" office:value="-2.335873" calcext:value-type="float" table:number-columns-spanned="1" table:number-rows-spanned="3">
            <text:p>-2.335873</text:p>
          </table:table-cell>
          <table:table-cell table:style-name="ce17" office:value-type="float" office:value="-34.409458" calcext:value-type="float" table:number-columns-spanned="1" table:number-rows-spanned="3">
            <text:p>-34.409458</text:p>
          </table:table-cell>
          <table:table-cell table:style-name="ce17" office:value-type="float" office:value="35.894726" calcext:value-type="float" table:number-columns-spanned="1" table:number-rows-spanned="3">
            <text:p>35.894726</text:p>
          </table:table-cell>
          <table:table-cell table:style-name="ce154" table:formula="of:=[.M33]/1000" office:value-type="float" office:value="-0.002335873" calcext:value-type="float" table:number-columns-spanned="1" table:number-rows-spanned="3">
            <text:p>-0.002</text:p>
          </table:table-cell>
          <table:table-cell table:style-name="ce154" table:formula="of:=[.N33]/1000" office:value-type="float" office:value="-0.034409458" calcext:value-type="float" table:number-columns-spanned="1" table:number-rows-spanned="3">
            <text:p>-0.034</text:p>
          </table:table-cell>
          <table:table-cell table:style-name="ce154" table:formula="of:=[.O33]/1000" office:value-type="float" office:value="0.03589472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33" table:formula="of:=[.C33]" office:value-type="float" office:value="38586.1875" calcext:value-type="float">
            <text:p>38,586.187500</text:p>
          </table:table-cell>
          <table:table-cell table:style-name="ce17" office:value-type="float" office:value="177676912" calcext:value-type="float">
            <text:p>177,676,912.000000</text:p>
          </table:table-cell>
          <table:table-cell table:style-name="ce17" office:value-type="float" office:value="-43014.628906" calcext:value-type="float">
            <text:p>-43,014.628906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34]/[.$E$33]*[.$G$33]/1000000" office:value-type="float" office:value="0.0000000227766123455" calcext:value-type="float">
            <text:p>0.000000</text:p>
          </table:table-cell>
          <table:table-cell table:style-name="ce153" table:formula="of:=[.C34]/[.$E$33]*[.$G$33]/1000000" office:value-type="float" office:value="0.000104878932321832" calcext:value-type="float">
            <text:p>0.000105</text:p>
          </table:table-cell>
          <table:table-cell table:style-name="ce153" table:formula="of:=[.D34]/[.$E$33]*[.$G$33]/1000000" office:value-type="float" office:value="-0.00000002539062787112" calcext:value-type="float">
            <text:p>0.000000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3">
          <table:covered-table-cell table:style-name="ce131"/>
          <table:table-cell table:style-name="ce133" table:formula="of:=[.D33]" office:value-type="float" office:value="2849063.5" calcext:value-type="float">
            <text:p>2,849,063.500000</text:p>
          </table:table-cell>
          <table:table-cell table:style-name="ce133" table:formula="of:=[.D34]" office:value-type="float" office:value="-43014.628906" calcext:value-type="float">
            <text:p>-43,014.628906</text:p>
          </table:table-cell>
          <table:table-cell table:style-name="ce17" office:value-type="float" office:value="131333000" calcext:value-type="float">
            <text:p>131,333,000.000000</text:p>
          </table:table-cell>
          <table:covered-table-cell table:number-columns-repeated="2" table:style-name="ce132"/>
          <table:covered-table-cell table:style-name="ce140"/>
          <table:covered-table-cell table:style-name="ce146"/>
          <table:covered-table-cell table:style-name="ce150"/>
          <table:table-cell table:style-name="ce153" table:formula="of:=[.B35]/[.$E$33]*[.$G$33]/1000000" office:value-type="float" office:value="0.00000168174207123266" calcext:value-type="float">
            <text:p>0.000002</text:p>
          </table:table-cell>
          <table:table-cell table:style-name="ce153" table:formula="of:=[.C35]/[.$E$33]*[.$G$33]/1000000" office:value-type="float" office:value="-0.00000002539062787112" calcext:value-type="float">
            <text:p>0.000000</text:p>
          </table:table-cell>
          <table:table-cell table:style-name="ce153" table:formula="of:=[.D35]/[.$E$33]*[.$G$33]/1000000" office:value-type="float" office:value="0.00007752309888537" calcext:value-type="float">
            <text:p>0.000078</text:p>
          </table:table-cell>
          <table:covered-table-cell table:number-columns-repeated="3" table:style-name="ce132"/>
          <table:covered-table-cell table:number-columns-repeated="3" table:style-name="ce155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APPROX.)</text:p>
          </table:table-cell>
          <table:covered-table-cell table:style-name="ce22"/>
          <table:table-cell table:style-name="ce22"/>
          <table:table-cell table:style-name="ce141" office:value-type="float" office:value="97" calcext:value-type="float">
            <text:p>97.0000</text:p>
          </table:table-cell>
          <table:table-cell table:style-name="ce147"/>
          <table:table-cell table:style-name="ce141"/>
          <table:table-cell table:number-columns-repeated="11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VOLUME</text:p>
          </table:table-cell>
          <table:covered-table-cell table:style-name="ce22"/>
          <table:table-cell table:style-name="ce22"/>
          <table:table-cell table:style-name="ce142" table:formula="of:=SUM([.F3];[.F6];[.F9];[.F12];[.F15];[.F18];[.F21];[.F24];[.F27];[.F30];[.F33])" office:value-type="float" office:value="164329099.109377" calcext:value-type="float">
            <text:p>164329099.1094</text:p>
          </table:table-cell>
          <table:table-cell table:style-name="ce148"/>
          <table:table-cell table:style-name="ce142"/>
          <table:table-cell/>
          <table:table-cell table:formula="of:=[.E3]-[.E18]" office:value-type="float" office:value="95533512" calcext:value-type="float">
            <text:p>95533512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BY VOLUME)</text:p>
          </table:table-cell>
          <table:covered-table-cell table:style-name="ce22"/>
          <table:table-cell table:style-name="ce22"/>
          <table:table-cell table:style-name="ce142" table:formula="of:=SUM([.I3];[.I6];[.I9];[.I12];[.I15];[.I18];[.I21];[.I24];[.I27];[.I30];[.I33])" office:value-type="float" office:value="97" calcext:value-type="float">
            <text:p>97.0000</text:p>
          </table:table-cell>
          <table:table-cell table:style-name="ce148"/>
          <table:table-cell table:style-name="ce142"/>
          <table:table-cell table:number-columns-repeated="11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LC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137"/>
        <table:table-column table:style-name="co20" table:default-cell-style-name="ce143"/>
        <table:table-column table:style-name="co21" table:default-cell-style-name="ce137"/>
        <table:table-column table:style-name="co21" table:number-columns-repeated="3" table:default-cell-style-name="ce151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38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38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30" office:value-type="string" calcext:value-type="string" table:number-columns-spanned="1" table:number-rows-spanned="3">
            <text:p>base_link</text:p>
          </table:table-cell>
          <table:table-cell table:style-name="ce42" office:value-type="float" office:value="3276309266432" calcext:value-type="float">
            <text:p>3,276,309,266,432.000000</text:p>
          </table:table-cell>
          <table:table-cell table:style-name="ce42" office:value-type="float" office:value="32542832640" calcext:value-type="float">
            <text:p>32,542,832,640.000000</text:p>
          </table:table-cell>
          <table:table-cell table:style-name="ce42" office:value-type="float" office:value="-137832136704" calcext:value-type="float">
            <text:p>-137,832,136,704.000000</text:p>
          </table:table-cell>
          <table:table-cell table:style-name="ce42" office:value-type="float" office:value="113767680" calcext:value-type="float" table:number-columns-spanned="1" table:number-rows-spanned="3">
            <text:p>113,767,680.000000</text:p>
          </table:table-cell>
          <table:table-cell table:style-name="ce4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159" office:value-type="float" office:value="67.0840168817732" calcext:value-type="float" table:number-columns-spanned="1" table:number-rows-spanned="3">
            <text:p>67.084017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166" table:formula="of:=[.B3]/[.$E$3]*[.$G$3]/1000000" office:value-type="float" office:value="1.9319018032119" calcext:value-type="float">
            <text:p>1.931902</text:p>
          </table:table-cell>
          <table:table-cell table:style-name="ce166" table:formula="of:=[.C3]/[.$E$3]*[.$G$3]/1000000" office:value-type="float" office:value="0.0191891399578727" calcext:value-type="float">
            <text:p>0.019189</text:p>
          </table:table-cell>
          <table:table-cell table:style-name="ce166" table:formula="of:=[.D3]/[.$E$3]*[.$G$3]/1000000" office:value-type="float" office:value="-0.0812738150721014" calcext:value-type="float">
            <text:p>-0.081274</text:p>
          </table:table-cell>
          <table:table-cell table:style-name="ce42" office:value-type="float" office:value="9.696296" calcext:value-type="float" table:number-columns-spanned="1" table:number-rows-spanned="3">
            <text:p>9.696296</text:p>
          </table:table-cell>
          <table:table-cell table:style-name="ce42" office:value-type="float" office:value="-0.195788" calcext:value-type="float" table:number-columns-spanned="1" table:number-rows-spanned="3">
            <text:p>-0.195788</text:p>
          </table:table-cell>
          <table:table-cell table:style-name="ce42" office:value-type="float" office:value="70.314941" calcext:value-type="float" table:number-columns-spanned="1" table:number-rows-spanned="3">
            <text:p>70.314941</text:p>
          </table:table-cell>
          <table:table-cell table:style-name="ce167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167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167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]" office:value-type="float" office:value="32542832640" calcext:value-type="float">
            <text:p>32,542,832,640.000000</text:p>
          </table:table-cell>
          <table:table-cell table:style-name="ce42" office:value-type="float" office:value="7661560004608" calcext:value-type="float">
            <text:p>7,661,560,004,608.000000</text:p>
          </table:table-cell>
          <table:table-cell table:style-name="ce42" office:value-type="float" office:value="-87177576" calcext:value-type="float">
            <text:p>-87,177,576.000000</text:p>
          </table:table-cell>
          <table:covered-table-cell table:number-columns-repeated="2" table:style-name="ce156"/>
          <table:covered-table-cell table:style-name="ce160"/>
          <table:covered-table-cell table:style-name="ce163"/>
          <table:covered-table-cell table:style-name="ce164"/>
          <table:table-cell table:style-name="ce166" table:formula="of:=[.B4]/[.$E$3]*[.$G$3]/1000000" office:value-type="float" office:value="0.0191891399578727" calcext:value-type="float">
            <text:p>0.019189</text:p>
          </table:table-cell>
          <table:table-cell table:style-name="ce166" table:formula="of:=[.C4]/[.$E$3]*[.$G$3]/1000000" office:value-type="float" office:value="4.51769976051055" calcext:value-type="float">
            <text:p>4.517700</text:p>
          </table:table-cell>
          <table:table-cell table:style-name="ce166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]" office:value-type="float" office:value="-137832136704" calcext:value-type="float">
            <text:p>-137,832,136,704.000000</text:p>
          </table:table-cell>
          <table:table-cell table:style-name="ce157" table:formula="of:=[.D4]" office:value-type="float" office:value="-87177576" calcext:value-type="float">
            <text:p>-87,177,576.000000</text:p>
          </table:table-cell>
          <table:table-cell table:style-name="ce42" office:value-type="float" office:value="9869548584960" calcext:value-type="float">
            <text:p>9,869,548,584,960.000000</text:p>
          </table:table-cell>
          <table:covered-table-cell table:number-columns-repeated="2" table:style-name="ce156"/>
          <table:covered-table-cell table:style-name="ce160"/>
          <table:covered-table-cell table:style-name="ce163"/>
          <table:covered-table-cell table:style-name="ce164"/>
          <table:table-cell table:style-name="ce166" table:formula="of:=[.B5]/[.$E$3]*[.$G$3]/1000000" office:value-type="float" office:value="-0.0812738150721014" calcext:value-type="float">
            <text:p>-0.081274</text:p>
          </table:table-cell>
          <table:table-cell table:style-name="ce166" table:formula="of:=[.C5]/[.$E$3]*[.$G$3]/1000000" office:value-type="float" office:value="-0.0000514049506863115" calcext:value-type="float">
            <text:p>-0.000051</text:p>
          </table:table-cell>
          <table:table-cell table:style-name="ce166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bumper_assy</text:p>
          </table:table-cell>
          <table:table-cell table:style-name="ce42" office:value-type="float" office:value="133765256" calcext:value-type="float">
            <text:p>133,765,256.000000</text:p>
          </table:table-cell>
          <table:table-cell table:style-name="ce42" office:value-type="float" office:value="-16.157869" calcext:value-type="float">
            <text:p>-16.157869</text:p>
          </table:table-cell>
          <table:table-cell table:style-name="ce42" office:value-type="float" office:value="1.310503" calcext:value-type="float">
            <text:p>1.310503</text:p>
          </table:table-cell>
          <table:table-cell table:style-name="ce42" office:value-type="float" office:value="597195.375" calcext:value-type="float" table:number-columns-spanned="1" table:number-rows-spanned="3">
            <text:p>597,195.375000</text:p>
          </table:table-cell>
          <table:table-cell table:style-name="ce4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159" office:value-type="float" office:value="0.194663399730195" calcext:value-type="float" table:number-columns-spanned="1" table:number-rows-spanned="3">
            <text:p>0.194663</text:p>
          </table:table-cell>
          <table:table-cell table:style-name="ce162" office:value-type="float" office:value="2" calcext:value-type="float" table:number-columns-spanned="1" table:number-rows-spanned="3">
            <text:p>2</text:p>
          </table:table-cell>
          <table:table-cell table:style-name="ce164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166" table:formula="of:=[.B6]/[.$E$6]*[.$G$6]/1000000" office:value-type="float" office:value="0.0000436024801744988" calcext:value-type="float">
            <text:p>0.000044</text:p>
          </table:table-cell>
          <table:table-cell table:style-name="ce166" table:formula="of:=[.C6]/[.$E$6]*[.$G$6]/1000000" office:value-type="float" office:value="-0.00000000000526686214" calcext:value-type="float">
            <text:p>0.000000</text:p>
          </table:table-cell>
          <table:table-cell table:style-name="ce166" table:formula="of:=[.D6]/[.$E$6]*[.$G$6]/1000000" office:value-type="float" office:value="0.00000000000042717506" calcext:value-type="float">
            <text:p>0.000000</text:p>
          </table:table-cell>
          <table:table-cell table:style-name="ce42" office:value-type="float" office:value="-0.000001" calcext:value-type="float" table:number-columns-spanned="1" table:number-rows-spanned="3">
            <text:p>-0.000001</text:p>
          </table:table-cell>
          <table:table-cell table:style-name="ce42" office:value-type="float" office:value="3.261589" calcext:value-type="float" table:number-columns-spanned="1" table:number-rows-spanned="3">
            <text:p>3.261589</text:p>
          </table:table-cell>
          <table:table-cell table:style-name="ce42" office:value-type="float" office:value="5" calcext:value-type="float" table:number-columns-spanned="1" table:number-rows-spanned="3">
            <text:p>5.000000</text:p>
          </table:table-cell>
          <table:table-cell table:style-name="ce167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167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167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6]" office:value-type="float" office:value="-16.157869" calcext:value-type="float">
            <text:p>-16.157869</text:p>
          </table:table-cell>
          <table:table-cell table:style-name="ce42" office:value-type="float" office:value="11057280000" calcext:value-type="float">
            <text:p>11,057,280,000.000000</text:p>
          </table:table-cell>
          <table:table-cell table:style-name="ce42" office:value-type="float" office:value="0.617693" calcext:value-type="float">
            <text:p>0.617693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7]/[.$E$6]*[.$G$6]/1000000" office:value-type="float" office:value="-0.00000000000526686214" calcext:value-type="float">
            <text:p>0.000000</text:p>
          </table:table-cell>
          <table:table-cell table:style-name="ce166" table:formula="of:=[.C7]/[.$E$6]*[.$G$6]/1000000" office:value-type="float" office:value="0.00360426052624518" calcext:value-type="float">
            <text:p>0.003604</text:p>
          </table:table-cell>
          <table:table-cell table:style-name="ce166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6]" office:value-type="float" office:value="1.310503" calcext:value-type="float">
            <text:p>1.310503</text:p>
          </table:table-cell>
          <table:table-cell table:style-name="ce157" table:formula="of:=[.D7]" office:value-type="float" office:value="0.617693" calcext:value-type="float">
            <text:p>0.617693</text:p>
          </table:table-cell>
          <table:table-cell table:style-name="ce42" office:value-type="float" office:value="11104721920" calcext:value-type="float">
            <text:p>11,104,721,920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8]/[.$E$6]*[.$G$6]/1000000" office:value-type="float" office:value="0.00000000000042717506" calcext:value-type="float">
            <text:p>0.000000</text:p>
          </table:table-cell>
          <table:table-cell table:style-name="ce166" table:formula="of:=[.C8]/[.$E$6]*[.$G$6]/1000000" office:value-type="float" office:value="0.00000000000020134486" calcext:value-type="float">
            <text:p>0.000000</text:p>
          </table:table-cell>
          <table:table-cell table:style-name="ce166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mount</text:p>
          </table:table-cell>
          <table:table-cell table:style-name="ce42" office:value-type="float" office:value="92613688" calcext:value-type="float">
            <text:p>92,613,688.000000</text:p>
          </table:table-cell>
          <table:table-cell table:style-name="ce42" office:value-type="float" office:value="-1321.89917" calcext:value-type="float">
            <text:p>-1,321.899170</text:p>
          </table:table-cell>
          <table:table-cell table:style-name="ce42" office:value-type="float" office:value="928.83728" calcext:value-type="float">
            <text:p>928.837280</text:p>
          </table:table-cell>
          <table:table-cell table:style-name="ce42" office:value-type="float" office:value="129105.789062" calcext:value-type="float" table:number-columns-spanned="1" table:number-rows-spanned="3">
            <text:p>129,105.789062</text:p>
          </table:table-cell>
          <table:table-cell table:style-name="ce4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159" office:value-type="float" office:value="0.0420836678844981" calcext:value-type="float" table:number-columns-spanned="1" table:number-rows-spanned="3">
            <text:p>0.042084</text:p>
          </table:table-cell>
          <table:table-cell table:style-name="ce162" office:value-type="float" office:value="4" calcext:value-type="float" table:number-columns-spanned="1" table:number-rows-spanned="3">
            <text:p>4</text:p>
          </table:table-cell>
          <table:table-cell table:style-name="ce164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166" table:formula="of:=[.B9]/[.$E$9]*[.$G$9]/1000000" office:value-type="float" office:value="0.0000301886051405397" calcext:value-type="float">
            <text:p>0.000030</text:p>
          </table:table-cell>
          <table:table-cell table:style-name="ce166" table:formula="of:=[.C9]/[.$E$9]*[.$G$9]/1000000" office:value-type="float" office:value="-0.00000000043088978466" calcext:value-type="float">
            <text:p>0.000000</text:p>
          </table:table-cell>
          <table:table-cell table:style-name="ce166" table:formula="of:=[.D9]/[.$E$9]*[.$G$9]/1000000" office:value-type="float" office:value="0.000000000302766281" calcext:value-type="float">
            <text:p>0.000000</text:p>
          </table:table-cell>
          <table:table-cell table:style-name="ce42" office:value-type="float" office:value="0.001394" calcext:value-type="float" table:number-columns-spanned="1" table:number-rows-spanned="3">
            <text:p>0.001394</text:p>
          </table:table-cell>
          <table:table-cell table:style-name="ce42" office:value-type="float" office:value="-0.000117" calcext:value-type="float" table:number-columns-spanned="1" table:number-rows-spanned="3">
            <text:p>-0.000117</text:p>
          </table:table-cell>
          <table:table-cell table:style-name="ce42" office:value-type="float" office:value="-6.96141" calcext:value-type="float" table:number-columns-spanned="1" table:number-rows-spanned="3">
            <text:p>-6.961410</text:p>
          </table:table-cell>
          <table:table-cell table:style-name="ce167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167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167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9]" office:value-type="float" office:value="-1321.89917" calcext:value-type="float">
            <text:p>-1,321.899170</text:p>
          </table:table-cell>
          <table:table-cell table:style-name="ce42" office:value-type="float" office:value="92630944" calcext:value-type="float">
            <text:p>92,630,944.000000</text:p>
          </table:table-cell>
          <table:table-cell table:style-name="ce42" office:value-type="float" office:value="-109.912216" calcext:value-type="float">
            <text:p>-109.912216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0]/[.$E$9]*[.$G$9]/1000000" office:value-type="float" office:value="-0.00000000043088978466" calcext:value-type="float">
            <text:p>0.000000</text:p>
          </table:table-cell>
          <table:table-cell table:style-name="ce166" table:formula="of:=[.C10]/[.$E$9]*[.$G$9]/1000000" office:value-type="float" office:value="0.0000301942299523959" calcext:value-type="float">
            <text:p>0.000030</text:p>
          </table:table-cell>
          <table:table-cell table:style-name="ce166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9]" office:value-type="float" office:value="928.83728" calcext:value-type="float">
            <text:p>928.837280</text:p>
          </table:table-cell>
          <table:table-cell table:style-name="ce157" table:formula="of:=[.D10]" office:value-type="float" office:value="-109.912216" calcext:value-type="float">
            <text:p>-109.912216</text:p>
          </table:table-cell>
          <table:table-cell table:style-name="ce42" office:value-type="float" office:value="180197920" calcext:value-type="float">
            <text:p>180,197,920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1]/[.$E$9]*[.$G$9]/1000000" office:value-type="float" office:value="0.000000000302766281" calcext:value-type="float">
            <text:p>0.000000</text:p>
          </table:table-cell>
          <table:table-cell table:style-name="ce166" table:formula="of:=[.C11]/[.$E$9]*[.$G$9]/1000000" office:value-type="float" office:value="-0.00000000003582727954" calcext:value-type="float">
            <text:p>0.000000</text:p>
          </table:table-cell>
          <table:table-cell table:style-name="ce166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rotate</text:p>
          </table:table-cell>
          <table:table-cell table:style-name="ce42" office:value-type="float" office:value="269093088" calcext:value-type="float">
            <text:p>269,093,088.000000</text:p>
          </table:table-cell>
          <table:table-cell table:style-name="ce42" office:value-type="float" office:value="-498825.96875" calcext:value-type="float">
            <text:p>-498,825.968750</text:p>
          </table:table-cell>
          <table:table-cell table:style-name="ce42" office:value-type="float" office:value="-51044080" calcext:value-type="float">
            <text:p>-51,044,080.000000</text:p>
          </table:table-cell>
          <table:table-cell table:style-name="ce42" office:value-type="float" office:value="327653.3125" calcext:value-type="float" table:number-columns-spanned="1" table:number-rows-spanned="3">
            <text:p>327,653.312500</text:p>
          </table:table-cell>
          <table:table-cell table:style-name="ce4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159" office:value-type="float" office:value="0.106802749006738" calcext:value-type="float" table:number-columns-spanned="1" table:number-rows-spanned="3">
            <text:p>0.106803</text:p>
          </table:table-cell>
          <table:table-cell table:style-name="ce162" office:value-type="float" office:value="4" calcext:value-type="float" table:number-columns-spanned="1" table:number-rows-spanned="3">
            <text:p>4</text:p>
          </table:table-cell>
          <table:table-cell table:style-name="ce164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166" table:formula="of:=[.B12]/[.$E$12]*[.$G$12]/1000000" office:value-type="float" office:value="0.0000877143017960853" calcext:value-type="float">
            <text:p>0.000088</text:p>
          </table:table-cell>
          <table:table-cell table:style-name="ce166" table:formula="of:=[.C12]/[.$E$12]*[.$G$12]/1000000" office:value-type="float" office:value="-0.00000016259864529357" calcext:value-type="float">
            <text:p>0.000000</text:p>
          </table:table-cell>
          <table:table-cell table:style-name="ce166" table:formula="of:=[.D12]/[.$E$12]*[.$G$12]/1000000" office:value-type="float" office:value="-0.0000166384646714654" calcext:value-type="float">
            <text:p>-0.000017</text:p>
          </table:table-cell>
          <table:table-cell table:style-name="ce42" office:value-type="float" office:value="-15.901887" calcext:value-type="float" table:number-columns-spanned="1" table:number-rows-spanned="3">
            <text:p>-15.901887</text:p>
          </table:table-cell>
          <table:table-cell table:style-name="ce42" office:value-type="float" office:value="-0.185766" calcext:value-type="float" table:number-columns-spanned="1" table:number-rows-spanned="3">
            <text:p>-0.185766</text:p>
          </table:table-cell>
          <table:table-cell table:style-name="ce42" office:value-type="float" office:value="-33.7621" calcext:value-type="float" table:number-columns-spanned="1" table:number-rows-spanned="3">
            <text:p>-33.762100</text:p>
          </table:table-cell>
          <table:table-cell table:style-name="ce167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167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167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2]" office:value-type="float" office:value="-498825.96875" calcext:value-type="float">
            <text:p>-498,825.968750</text:p>
          </table:table-cell>
          <table:table-cell table:style-name="ce42" office:value-type="float" office:value="259467616" calcext:value-type="float">
            <text:p>259,467,616.000000</text:p>
          </table:table-cell>
          <table:table-cell table:style-name="ce42" office:value-type="float" office:value="-802567.875" calcext:value-type="float">
            <text:p>-802,567.875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3]/[.$E$12]*[.$G$12]/1000000" office:value-type="float" office:value="-0.00000016259864529357" calcext:value-type="float">
            <text:p>0.000000</text:p>
          </table:table-cell>
          <table:table-cell table:style-name="ce166" table:formula="of:=[.C13]/[.$E$12]*[.$G$12]/1000000" office:value-type="float" office:value="0.0000845767572303261" calcext:value-type="float">
            <text:p>0.000085</text:p>
          </table:table-cell>
          <table:table-cell table:style-name="ce166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2]" office:value-type="float" office:value="-51044080" calcext:value-type="float">
            <text:p>-51,044,080.000000</text:p>
          </table:table-cell>
          <table:table-cell table:style-name="ce157" table:formula="of:=[.D13]" office:value-type="float" office:value="-802567.875" calcext:value-type="float">
            <text:p>-802,567.875000</text:p>
          </table:table-cell>
          <table:table-cell table:style-name="ce42" office:value-type="float" office:value="284712448" calcext:value-type="float">
            <text:p>284,712,448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4]/[.$E$12]*[.$G$12]/1000000" office:value-type="float" office:value="-0.0000166384646714654" calcext:value-type="float">
            <text:p>-0.000017</text:p>
          </table:table-cell>
          <table:table-cell table:style-name="ce166" table:formula="of:=[.C14]/[.$E$12]*[.$G$12]/1000000" office:value-type="float" office:value="-0.00000026160716844423" calcext:value-type="float">
            <text:p>0.000000</text:p>
          </table:table-cell>
          <table:table-cell table:style-name="ce166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wheel</text:p>
          </table:table-cell>
          <table:table-cell table:style-name="ce42" office:value-type="float" office:value="38092560" calcext:value-type="float">
            <text:p>38,092,560.000000</text:p>
          </table:table-cell>
          <table:table-cell table:style-name="ce42" office:value-type="float" office:value="-0.067819" calcext:value-type="float">
            <text:p>-0.067819</text:p>
          </table:table-cell>
          <table:table-cell table:style-name="ce42" office:value-type="float" office:value="-0.121009" calcext:value-type="float">
            <text:p>-0.121009</text:p>
          </table:table-cell>
          <table:table-cell table:style-name="ce42" office:value-type="float" office:value="98852.429688" calcext:value-type="float" table:number-columns-spanned="1" table:number-rows-spanned="3">
            <text:p>98,852.429688</text:p>
          </table:table-cell>
          <table:table-cell table:style-name="ce4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159" office:value-type="float" office:value="0.032222202046786" calcext:value-type="float" table:number-columns-spanned="1" table:number-rows-spanned="3">
            <text:p>0.032222</text:p>
          </table:table-cell>
          <table:table-cell table:style-name="ce162" office:value-type="float" office:value="8" calcext:value-type="float" table:number-columns-spanned="1" table:number-rows-spanned="3">
            <text:p>8</text:p>
          </table:table-cell>
          <table:table-cell table:style-name="ce164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166" table:formula="of:=[.B15]/[.$E$15]*[.$G$15]/1000000" office:value-type="float" office:value="0.0000124167526147141" calcext:value-type="float">
            <text:p>0.000012</text:p>
          </table:table-cell>
          <table:table-cell table:style-name="ce166" table:formula="of:=[.C15]/[.$E$15]*[.$G$15]/1000000" office:value-type="float" office:value="-0.00000000000002210646" calcext:value-type="float">
            <text:p>0.000000</text:p>
          </table:table-cell>
          <table:table-cell table:style-name="ce166" table:formula="of:=[.D15]/[.$E$15]*[.$G$15]/1000000" office:value-type="float" office:value="-0.00000000000003944442" calcext:value-type="float">
            <text:p>0.000000</text:p>
          </table:table-cell>
          <table:table-cell table:style-name="ce42" office:value-type="float" office:value="-0" calcext:value-type="float" table:number-columns-spanned="1" table:number-rows-spanned="3">
            <text:p>0.000000</text:p>
          </table:table-cell>
          <table:table-cell table:style-name="ce42" office:value-type="float" office:value="11.499486" calcext:value-type="float" table:number-columns-spanned="1" table:number-rows-spanned="3">
            <text:p>11.499486</text:p>
          </table:table-cell>
          <table:table-cell table:style-name="ce42" office:value-type="float" office:value="0.011471" calcext:value-type="float" table:number-columns-spanned="1" table:number-rows-spanned="3">
            <text:p>0.011471</text:p>
          </table:table-cell>
          <table:table-cell table:style-name="ce167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167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167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5]" office:value-type="float" office:value="-0.067819" calcext:value-type="float">
            <text:p>-0.067819</text:p>
          </table:table-cell>
          <table:table-cell table:style-name="ce42" office:value-type="float" office:value="67679248" calcext:value-type="float">
            <text:p>67,679,248.000000</text:p>
          </table:table-cell>
          <table:table-cell table:style-name="ce42" office:value-type="float" office:value="-239.022873" calcext:value-type="float">
            <text:p>-239.022873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6]/[.$E$15]*[.$G$15]/1000000" office:value-type="float" office:value="-0.00000000000002210646" calcext:value-type="float">
            <text:p>0.000000</text:p>
          </table:table-cell>
          <table:table-cell table:style-name="ce166" table:formula="of:=[.C16]/[.$E$15]*[.$G$15]/1000000" office:value-type="float" office:value="0.00002206090847047" calcext:value-type="float">
            <text:p>0.000022</text:p>
          </table:table-cell>
          <table:table-cell table:style-name="ce166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5]" office:value-type="float" office:value="-0.121009" calcext:value-type="float">
            <text:p>-0.121009</text:p>
          </table:table-cell>
          <table:table-cell table:style-name="ce157" table:formula="of:=[.D16]" office:value-type="float" office:value="-239.022873" calcext:value-type="float">
            <text:p>-239.022873</text:p>
          </table:table-cell>
          <table:table-cell table:style-name="ce42" office:value-type="float" office:value="38098072" calcext:value-type="float">
            <text:p>38,098,072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7]/[.$E$15]*[.$G$15]/1000000" office:value-type="float" office:value="-0.00000000000003944442" calcext:value-type="float">
            <text:p>0.000000</text:p>
          </table:table-cell>
          <table:table-cell table:style-name="ce166" table:formula="of:=[.C17]/[.$E$15]*[.$G$15]/1000000" office:value-type="float" office:value="-0.00000000007791253419" calcext:value-type="float">
            <text:p>0.000000</text:p>
          </table:table-cell>
          <table:table-cell table:style-name="ce166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external_case</text:p>
          </table:table-cell>
          <table:table-cell table:style-name="ce42" office:value-type="float" office:value="2653135044608" calcext:value-type="float">
            <text:p>2,653,135,044,608.000000</text:p>
          </table:table-cell>
          <table:table-cell table:style-name="ce42" office:value-type="float" office:value="-2067480704" calcext:value-type="float">
            <text:p>-2,067,480,704.000000</text:p>
          </table:table-cell>
          <table:table-cell table:style-name="ce42" office:value-type="float" office:value="561849792" calcext:value-type="float">
            <text:p>561,849,792.000000</text:p>
          </table:table-cell>
          <table:table-cell table:style-name="ce158" office:value-type="float" office:value="95018200" calcext:value-type="float" table:number-columns-spanned="1" table:number-rows-spanned="3">
            <text:p>95,018,200.000000</text:p>
          </table:table-cell>
          <table:table-cell table:style-name="ce4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159" office:value-type="float" office:value="0.972386295261561" calcext:value-type="float" table:number-columns-spanned="1" table:number-rows-spanned="3">
            <text:p>0.97238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166" table:formula="of:=[.B18]/[.$E$18]*[.$G$18]/1000000" office:value-type="float" office:value="0.027151347392973" calcext:value-type="float">
            <text:p>0.027151</text:p>
          </table:table-cell>
          <table:table-cell table:style-name="ce166" table:formula="of:=[.C18]/[.$E$18]*[.$G$18]/1000000" office:value-type="float" office:value="-0.0000211579455545077" calcext:value-type="float">
            <text:p>-0.000021</text:p>
          </table:table-cell>
          <table:table-cell table:style-name="ce166" table:formula="of:=[.D18]/[.$E$18]*[.$G$18]/1000000" office:value-type="float" office:value="0.00000574979359466248" calcext:value-type="float">
            <text:p>0.000006</text:p>
          </table:table-cell>
          <table:table-cell table:style-name="ce42" office:value-type="float" office:value="0.270188" calcext:value-type="float" table:number-columns-spanned="1" table:number-rows-spanned="3">
            <text:p>0.270188</text:p>
          </table:table-cell>
          <table:table-cell table:style-name="ce42" office:value-type="float" office:value="-0.016314" calcext:value-type="float" table:number-columns-spanned="1" table:number-rows-spanned="3">
            <text:p>-0.016314</text:p>
          </table:table-cell>
          <table:table-cell table:style-name="ce42" office:value-type="float" office:value="53.465652" calcext:value-type="float" table:number-columns-spanned="1" table:number-rows-spanned="3">
            <text:p>53.465652</text:p>
          </table:table-cell>
          <table:table-cell table:style-name="ce167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167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167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8]" office:value-type="float" office:value="-2067480704" calcext:value-type="float">
            <text:p>-2,067,480,704.000000</text:p>
          </table:table-cell>
          <table:table-cell table:style-name="ce42" office:value-type="float" office:value="6420047069184" calcext:value-type="float">
            <text:p>6,420,047,069,184.000000</text:p>
          </table:table-cell>
          <table:table-cell table:style-name="ce42" office:value-type="float" office:value="90216480" calcext:value-type="float">
            <text:p>90,216,480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9]/[.$E$18]*[.$G$18]/1000000" office:value-type="float" office:value="-0.0000211579455545077" calcext:value-type="float">
            <text:p>-0.000021</text:p>
          </table:table-cell>
          <table:table-cell table:style-name="ce166" table:formula="of:=[.C19]/[.$E$18]*[.$G$18]/1000000" office:value-type="float" office:value="0.0657007371746536" calcext:value-type="float">
            <text:p>0.065701</text:p>
          </table:table-cell>
          <table:table-cell table:style-name="ce166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8]" office:value-type="float" office:value="561849792" calcext:value-type="float">
            <text:p>561,849,792.000000</text:p>
          </table:table-cell>
          <table:table-cell table:style-name="ce157" table:formula="of:=[.D19]" office:value-type="float" office:value="90216480" calcext:value-type="float">
            <text:p>90,216,480.000000</text:p>
          </table:table-cell>
          <table:table-cell table:style-name="ce42" office:value-type="float" office:value="8460506234880" calcext:value-type="float">
            <text:p>8,460,506,234,880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0]/[.$E$18]*[.$G$18]/1000000" office:value-type="float" office:value="0.00000574979359466248" calcext:value-type="float">
            <text:p>0.000006</text:p>
          </table:table-cell>
          <table:table-cell table:style-name="ce166" table:formula="of:=[.C20]/[.$E$18]*[.$G$18]/1000000" office:value-type="float" office:value="0.00000092324700698118" calcext:value-type="float">
            <text:p>0.000001</text:p>
          </table:table-cell>
          <table:table-cell table:style-name="ce166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front_camera_assy</text:p>
          </table:table-cell>
          <table:table-cell table:style-name="ce42" office:value-type="float" office:value="108000728" calcext:value-type="float">
            <text:p>108,000,728.000000</text:p>
          </table:table-cell>
          <table:table-cell table:style-name="ce42" office:value-type="float" office:value="-7195.092773" calcext:value-type="float">
            <text:p>-7,195.092773</text:p>
          </table:table-cell>
          <table:table-cell table:style-name="ce42" office:value-type="float" office:value="-921940.0625" calcext:value-type="float">
            <text:p>-921,940.062500</text:p>
          </table:table-cell>
          <table:table-cell table:style-name="ce42" office:value-type="float" office:value="129725.257812" calcext:value-type="float" table:number-columns-spanned="1" table:number-rows-spanned="3">
            <text:p>129,725.257812</text:p>
          </table:table-cell>
          <table:table-cell table:style-name="ce4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159" office:value-type="float" office:value="0.0422855915730424" calcext:value-type="float" table:number-columns-spanned="1" table:number-rows-spanned="3">
            <text:p>0.04228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166" table:formula="of:=[.B21]/[.$E$21]*[.$G$21]/1000000" office:value-type="float" office:value="0.0000352042058025249" calcext:value-type="float">
            <text:p>0.000035</text:p>
          </table:table-cell>
          <table:table-cell table:style-name="ce166" table:formula="of:=[.C21]/[.$E$21]*[.$G$21]/1000000" office:value-type="float" office:value="-0.00000000234533166063" calcext:value-type="float">
            <text:p>0.000000</text:p>
          </table:table-cell>
          <table:table-cell table:style-name="ce166" table:formula="of:=[.D21]/[.$E$21]*[.$G$21]/1000000" office:value-type="float" office:value="-0.00000030051804556209" calcext:value-type="float">
            <text:p>0.000000</text:p>
          </table:table-cell>
          <table:table-cell table:style-name="ce42" office:value-type="float" office:value="17.438225" calcext:value-type="float" table:number-columns-spanned="1" table:number-rows-spanned="3">
            <text:p>17.438225</text:p>
          </table:table-cell>
          <table:table-cell table:style-name="ce42" office:value-type="float" office:value="0.004906" calcext:value-type="float" table:number-columns-spanned="1" table:number-rows-spanned="3">
            <text:p>0.004906</text:p>
          </table:table-cell>
          <table:table-cell table:style-name="ce42" office:value-type="float" office:value="6.361746" calcext:value-type="float" table:number-columns-spanned="1" table:number-rows-spanned="3">
            <text:p>6.361746</text:p>
          </table:table-cell>
          <table:table-cell table:style-name="ce167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167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167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1]" office:value-type="float" office:value="-7195.092773" calcext:value-type="float">
            <text:p>-7,195.092773</text:p>
          </table:table-cell>
          <table:table-cell table:style-name="ce42" office:value-type="float" office:value="34900196" calcext:value-type="float">
            <text:p>34,900,196.000000</text:p>
          </table:table-cell>
          <table:table-cell table:style-name="ce42" office:value-type="float" office:value="6803.280762" calcext:value-type="float">
            <text:p>6,803.280762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2]/[.$E$21]*[.$G$21]/1000000" office:value-type="float" office:value="-0.00000000234533166063" calcext:value-type="float">
            <text:p>0.000000</text:p>
          </table:table-cell>
          <table:table-cell table:style-name="ce166" table:formula="of:=[.C22]/[.$E$21]*[.$G$21]/1000000" office:value-type="float" office:value="0.0000113761611174737" calcext:value-type="float">
            <text:p>0.000011</text:p>
          </table:table-cell>
          <table:table-cell table:style-name="ce166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1]" office:value-type="float" office:value="-921940.0625" calcext:value-type="float">
            <text:p>-921,940.062500</text:p>
          </table:table-cell>
          <table:table-cell table:style-name="ce157" table:formula="of:=[.D22]" office:value-type="float" office:value="6803.280762" calcext:value-type="float">
            <text:p>6,803.280762</text:p>
          </table:table-cell>
          <table:table-cell table:style-name="ce42" office:value-type="float" office:value="93180440" calcext:value-type="float">
            <text:p>93,180,440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3]/[.$E$21]*[.$G$21]/1000000" office:value-type="float" office:value="-0.00000030051804556209" calcext:value-type="float">
            <text:p>0.000000</text:p>
          </table:table-cell>
          <table:table-cell table:style-name="ce166" table:formula="of:=[.C23]/[.$E$21]*[.$G$21]/1000000" office:value-type="float" office:value="0.00000000221761557087" calcext:value-type="float">
            <text:p>0.000000</text:p>
          </table:table-cell>
          <table:table-cell table:style-name="ce166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amp_cover</text:p>
          </table:table-cell>
          <table:table-cell table:style-name="ce42" office:value-type="float" office:value="22274354" calcext:value-type="float">
            <text:p>22,274,354.000000</text:p>
          </table:table-cell>
          <table:table-cell table:style-name="ce42" office:value-type="float" office:value="-0.019059" calcext:value-type="float">
            <text:p>-0.019059</text:p>
          </table:table-cell>
          <table:table-cell table:style-name="ce42" office:value-type="float" office:value="-0.07336" calcext:value-type="float">
            <text:p>-0.073360</text:p>
          </table:table-cell>
          <table:table-cell table:style-name="ce42" office:value-type="float" office:value="38491.71875" calcext:value-type="float" table:number-columns-spanned="1" table:number-rows-spanned="3">
            <text:p>38,491.718750</text:p>
          </table:table-cell>
          <table:table-cell table:style-name="ce4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159" office:value-type="float" office:value="0.0125468634671417" calcext:value-type="float" table:number-columns-spanned="1" table:number-rows-spanned="3">
            <text:p>0.012547</text:p>
          </table:table-cell>
          <table:table-cell table:style-name="ce162" office:value-type="float" office:value="4" calcext:value-type="float" table:number-columns-spanned="1" table:number-rows-spanned="3">
            <text:p>4</text:p>
          </table:table-cell>
          <table:table-cell table:style-name="ce164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166" table:formula="of:=[.B24]/[.$E$24]*[.$G$24]/1000000" office:value-type="float" office:value="0.00000726060793159" calcext:value-type="float">
            <text:p>0.000007</text:p>
          </table:table-cell>
          <table:table-cell table:style-name="ce166" table:formula="of:=[.C24]/[.$E$24]*[.$G$24]/1000000" office:value-type="float" office:value="-6.21252255253615E-015" calcext:value-type="float">
            <text:p>0.000000</text:p>
          </table:table-cell>
          <table:table-cell table:style-name="ce166" table:formula="of:=[.D24]/[.$E$24]*[.$G$24]/1000000" office:value-type="float" office:value="-0.00000000000002391262" calcext:value-type="float">
            <text:p>0.000000</text:p>
          </table:table-cell>
          <table:table-cell table:style-name="ce42" office:value-type="float" office:value="0.332241" calcext:value-type="float" table:number-columns-spanned="1" table:number-rows-spanned="3">
            <text:p>0.332241</text:p>
          </table:table-cell>
          <table:table-cell table:style-name="ce42" office:value-type="float" office:value="0.000262" calcext:value-type="float" table:number-columns-spanned="1" table:number-rows-spanned="3">
            <text:p>0.000262</text:p>
          </table:table-cell>
          <table:table-cell table:style-name="ce42" office:value-type="float" office:value="40" calcext:value-type="float" table:number-columns-spanned="1" table:number-rows-spanned="3">
            <text:p>40.000000</text:p>
          </table:table-cell>
          <table:table-cell table:style-name="ce167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167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167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4]" office:value-type="float" office:value="-0.019059" calcext:value-type="float">
            <text:p>-0.019059</text:p>
          </table:table-cell>
          <table:table-cell table:style-name="ce42" office:value-type="float" office:value="21852106" calcext:value-type="float">
            <text:p>21,852,106.000000</text:p>
          </table:table-cell>
          <table:table-cell table:style-name="ce42" office:value-type="float" office:value="-0.00001" calcext:value-type="float">
            <text:p>-0.00001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5]/[.$E$24]*[.$G$24]/1000000" office:value-type="float" office:value="-6.21252255253615E-015" calcext:value-type="float">
            <text:p>0.000000</text:p>
          </table:table-cell>
          <table:table-cell table:style-name="ce166" table:formula="of:=[.C25]/[.$E$24]*[.$G$24]/1000000" office:value-type="float" office:value="0.00000712297084555384" calcext:value-type="float">
            <text:p>0.000007</text:p>
          </table:table-cell>
          <table:table-cell table:style-name="ce166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4]" office:value-type="float" office:value="-0.07336" calcext:value-type="float">
            <text:p>-0.073360</text:p>
          </table:table-cell>
          <table:table-cell table:style-name="ce157" table:formula="of:=[.D25]" office:value-type="float" office:value="-0.00001" calcext:value-type="float">
            <text:p>-0.000010</text:p>
          </table:table-cell>
          <table:table-cell table:style-name="ce42" office:value-type="float" office:value="3068623" calcext:value-type="float">
            <text:p>3,068,623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6]/[.$E$24]*[.$G$24]/1000000" office:value-type="float" office:value="-0.00000000000002391262" calcext:value-type="float">
            <text:p>0.000000</text:p>
          </table:table-cell>
          <table:table-cell table:style-name="ce166" table:formula="of:=[.C26]/[.$E$24]*[.$G$24]/1000000" office:value-type="float" office:value="-3.25962671312039E-018" calcext:value-type="float">
            <text:p>0.000000</text:p>
          </table:table-cell>
          <table:table-cell table:style-name="ce166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main_wheel</text:p>
          </table:table-cell>
          <table:table-cell table:style-name="ce42" office:value-type="float" office:value="3134528000" calcext:value-type="float">
            <text:p>3,134,528,000.000000</text:p>
          </table:table-cell>
          <table:table-cell table:style-name="ce42" office:value-type="float" office:value="1.310583" calcext:value-type="float">
            <text:p>1.310583</text:p>
          </table:table-cell>
          <table:table-cell table:style-name="ce42" office:value-type="float" office:value="0.431668" calcext:value-type="float">
            <text:p>0.431668</text:p>
          </table:table-cell>
          <table:table-cell table:style-name="ce42" office:value-type="float" office:value="992266.5625" calcext:value-type="float" table:number-columns-spanned="1" table:number-rows-spanned="3">
            <text:p>992,266.562500</text:p>
          </table:table-cell>
          <table:table-cell table:style-name="ce4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159" office:value-type="float" office:value="0.323441859366114" calcext:value-type="float" table:number-columns-spanned="1" table:number-rows-spanned="3">
            <text:p>0.323442</text:p>
          </table:table-cell>
          <table:table-cell table:style-name="ce162" office:value-type="float" office:value="2" calcext:value-type="float" table:number-columns-spanned="1" table:number-rows-spanned="3">
            <text:p>2</text:p>
          </table:table-cell>
          <table:table-cell table:style-name="ce164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166" table:formula="of:=[.B27]/[.$E$27]*[.$G$27]/1000000" office:value-type="float" office:value="0.00102173912018238" calcext:value-type="float">
            <text:p>0.001022</text:p>
          </table:table-cell>
          <table:table-cell table:style-name="ce166" table:formula="of:=[.C27]/[.$E$27]*[.$G$27]/1000000" office:value-type="float" office:value="0.00000000000042720114" calcext:value-type="float">
            <text:p>0.000000</text:p>
          </table:table-cell>
          <table:table-cell table:style-name="ce166" table:formula="of:=[.D27]/[.$E$27]*[.$G$27]/1000000" office:value-type="float" office:value="0.00000000000014070765" calcext:value-type="float">
            <text:p>0.000000</text:p>
          </table:table-cell>
          <table:table-cell table:style-name="ce42" office:value-type="float" office:value="11" calcext:value-type="float" table:number-columns-spanned="1" table:number-rows-spanned="3">
            <text:p>11.000000</text:p>
          </table:table-cell>
          <table:table-cell table:style-name="ce42" office:value-type="float" office:value="0.000002" calcext:value-type="float" table:number-columns-spanned="1" table:number-rows-spanned="3">
            <text:p>0.000002</text:p>
          </table:table-cell>
          <table:table-cell table:style-name="ce42" office:value-type="float" office:value="-0.000002" calcext:value-type="float" table:number-columns-spanned="1" table:number-rows-spanned="3">
            <text:p>-0.000002</text:p>
          </table:table-cell>
          <table:table-cell table:style-name="ce167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167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167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7]" office:value-type="float" office:value="1.310583" calcext:value-type="float">
            <text:p>1.310583</text:p>
          </table:table-cell>
          <table:table-cell table:style-name="ce42" office:value-type="float" office:value="1772034432" calcext:value-type="float">
            <text:p>1,772,034,432.000000</text:p>
          </table:table-cell>
          <table:table-cell table:style-name="ce42" office:value-type="float" office:value="22.41276" calcext:value-type="float">
            <text:p>22.41276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8]/[.$E$27]*[.$G$27]/1000000" office:value-type="float" office:value="0.00000000000042720114" calcext:value-type="float">
            <text:p>0.000000</text:p>
          </table:table-cell>
          <table:table-cell table:style-name="ce166" table:formula="of:=[.C28]/[.$E$27]*[.$G$27]/1000000" office:value-type="float" office:value="0.000577617077111631" calcext:value-type="float">
            <text:p>0.000578</text:p>
          </table:table-cell>
          <table:table-cell table:style-name="ce166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7]" office:value-type="float" office:value="0.431668" calcext:value-type="float">
            <text:p>0.431668</text:p>
          </table:table-cell>
          <table:table-cell table:style-name="ce157" table:formula="of:=[.D28]" office:value-type="float" office:value="22.41276" calcext:value-type="float">
            <text:p>22.412760</text:p>
          </table:table-cell>
          <table:table-cell table:style-name="ce42" office:value-type="float" office:value="1772034432" calcext:value-type="float">
            <text:p>1,772,034,432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9]/[.$E$27]*[.$G$27]/1000000" office:value-type="float" office:value="0.00000000000014070765" calcext:value-type="float">
            <text:p>0.000000</text:p>
          </table:table-cell>
          <table:table-cell table:style-name="ce166" table:formula="of:=[.C29]/[.$E$27]*[.$G$27]/1000000" office:value-type="float" office:value="0.00000000000730572312" calcext:value-type="float">
            <text:p>0.000000</text:p>
          </table:table-cell>
          <table:table-cell table:style-name="ce166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plate_up</text:p>
          </table:table-cell>
          <table:table-cell table:style-name="ce42" office:value-type="float" office:value="5514488446976" calcext:value-type="float">
            <text:p>5,514,488,446,976.000000</text:p>
          </table:table-cell>
          <table:table-cell table:style-name="ce42" office:value-type="float" office:value="-2710009856" calcext:value-type="float">
            <text:p>-2,710,009,856.000000</text:p>
          </table:table-cell>
          <table:table-cell table:style-name="ce42" office:value-type="float" office:value="2143656064" calcext:value-type="float">
            <text:p>2,143,656,064.000000</text:p>
          </table:table-cell>
          <table:table-cell table:style-name="ce42" office:value-type="float" office:value="159333680" calcext:value-type="float" table:number-columns-spanned="1" table:number-rows-spanned="3">
            <text:p>159,333,680.000000</text:p>
          </table:table-cell>
          <table:table-cell table:style-name="ce42" table:formula="of:=[.E30]*[.H30]" office:value-type="float" office:value="159333680" calcext:value-type="float" table:number-columns-spanned="1" table:number-rows-spanned="3">
            <text:p>159,333,680.000000</text:p>
          </table:table-cell>
          <table:table-cell table:style-name="ce159" office:value-type="float" office:value="51.9368319627776" calcext:value-type="float" table:number-columns-spanned="1" table:number-rows-spanned="3">
            <text:p>51.936832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0]*[.H30]" office:value-type="float" office:value="51.9368319627776" calcext:value-type="float" table:number-columns-spanned="1" table:number-rows-spanned="3">
            <text:p>51.937</text:p>
          </table:table-cell>
          <table:table-cell table:style-name="ce166" table:formula="of:=[.B30]/[.$E$30]*[.$G$30]/1000000" office:value-type="float" office:value="1.79751738509567" calcext:value-type="float">
            <text:p>1.797517</text:p>
          </table:table-cell>
          <table:table-cell table:style-name="ce166" table:formula="of:=[.C30]/[.$E$30]*[.$G$30]/1000000" office:value-type="float" office:value="-0.000883362051943714" calcext:value-type="float">
            <text:p>-0.000883</text:p>
          </table:table-cell>
          <table:table-cell table:style-name="ce166" table:formula="of:=[.D30]/[.$E$30]*[.$G$30]/1000000" office:value-type="float" office:value="0.000698751856995691" calcext:value-type="float">
            <text:p>0.000699</text:p>
          </table:table-cell>
          <table:table-cell table:style-name="ce42" office:value-type="float" office:value="0.071805" calcext:value-type="float" table:number-columns-spanned="1" table:number-rows-spanned="3">
            <text:p>0.071805</text:p>
          </table:table-cell>
          <table:table-cell table:style-name="ce42" office:value-type="float" office:value="-0.039499" calcext:value-type="float" table:number-columns-spanned="1" table:number-rows-spanned="3">
            <text:p>-0.039499</text:p>
          </table:table-cell>
          <table:table-cell table:style-name="ce42" office:value-type="float" office:value="109.127098" calcext:value-type="float" table:number-columns-spanned="1" table:number-rows-spanned="3">
            <text:p>109.127098</text:p>
          </table:table-cell>
          <table:table-cell table:style-name="ce167" table:formula="of:=[.M30]/1000" office:value-type="float" office:value="0.000071805" calcext:value-type="float" table:number-columns-spanned="1" table:number-rows-spanned="3">
            <text:p>0.000</text:p>
          </table:table-cell>
          <table:table-cell table:style-name="ce167" table:formula="of:=[.N30]/1000" office:value-type="float" office:value="-0.000039499" calcext:value-type="float" table:number-columns-spanned="1" table:number-rows-spanned="3">
            <text:p>0.000</text:p>
          </table:table-cell>
          <table:table-cell table:style-name="ce167" table:formula="of:=[.O30]/1000" office:value-type="float" office:value="0.109127098" calcext:value-type="float" table:number-columns-spanned="1" table:number-rows-spanned="3">
            <text:p>0.109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0]" office:value-type="float" office:value="-2710009856" calcext:value-type="float">
            <text:p>-2,710,009,856.000000</text:p>
          </table:table-cell>
          <table:table-cell table:style-name="ce42" office:value-type="float" office:value="10172548251648" calcext:value-type="float">
            <text:p>10,172,548,251,648.000000</text:p>
          </table:table-cell>
          <table:table-cell table:style-name="ce42" office:value-type="float" office:value="-1215373184" calcext:value-type="float">
            <text:p>-1,215,373,184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1]/[.$E$30]*[.$G$30]/1000000" office:value-type="float" office:value="-0.000883362051943714" calcext:value-type="float">
            <text:p>-0.000883</text:p>
          </table:table-cell>
          <table:table-cell table:style-name="ce166" table:formula="of:=[.C31]/[.$E$30]*[.$G$30]/1000000" office:value-type="float" office:value="3.31587100215779" calcext:value-type="float">
            <text:p>3.315871</text:p>
          </table:table-cell>
          <table:table-cell table:style-name="ce166" table:formula="of:=[.D31]/[.$E$30]*[.$G$30]/1000000" office:value-type="float" office:value="-0.000396166289697658" calcext:value-type="float">
            <text:p>-0.000396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0]" office:value-type="float" office:value="2143656064" calcext:value-type="float">
            <text:p>2,143,656,064.000000</text:p>
          </table:table-cell>
          <table:table-cell table:style-name="ce157" table:formula="of:=[.D31]" office:value-type="float" office:value="-1215373184" calcext:value-type="float">
            <text:p>-1,215,373,184.000000</text:p>
          </table:table-cell>
          <table:table-cell table:style-name="ce42" office:value-type="float" office:value="10381759086592" calcext:value-type="float">
            <text:p>10,381,759,086,592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2]/[.$E$30]*[.$G$30]/1000000" office:value-type="float" office:value="0.000698751856995691" calcext:value-type="float">
            <text:p>0.000699</text:p>
          </table:table-cell>
          <table:table-cell table:style-name="ce166" table:formula="of:=[.C32]/[.$E$30]*[.$G$30]/1000000" office:value-type="float" office:value="-0.000396166289697658" calcext:value-type="float">
            <text:p>-0.000396</text:p>
          </table:table-cell>
          <table:table-cell table:style-name="ce166" table:formula="of:=[.D32]/[.$E$30]*[.$G$30]/1000000" office:value-type="float" office:value="3.38406592478356" calcext:value-type="float">
            <text:p>3.384066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plate_up2</text:p>
          </table:table-cell>
          <table:table-cell table:style-name="ce42" office:value-type="float" office:value="2363238383616" calcext:value-type="float">
            <text:p>2,363,238,383,616.000000</text:p>
          </table:table-cell>
          <table:table-cell table:style-name="ce42" office:value-type="float" office:value="-32624486400" calcext:value-type="float">
            <text:p>-32,624,486,400.000000</text:p>
          </table:table-cell>
          <table:table-cell table:style-name="ce42" office:value-type="float" office:value="-1178281088" calcext:value-type="float">
            <text:p>-1,178,281,088.000000</text:p>
          </table:table-cell>
          <table:table-cell table:style-name="ce42" office:value-type="float" office:value="85975360" calcext:value-type="float" table:number-columns-spanned="1" table:number-rows-spanned="3">
            <text:p>85,975,360.000000</text:p>
          </table:table-cell>
          <table:table-cell table:style-name="ce42" table:formula="of:=[.E33]*[.H33]" office:value-type="float" office:value="85975360" calcext:value-type="float" table:number-columns-spanned="1" table:number-rows-spanned="3">
            <text:p>85,975,360.000000</text:p>
          </table:table-cell>
          <table:table-cell table:style-name="ce159" office:value-type="float" office:value="28.0247580126142" calcext:value-type="float" table:number-columns-spanned="1" table:number-rows-spanned="3">
            <text:p>28.024758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3]*[.H33]" office:value-type="float" office:value="28.0247580126142" calcext:value-type="float" table:number-columns-spanned="1" table:number-rows-spanned="3">
            <text:p>28.025</text:p>
          </table:table-cell>
          <table:table-cell table:style-name="ce166" table:formula="of:=[.B33]/[.$E$33]*[.$G$33]/1000000" office:value-type="float" office:value="0.770327496470616" calcext:value-type="float">
            <text:p>0.770327</text:p>
          </table:table-cell>
          <table:table-cell table:style-name="ce166" table:formula="of:=[.C33]/[.$E$33]*[.$G$33]/1000000" office:value-type="float" office:value="-0.0106343647371273" calcext:value-type="float">
            <text:p>-0.010634</text:p>
          </table:table-cell>
          <table:table-cell table:style-name="ce166" table:formula="of:=[.D33]/[.$E$33]*[.$G$33]/1000000" office:value-type="float" office:value="-0.000384075651000935" calcext:value-type="float">
            <text:p>-0.000384</text:p>
          </table:table-cell>
          <table:table-cell table:style-name="ce42" office:value-type="float" office:value="2.67327" calcext:value-type="float" table:number-columns-spanned="1" table:number-rows-spanned="3">
            <text:p>2.673270</text:p>
          </table:table-cell>
          <table:table-cell table:style-name="ce42" office:value-type="float" office:value="-2.946516" calcext:value-type="float" table:number-columns-spanned="1" table:number-rows-spanned="3">
            <text:p>-2.946516</text:p>
          </table:table-cell>
          <table:table-cell table:style-name="ce42" office:value-type="float" office:value="82.844849" calcext:value-type="float" table:number-columns-spanned="1" table:number-rows-spanned="3">
            <text:p>82.844849</text:p>
          </table:table-cell>
          <table:table-cell table:style-name="ce167" table:formula="of:=[.M33]/1000" office:value-type="float" office:value="0.00267327" calcext:value-type="float" table:number-columns-spanned="1" table:number-rows-spanned="3">
            <text:p>0.003</text:p>
          </table:table-cell>
          <table:table-cell table:style-name="ce167" table:formula="of:=[.N33]/1000" office:value-type="float" office:value="-0.002946516" calcext:value-type="float" table:number-columns-spanned="1" table:number-rows-spanned="3">
            <text:p>-0.003</text:p>
          </table:table-cell>
          <table:table-cell table:style-name="ce167" table:formula="of:=[.O33]/1000" office:value-type="float" office:value="0.082844849" calcext:value-type="float" table:number-columns-spanned="1" table:number-rows-spanned="3">
            <text:p>0.083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3]" office:value-type="float" office:value="-32624486400" calcext:value-type="float">
            <text:p>-32,624,486,400.000000</text:p>
          </table:table-cell>
          <table:table-cell table:style-name="ce42" office:value-type="float" office:value="5480085716992" calcext:value-type="float">
            <text:p>5,480,085,716,992.000000</text:p>
          </table:table-cell>
          <table:table-cell table:style-name="ce42" office:value-type="float" office:value="-15317129216" calcext:value-type="float">
            <text:p>-15,317,129,216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4]/[.$E$33]*[.$G$33]/1000000" office:value-type="float" office:value="-0.0106343647371273" calcext:value-type="float">
            <text:p>-0.010634</text:p>
          </table:table-cell>
          <table:table-cell table:style-name="ce166" table:formula="of:=[.C34]/[.$E$33]*[.$G$33]/1000000" office:value-type="float" office:value="1.78630337932966" calcext:value-type="float">
            <text:p>1.786303</text:p>
          </table:table-cell>
          <table:table-cell table:style-name="ce166" table:formula="of:=[.D34]/[.$E$33]*[.$G$33]/1000000" office:value-type="float" office:value="-0.00499281235607903" calcext:value-type="float">
            <text:p>-0.004993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3]" office:value-type="float" office:value="-1178281088" calcext:value-type="float">
            <text:p>-1,178,281,088.000000</text:p>
          </table:table-cell>
          <table:table-cell table:style-name="ce157" table:formula="of:=[.D34]" office:value-type="float" office:value="-15317129216" calcext:value-type="float">
            <text:p>-15,317,129,216.000000</text:p>
          </table:table-cell>
          <table:table-cell table:style-name="ce42" office:value-type="float" office:value="7379164332032" calcext:value-type="float">
            <text:p>7,379,164,332,032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5]/[.$E$33]*[.$G$33]/1000000" office:value-type="float" office:value="-0.000384075651000935" calcext:value-type="float">
            <text:p>-0.000384</text:p>
          </table:table-cell>
          <table:table-cell table:style-name="ce166" table:formula="of:=[.C35]/[.$E$33]*[.$G$33]/1000000" office:value-type="float" office:value="-0.00499281235607903" calcext:value-type="float">
            <text:p>-0.004993</text:p>
          </table:table-cell>
          <table:table-cell table:style-name="ce166" table:formula="of:=[.D35]/[.$E$33]*[.$G$33]/1000000" office:value-type="float" office:value="2.40533211771967" calcext:value-type="float">
            <text:p>2.405332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qr_reader</text:p>
          </table:table-cell>
          <table:table-cell table:style-name="ce42" office:value-type="float" office:value="468956576" calcext:value-type="float">
            <text:p>468,956,576.000000</text:p>
          </table:table-cell>
          <table:table-cell table:style-name="ce42" office:value-type="float" office:value="37790.332031" calcext:value-type="float">
            <text:p>37,790.332031</text:p>
          </table:table-cell>
          <table:table-cell table:style-name="ce42" office:value-type="float" office:value="-26654.339844" calcext:value-type="float">
            <text:p>-26,654.339844</text:p>
          </table:table-cell>
          <table:table-cell table:style-name="ce42" office:value-type="float" office:value="369169.75" calcext:value-type="float" table:number-columns-spanned="1" table:number-rows-spanned="3">
            <text:p>369,169.750000</text:p>
          </table:table-cell>
          <table:table-cell table:style-name="ce42" table:formula="of:=[.E36]*[.H36]" office:value-type="float" office:value="369169.75" calcext:value-type="float" table:number-columns-spanned="1" table:number-rows-spanned="3">
            <text:p>369,169.750000</text:p>
          </table:table-cell>
          <table:table-cell table:style-name="ce159" office:value-type="float" office:value="0.120335557877598" calcext:value-type="float" table:number-columns-spanned="1" table:number-rows-spanned="3">
            <text:p>0.12033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6]*[.H36]" office:value-type="float" office:value="0.120335557877598" calcext:value-type="float" table:number-columns-spanned="1" table:number-rows-spanned="3">
            <text:p>0.120</text:p>
          </table:table-cell>
          <table:table-cell table:style-name="ce166" table:formula="of:=[.B36]/[.$E$36]*[.$G$36]/1000000" office:value-type="float" office:value="0.000152862338242308" calcext:value-type="float">
            <text:p>0.000153</text:p>
          </table:table-cell>
          <table:table-cell table:style-name="ce166" table:formula="of:=[.C36]/[.$E$36]*[.$G$36]/1000000" office:value-type="float" office:value="0.00000001231823757859" calcext:value-type="float">
            <text:p>0.000000</text:p>
          </table:table-cell>
          <table:table-cell table:style-name="ce166" table:formula="of:=[.D36]/[.$E$36]*[.$G$36]/1000000" office:value-type="float" office:value="-0.00000000868831981761" calcext:value-type="float">
            <text:p>0.000000</text:p>
          </table:table-cell>
          <table:table-cell table:style-name="ce42" office:value-type="float" office:value="-0.003768" calcext:value-type="float" table:number-columns-spanned="1" table:number-rows-spanned="3">
            <text:p>-0.003768</text:p>
          </table:table-cell>
          <table:table-cell table:style-name="ce42" office:value-type="float" office:value="-16.049398" calcext:value-type="float" table:number-columns-spanned="1" table:number-rows-spanned="3">
            <text:p>-16.049398</text:p>
          </table:table-cell>
          <table:table-cell table:style-name="ce42" office:value-type="float" office:value="1.028455" calcext:value-type="float" table:number-columns-spanned="1" table:number-rows-spanned="3">
            <text:p>1.028455</text:p>
          </table:table-cell>
          <table:table-cell table:style-name="ce167" table:formula="of:=[.M36]/1000" office:value-type="float" office:value="-0.000003768" calcext:value-type="float" table:number-columns-spanned="1" table:number-rows-spanned="3">
            <text:p>0.000</text:p>
          </table:table-cell>
          <table:table-cell table:style-name="ce167" table:formula="of:=[.N36]/1000" office:value-type="float" office:value="-0.016049398" calcext:value-type="float" table:number-columns-spanned="1" table:number-rows-spanned="3">
            <text:p>-0.016</text:p>
          </table:table-cell>
          <table:table-cell table:style-name="ce167" table:formula="of:=[.O36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6]" office:value-type="float" office:value="37790.332031" calcext:value-type="float">
            <text:p>37,790.332031</text:p>
          </table:table-cell>
          <table:table-cell table:style-name="ce42" office:value-type="float" office:value="341127680" calcext:value-type="float">
            <text:p>341,127,680.000000</text:p>
          </table:table-cell>
          <table:table-cell table:style-name="ce42" office:value-type="float" office:value="10640336" calcext:value-type="float">
            <text:p>10,640,336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7]/[.$E$36]*[.$G$36]/1000000" office:value-type="float" office:value="0.00000001231823757859" calcext:value-type="float">
            <text:p>0.000000</text:p>
          </table:table-cell>
          <table:table-cell table:style-name="ce166" table:formula="of:=[.C37]/[.$E$36]*[.$G$36]/1000000" office:value-type="float" office:value="0.000111194889831279" calcext:value-type="float">
            <text:p>0.000111</text:p>
          </table:table-cell>
          <table:table-cell table:style-name="ce166" table:formula="of:=[.D37]/[.$E$36]*[.$G$36]/1000000" office:value-type="float" office:value="0.00000346835234621767" calcext:value-type="float">
            <text:p>0.000003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6]" office:value-type="float" office:value="-26654.339844" calcext:value-type="float">
            <text:p>-26,654.339844</text:p>
          </table:table-cell>
          <table:table-cell table:style-name="ce157" table:formula="of:=[.D37]" office:value-type="float" office:value="10640336" calcext:value-type="float">
            <text:p>10,640,336.000000</text:p>
          </table:table-cell>
          <table:table-cell table:style-name="ce42" office:value-type="float" office:value="749483712" calcext:value-type="float">
            <text:p>749,483,712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8]/[.$E$36]*[.$G$36]/1000000" office:value-type="float" office:value="-0.00000000868831981761" calcext:value-type="float">
            <text:p>0.000000</text:p>
          </table:table-cell>
          <table:table-cell table:style-name="ce166" table:formula="of:=[.C38]/[.$E$36]*[.$G$36]/1000000" office:value-type="float" office:value="0.00000346835234621767" calcext:value-type="float">
            <text:p>0.000003</text:p>
          </table:table-cell>
          <table:table-cell table:style-name="ce166" table:formula="of:=[.D38]/[.$E$36]*[.$G$36]/1000000" office:value-type="float" office:value="0.000244303712868384" calcext:value-type="float">
            <text:p>0.000244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sick_lidar_assy</text:p>
          </table:table-cell>
          <table:table-cell table:style-name="ce42" office:value-type="float" office:value="192567296" calcext:value-type="float">
            <text:p>192,567,296.000000</text:p>
          </table:table-cell>
          <table:table-cell table:style-name="ce42" office:value-type="float" office:value="34422.644531" calcext:value-type="float">
            <text:p>34,422.644531</text:p>
          </table:table-cell>
          <table:table-cell table:style-name="ce42" office:value-type="float" office:value="2920785.25" calcext:value-type="float">
            <text:p>2,920,785.250000</text:p>
          </table:table-cell>
          <table:table-cell table:style-name="ce42" office:value-type="float" office:value="248311.15625" calcext:value-type="float" table:number-columns-spanned="1" table:number-rows-spanned="3">
            <text:p>248,311.156250</text:p>
          </table:table-cell>
          <table:table-cell table:style-name="ce42" table:formula="of:=[.E39]*[.H39]" office:value-type="float" office:value="496622.3125" calcext:value-type="float" table:number-columns-spanned="1" table:number-rows-spanned="3">
            <text:p>496,622.312500</text:p>
          </table:table-cell>
          <table:table-cell table:style-name="ce159" office:value-type="float" office:value="0.0809401678078311" calcext:value-type="float" table:number-columns-spanned="1" table:number-rows-spanned="3">
            <text:p>0.080940</text:p>
          </table:table-cell>
          <table:table-cell table:style-name="ce162" office:value-type="float" office:value="2" calcext:value-type="float" table:number-columns-spanned="1" table:number-rows-spanned="3">
            <text:p>2</text:p>
          </table:table-cell>
          <table:table-cell table:style-name="ce164" table:formula="of:=[.G39]*[.H39]" office:value-type="float" office:value="0.161880335615662" calcext:value-type="float" table:number-columns-spanned="1" table:number-rows-spanned="3">
            <text:p>0.162</text:p>
          </table:table-cell>
          <table:table-cell table:style-name="ce166" table:formula="of:=[.B39]/[.$E$39]*[.$G$39]/1000000" office:value-type="float" office:value="0.0000627697502114961" calcext:value-type="float">
            <text:p>0.000063</text:p>
          </table:table-cell>
          <table:table-cell table:style-name="ce166" table:formula="of:=[.C39]/[.$E$39]*[.$G$39]/1000000" office:value-type="float" office:value="0.00000001122049716495" calcext:value-type="float">
            <text:p>0.000000</text:p>
          </table:table-cell>
          <table:table-cell table:style-name="ce166" table:formula="of:=[.D39]/[.$E$39]*[.$G$39]/1000000" office:value-type="float" office:value="0.0000009520669624188" calcext:value-type="float">
            <text:p>0.000001</text:p>
          </table:table-cell>
          <table:table-cell table:style-name="ce42" office:value-type="float" office:value="-2.348224" calcext:value-type="float" table:number-columns-spanned="1" table:number-rows-spanned="3">
            <text:p>-2.348224</text:p>
          </table:table-cell>
          <table:table-cell table:style-name="ce42" office:value-type="float" office:value="-34.408428" calcext:value-type="float" table:number-columns-spanned="1" table:number-rows-spanned="3">
            <text:p>-34.408428</text:p>
          </table:table-cell>
          <table:table-cell table:style-name="ce42" office:value-type="float" office:value="35.880856" calcext:value-type="float" table:number-columns-spanned="1" table:number-rows-spanned="3">
            <text:p>35.880856</text:p>
          </table:table-cell>
          <table:table-cell table:style-name="ce167" table:formula="of:=[.M39]/1000" office:value-type="float" office:value="-0.002348224" calcext:value-type="float" table:number-columns-spanned="1" table:number-rows-spanned="3">
            <text:p>-0.002</text:p>
          </table:table-cell>
          <table:table-cell table:style-name="ce167" table:formula="of:=[.N39]/1000" office:value-type="float" office:value="-0.034408428" calcext:value-type="float" table:number-columns-spanned="1" table:number-rows-spanned="3">
            <text:p>-0.034</text:p>
          </table:table-cell>
          <table:table-cell table:style-name="ce167" table:formula="of:=[.O39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9]" office:value-type="float" office:value="34422.644531" calcext:value-type="float">
            <text:p>34,422.644531</text:p>
          </table:table-cell>
          <table:table-cell table:style-name="ce42" office:value-type="float" office:value="177463008" calcext:value-type="float">
            <text:p>177,463,008.000000</text:p>
          </table:table-cell>
          <table:table-cell table:style-name="ce42" office:value-type="float" office:value="-45130.398438" calcext:value-type="float">
            <text:p>-45,130.398438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40]/[.$E$39]*[.$G$39]/1000000" office:value-type="float" office:value="0.00000001122049716495" calcext:value-type="float">
            <text:p>0.000000</text:p>
          </table:table-cell>
          <table:table-cell table:style-name="ce166" table:formula="of:=[.C40]/[.$E$39]*[.$G$39]/1000000" office:value-type="float" office:value="0.0000578463161467497" calcext:value-type="float">
            <text:p>0.000058</text:p>
          </table:table-cell>
          <table:table-cell table:style-name="ce166" table:formula="of:=[.D40]/[.$E$39]*[.$G$39]/1000000" office:value-type="float" office:value="-0.00000001471082523223" calcext:value-type="float">
            <text:p>0.000000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9]" office:value-type="float" office:value="2920785.25" calcext:value-type="float">
            <text:p>2,920,785.250000</text:p>
          </table:table-cell>
          <table:table-cell table:style-name="ce157" table:formula="of:=[.D40]" office:value-type="float" office:value="-45130.398438" calcext:value-type="float">
            <text:p>-45,130.398438</text:p>
          </table:table-cell>
          <table:table-cell table:style-name="ce42" office:value-type="float" office:value="131165384" calcext:value-type="float">
            <text:p>131,165,384.000000</text:p>
          </table:table-cell>
          <table:covered-table-cell table:style-name="ce156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41]/[.$E$39]*[.$G$39]/1000000" office:value-type="float" office:value="0.0000009520669624188" calcext:value-type="float">
            <text:p>0.000001</text:p>
          </table:table-cell>
          <table:table-cell table:style-name="ce166" table:formula="of:=[.C41]/[.$E$39]*[.$G$39]/1000000" office:value-type="float" office:value="-0.00000001471082523223" calcext:value-type="float">
            <text:p>0.000000</text:p>
          </table:table-cell>
          <table:table-cell table:style-name="ce166" table:formula="of:=[.D41]/[.$E$39]*[.$G$39]/1000000" office:value-type="float" office:value="0.0000427550189523094" calcext:value-type="float">
            <text:p>0.000043</text:p>
          </table:table-cell>
          <table:covered-table-cell table:number-columns-repeated="3" table:style-name="ce156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APPROX.)</text:p>
          </table:table-cell>
          <table:covered-table-cell table:style-name="ce22"/>
          <table:table-cell table:style-name="ce22"/>
          <table:table-cell table:style-name="ce141" office:value-type="float" office:value="150" calcext:value-type="float">
            <text:p>150.0000</text:p>
          </table:table-cell>
          <table:table-cell table:style-name="ce147"/>
          <table:table-cell table:style-name="ce141"/>
          <table:table-cell table:number-columns-repeated="11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VOLUME</text:p>
          </table:table-cell>
          <table:covered-table-cell table:style-name="ce22"/>
          <table:table-cell table:style-name="ce22"/>
          <table:table-cell table:style-name="ce142" table:formula="of:=SUM([.F3];[.F6];[.F9];[.F12];[.F15];[.F18];[.F21];[.F24];[.F27];[.F30];[.F33])" office:value-type="float" office:value="460175391.851564" calcext:value-type="float">
            <text:p>460175391.8516</text:p>
          </table:table-cell>
          <table:table-cell table:style-name="ce148"/>
          <table:table-cell table:style-name="ce142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BY VOLUME)</text:p>
          </table:table-cell>
          <table:covered-table-cell table:style-name="ce22"/>
          <table:table-cell table:style-name="ce22"/>
          <table:table-cell table:style-name="ce142" table:formula="of:=SUM([.I3];[.I6];[.I9];[.I12];[.I15];[.I18];[.I21];[.I24];[.I27];[.I30];[.I33];[.I36];[.I39])" office:value-type="float" office:value="150.282215893493" calcext:value-type="float">
            <text:p>150.2822</text:p>
          </table:table-cell>
          <table:table-cell table:style-name="ce148"/>
          <table:table-cell table:style-name="ce142"/>
          <table:table-cell table:number-columns-repeated="11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137"/>
        <table:table-column table:style-name="co20" table:default-cell-style-name="ce143"/>
        <table:table-column table:style-name="co21" table:default-cell-style-name="ce137"/>
        <table:table-column table:style-name="co21" table:number-columns-repeated="3" table:default-cell-style-name="ce151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38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38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30" office:value-type="string" calcext:value-type="string" table:number-columns-spanned="1" table:number-rows-spanned="3">
            <text:p>base_link</text:p>
          </table:table-cell>
          <table:table-cell table:style-name="ce42" office:value-type="float" office:value="3276309266432" calcext:value-type="float">
            <text:p>3,276,309,266,432.000000</text:p>
          </table:table-cell>
          <table:table-cell table:style-name="ce42" office:value-type="float" office:value="32542832640" calcext:value-type="float">
            <text:p>32,542,832,640.000000</text:p>
          </table:table-cell>
          <table:table-cell table:style-name="ce42" office:value-type="float" office:value="-137832136704" calcext:value-type="float">
            <text:p>-137,832,136,704.000000</text:p>
          </table:table-cell>
          <table:table-cell table:style-name="ce42" office:value-type="float" office:value="113767680" calcext:value-type="float" table:number-columns-spanned="1" table:number-rows-spanned="3">
            <text:p>113,767,680.000000</text:p>
          </table:table-cell>
          <table:table-cell table:style-name="ce4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159" office:value-type="float" office:value="67.0840168817732" calcext:value-type="float" table:number-columns-spanned="1" table:number-rows-spanned="3">
            <text:p>67.084017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166" table:formula="of:=[.B3]/[.$E$3]*[.$G$3]/1000000" office:value-type="float" office:value="1.9319018032119" calcext:value-type="float">
            <text:p>1.931902</text:p>
          </table:table-cell>
          <table:table-cell table:style-name="ce166" table:formula="of:=[.C3]/[.$E$3]*[.$G$3]/1000000" office:value-type="float" office:value="0.0191891399578727" calcext:value-type="float">
            <text:p>0.019189</text:p>
          </table:table-cell>
          <table:table-cell table:style-name="ce166" table:formula="of:=[.D3]/[.$E$3]*[.$G$3]/1000000" office:value-type="float" office:value="-0.0812738150721014" calcext:value-type="float">
            <text:p>-0.081274</text:p>
          </table:table-cell>
          <table:table-cell table:style-name="ce42" office:value-type="float" office:value="9.696296" calcext:value-type="float" table:number-columns-spanned="1" table:number-rows-spanned="3">
            <text:p>9.696296</text:p>
          </table:table-cell>
          <table:table-cell table:style-name="ce42" office:value-type="float" office:value="-0.195788" calcext:value-type="float" table:number-columns-spanned="1" table:number-rows-spanned="3">
            <text:p>-0.195788</text:p>
          </table:table-cell>
          <table:table-cell table:style-name="ce42" office:value-type="float" office:value="70.314941" calcext:value-type="float" table:number-columns-spanned="1" table:number-rows-spanned="3">
            <text:p>70.314941</text:p>
          </table:table-cell>
          <table:table-cell table:style-name="ce167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167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167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]" office:value-type="float" office:value="32542832640" calcext:value-type="float">
            <text:p>32,542,832,640.000000</text:p>
          </table:table-cell>
          <table:table-cell table:style-name="ce42" office:value-type="float" office:value="7661560004608" calcext:value-type="float">
            <text:p>7,661,560,004,608.000000</text:p>
          </table:table-cell>
          <table:table-cell table:style-name="ce42" office:value-type="float" office:value="-87177576" calcext:value-type="float">
            <text:p>-87,177,576.000000</text:p>
          </table:table-cell>
          <table:covered-table-cell table:number-columns-repeated="2" table:style-name="ce42"/>
          <table:covered-table-cell table:style-name="ce160"/>
          <table:covered-table-cell table:style-name="ce163"/>
          <table:covered-table-cell table:style-name="ce164"/>
          <table:table-cell table:style-name="ce166" table:formula="of:=[.B4]/[.$E$3]*[.$G$3]/1000000" office:value-type="float" office:value="0.0191891399578727" calcext:value-type="float">
            <text:p>0.019189</text:p>
          </table:table-cell>
          <table:table-cell table:style-name="ce166" table:formula="of:=[.C4]/[.$E$3]*[.$G$3]/1000000" office:value-type="float" office:value="4.51769976051055" calcext:value-type="float">
            <text:p>4.517700</text:p>
          </table:table-cell>
          <table:table-cell table:style-name="ce166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]" office:value-type="float" office:value="-137832136704" calcext:value-type="float">
            <text:p>-137,832,136,704.000000</text:p>
          </table:table-cell>
          <table:table-cell table:style-name="ce157" table:formula="of:=[.D4]" office:value-type="float" office:value="-87177576" calcext:value-type="float">
            <text:p>-87,177,576.000000</text:p>
          </table:table-cell>
          <table:table-cell table:style-name="ce42" office:value-type="float" office:value="9869548584960" calcext:value-type="float">
            <text:p>9,869,548,584,960.000000</text:p>
          </table:table-cell>
          <table:covered-table-cell table:number-columns-repeated="2" table:style-name="ce42"/>
          <table:covered-table-cell table:style-name="ce160"/>
          <table:covered-table-cell table:style-name="ce163"/>
          <table:covered-table-cell table:style-name="ce164"/>
          <table:table-cell table:style-name="ce166" table:formula="of:=[.B5]/[.$E$3]*[.$G$3]/1000000" office:value-type="float" office:value="-0.0812738150721014" calcext:value-type="float">
            <text:p>-0.081274</text:p>
          </table:table-cell>
          <table:table-cell table:style-name="ce166" table:formula="of:=[.C5]/[.$E$3]*[.$G$3]/1000000" office:value-type="float" office:value="-0.0000514049506863115" calcext:value-type="float">
            <text:p>-0.000051</text:p>
          </table:table-cell>
          <table:table-cell table:style-name="ce166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bumper_assy</text:p>
          </table:table-cell>
          <table:table-cell table:style-name="ce42" office:value-type="float" office:value="133765256" calcext:value-type="float">
            <text:p>133,765,256.000000</text:p>
          </table:table-cell>
          <table:table-cell table:style-name="ce42" office:value-type="float" office:value="-16.157869" calcext:value-type="float">
            <text:p>-16.157869</text:p>
          </table:table-cell>
          <table:table-cell table:style-name="ce42" office:value-type="float" office:value="1.310503" calcext:value-type="float">
            <text:p>1.310503</text:p>
          </table:table-cell>
          <table:table-cell table:style-name="ce42" office:value-type="float" office:value="597195.375" calcext:value-type="float" table:number-columns-spanned="1" table:number-rows-spanned="3">
            <text:p>597,195.375000</text:p>
          </table:table-cell>
          <table:table-cell table:style-name="ce4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159" office:value-type="float" office:value="0.194663399730195" calcext:value-type="float" table:number-columns-spanned="1" table:number-rows-spanned="3">
            <text:p>0.194663</text:p>
          </table:table-cell>
          <table:table-cell table:style-name="ce162" office:value-type="float" office:value="2" calcext:value-type="float" table:number-columns-spanned="1" table:number-rows-spanned="3">
            <text:p>2</text:p>
          </table:table-cell>
          <table:table-cell table:style-name="ce164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166" table:formula="of:=[.B6]/[.$E$6]*[.$G$6]/1000000" office:value-type="float" office:value="0.0000436024801744988" calcext:value-type="float">
            <text:p>0.000044</text:p>
          </table:table-cell>
          <table:table-cell table:style-name="ce166" table:formula="of:=[.C6]/[.$E$6]*[.$G$6]/1000000" office:value-type="float" office:value="-0.00000000000526686214" calcext:value-type="float">
            <text:p>0.000000</text:p>
          </table:table-cell>
          <table:table-cell table:style-name="ce166" table:formula="of:=[.D6]/[.$E$6]*[.$G$6]/1000000" office:value-type="float" office:value="0.00000000000042717506" calcext:value-type="float">
            <text:p>0.000000</text:p>
          </table:table-cell>
          <table:table-cell table:style-name="ce42" office:value-type="float" office:value="-0.000001" calcext:value-type="float" table:number-columns-spanned="1" table:number-rows-spanned="3">
            <text:p>-0.000001</text:p>
          </table:table-cell>
          <table:table-cell table:style-name="ce42" office:value-type="float" office:value="3.261589" calcext:value-type="float" table:number-columns-spanned="1" table:number-rows-spanned="3">
            <text:p>3.261589</text:p>
          </table:table-cell>
          <table:table-cell table:style-name="ce42" office:value-type="float" office:value="5" calcext:value-type="float" table:number-columns-spanned="1" table:number-rows-spanned="3">
            <text:p>5.000000</text:p>
          </table:table-cell>
          <table:table-cell table:style-name="ce167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167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167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6]" office:value-type="float" office:value="-16.157869" calcext:value-type="float">
            <text:p>-16.157869</text:p>
          </table:table-cell>
          <table:table-cell table:style-name="ce42" office:value-type="float" office:value="11057280000" calcext:value-type="float">
            <text:p>11,057,280,000.000000</text:p>
          </table:table-cell>
          <table:table-cell table:style-name="ce42" office:value-type="float" office:value="0.617693" calcext:value-type="float">
            <text:p>0.617693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7]/[.$E$6]*[.$G$6]/1000000" office:value-type="float" office:value="-0.00000000000526686214" calcext:value-type="float">
            <text:p>0.000000</text:p>
          </table:table-cell>
          <table:table-cell table:style-name="ce166" table:formula="of:=[.C7]/[.$E$6]*[.$G$6]/1000000" office:value-type="float" office:value="0.00360426052624518" calcext:value-type="float">
            <text:p>0.003604</text:p>
          </table:table-cell>
          <table:table-cell table:style-name="ce166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6]" office:value-type="float" office:value="1.310503" calcext:value-type="float">
            <text:p>1.310503</text:p>
          </table:table-cell>
          <table:table-cell table:style-name="ce157" table:formula="of:=[.D7]" office:value-type="float" office:value="0.617693" calcext:value-type="float">
            <text:p>0.617693</text:p>
          </table:table-cell>
          <table:table-cell table:style-name="ce42" office:value-type="float" office:value="11104721920" calcext:value-type="float">
            <text:p>11,104,721,920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8]/[.$E$6]*[.$G$6]/1000000" office:value-type="float" office:value="0.00000000000042717506" calcext:value-type="float">
            <text:p>0.000000</text:p>
          </table:table-cell>
          <table:table-cell table:style-name="ce166" table:formula="of:=[.C8]/[.$E$6]*[.$G$6]/1000000" office:value-type="float" office:value="0.00000000000020134486" calcext:value-type="float">
            <text:p>0.000000</text:p>
          </table:table-cell>
          <table:table-cell table:style-name="ce166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mount</text:p>
          </table:table-cell>
          <table:table-cell table:style-name="ce42" office:value-type="float" office:value="92613688" calcext:value-type="float">
            <text:p>92,613,688.000000</text:p>
          </table:table-cell>
          <table:table-cell table:style-name="ce42" office:value-type="float" office:value="-1321.89917" calcext:value-type="float">
            <text:p>-1,321.899170</text:p>
          </table:table-cell>
          <table:table-cell table:style-name="ce42" office:value-type="float" office:value="928.83728" calcext:value-type="float">
            <text:p>928.837280</text:p>
          </table:table-cell>
          <table:table-cell table:style-name="ce42" office:value-type="float" office:value="129105.789062" calcext:value-type="float" table:number-columns-spanned="1" table:number-rows-spanned="3">
            <text:p>129,105.789062</text:p>
          </table:table-cell>
          <table:table-cell table:style-name="ce4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159" office:value-type="float" office:value="0.0420836678844981" calcext:value-type="float" table:number-columns-spanned="1" table:number-rows-spanned="3">
            <text:p>0.042084</text:p>
          </table:table-cell>
          <table:table-cell table:style-name="ce162" office:value-type="float" office:value="4" calcext:value-type="float" table:number-columns-spanned="1" table:number-rows-spanned="3">
            <text:p>4</text:p>
          </table:table-cell>
          <table:table-cell table:style-name="ce164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166" table:formula="of:=[.B9]/[.$E$9]*[.$G$9]/1000000" office:value-type="float" office:value="0.0000301886051405397" calcext:value-type="float">
            <text:p>0.000030</text:p>
          </table:table-cell>
          <table:table-cell table:style-name="ce166" table:formula="of:=[.C9]/[.$E$9]*[.$G$9]/1000000" office:value-type="float" office:value="-0.00000000043088978466" calcext:value-type="float">
            <text:p>0.000000</text:p>
          </table:table-cell>
          <table:table-cell table:style-name="ce166" table:formula="of:=[.D9]/[.$E$9]*[.$G$9]/1000000" office:value-type="float" office:value="0.000000000302766281" calcext:value-type="float">
            <text:p>0.000000</text:p>
          </table:table-cell>
          <table:table-cell table:style-name="ce42" office:value-type="float" office:value="0.001394" calcext:value-type="float" table:number-columns-spanned="1" table:number-rows-spanned="3">
            <text:p>0.001394</text:p>
          </table:table-cell>
          <table:table-cell table:style-name="ce42" office:value-type="float" office:value="-0.000117" calcext:value-type="float" table:number-columns-spanned="1" table:number-rows-spanned="3">
            <text:p>-0.000117</text:p>
          </table:table-cell>
          <table:table-cell table:style-name="ce42" office:value-type="float" office:value="-6.96141" calcext:value-type="float" table:number-columns-spanned="1" table:number-rows-spanned="3">
            <text:p>-6.961410</text:p>
          </table:table-cell>
          <table:table-cell table:style-name="ce167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167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167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9]" office:value-type="float" office:value="-1321.89917" calcext:value-type="float">
            <text:p>-1,321.899170</text:p>
          </table:table-cell>
          <table:table-cell table:style-name="ce42" office:value-type="float" office:value="92630944" calcext:value-type="float">
            <text:p>92,630,944.000000</text:p>
          </table:table-cell>
          <table:table-cell table:style-name="ce42" office:value-type="float" office:value="-109.912216" calcext:value-type="float">
            <text:p>-109.912216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0]/[.$E$9]*[.$G$9]/1000000" office:value-type="float" office:value="-0.00000000043088978466" calcext:value-type="float">
            <text:p>0.000000</text:p>
          </table:table-cell>
          <table:table-cell table:style-name="ce166" table:formula="of:=[.C10]/[.$E$9]*[.$G$9]/1000000" office:value-type="float" office:value="0.0000301942299523959" calcext:value-type="float">
            <text:p>0.000030</text:p>
          </table:table-cell>
          <table:table-cell table:style-name="ce166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9]" office:value-type="float" office:value="928.83728" calcext:value-type="float">
            <text:p>928.837280</text:p>
          </table:table-cell>
          <table:table-cell table:style-name="ce157" table:formula="of:=[.D10]" office:value-type="float" office:value="-109.912216" calcext:value-type="float">
            <text:p>-109.912216</text:p>
          </table:table-cell>
          <table:table-cell table:style-name="ce42" office:value-type="float" office:value="180197920" calcext:value-type="float">
            <text:p>180,197,920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1]/[.$E$9]*[.$G$9]/1000000" office:value-type="float" office:value="0.000000000302766281" calcext:value-type="float">
            <text:p>0.000000</text:p>
          </table:table-cell>
          <table:table-cell table:style-name="ce166" table:formula="of:=[.C11]/[.$E$9]*[.$G$9]/1000000" office:value-type="float" office:value="-0.00000000003582727954" calcext:value-type="float">
            <text:p>0.000000</text:p>
          </table:table-cell>
          <table:table-cell table:style-name="ce166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rotate</text:p>
          </table:table-cell>
          <table:table-cell table:style-name="ce42" office:value-type="float" office:value="269093088" calcext:value-type="float">
            <text:p>269,093,088.000000</text:p>
          </table:table-cell>
          <table:table-cell table:style-name="ce42" office:value-type="float" office:value="-498825.96875" calcext:value-type="float">
            <text:p>-498,825.968750</text:p>
          </table:table-cell>
          <table:table-cell table:style-name="ce42" office:value-type="float" office:value="-51044080" calcext:value-type="float">
            <text:p>-51,044,080.000000</text:p>
          </table:table-cell>
          <table:table-cell table:style-name="ce42" office:value-type="float" office:value="327653.3125" calcext:value-type="float" table:number-columns-spanned="1" table:number-rows-spanned="3">
            <text:p>327,653.312500</text:p>
          </table:table-cell>
          <table:table-cell table:style-name="ce4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159" office:value-type="float" office:value="0.106802749006738" calcext:value-type="float" table:number-columns-spanned="1" table:number-rows-spanned="3">
            <text:p>0.106803</text:p>
          </table:table-cell>
          <table:table-cell table:style-name="ce162" office:value-type="float" office:value="4" calcext:value-type="float" table:number-columns-spanned="1" table:number-rows-spanned="3">
            <text:p>4</text:p>
          </table:table-cell>
          <table:table-cell table:style-name="ce164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166" table:formula="of:=[.B12]/[.$E$12]*[.$G$12]/1000000" office:value-type="float" office:value="0.0000877143017960853" calcext:value-type="float">
            <text:p>0.000088</text:p>
          </table:table-cell>
          <table:table-cell table:style-name="ce166" table:formula="of:=[.C12]/[.$E$12]*[.$G$12]/1000000" office:value-type="float" office:value="-0.00000016259864529357" calcext:value-type="float">
            <text:p>0.000000</text:p>
          </table:table-cell>
          <table:table-cell table:style-name="ce166" table:formula="of:=[.D12]/[.$E$12]*[.$G$12]/1000000" office:value-type="float" office:value="-0.0000166384646714654" calcext:value-type="float">
            <text:p>-0.000017</text:p>
          </table:table-cell>
          <table:table-cell table:style-name="ce42" office:value-type="float" office:value="-15.901887" calcext:value-type="float" table:number-columns-spanned="1" table:number-rows-spanned="3">
            <text:p>-15.901887</text:p>
          </table:table-cell>
          <table:table-cell table:style-name="ce42" office:value-type="float" office:value="-0.185766" calcext:value-type="float" table:number-columns-spanned="1" table:number-rows-spanned="3">
            <text:p>-0.185766</text:p>
          </table:table-cell>
          <table:table-cell table:style-name="ce42" office:value-type="float" office:value="-33.7621" calcext:value-type="float" table:number-columns-spanned="1" table:number-rows-spanned="3">
            <text:p>-33.762100</text:p>
          </table:table-cell>
          <table:table-cell table:style-name="ce167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167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167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2]" office:value-type="float" office:value="-498825.96875" calcext:value-type="float">
            <text:p>-498,825.968750</text:p>
          </table:table-cell>
          <table:table-cell table:style-name="ce42" office:value-type="float" office:value="259467616" calcext:value-type="float">
            <text:p>259,467,616.000000</text:p>
          </table:table-cell>
          <table:table-cell table:style-name="ce42" office:value-type="float" office:value="-802567.875" calcext:value-type="float">
            <text:p>-802,567.875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3]/[.$E$12]*[.$G$12]/1000000" office:value-type="float" office:value="-0.00000016259864529357" calcext:value-type="float">
            <text:p>0.000000</text:p>
          </table:table-cell>
          <table:table-cell table:style-name="ce166" table:formula="of:=[.C13]/[.$E$12]*[.$G$12]/1000000" office:value-type="float" office:value="0.0000845767572303261" calcext:value-type="float">
            <text:p>0.000085</text:p>
          </table:table-cell>
          <table:table-cell table:style-name="ce166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2]" office:value-type="float" office:value="-51044080" calcext:value-type="float">
            <text:p>-51,044,080.000000</text:p>
          </table:table-cell>
          <table:table-cell table:style-name="ce157" table:formula="of:=[.D13]" office:value-type="float" office:value="-802567.875" calcext:value-type="float">
            <text:p>-802,567.875000</text:p>
          </table:table-cell>
          <table:table-cell table:style-name="ce42" office:value-type="float" office:value="284712448" calcext:value-type="float">
            <text:p>284,712,448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4]/[.$E$12]*[.$G$12]/1000000" office:value-type="float" office:value="-0.0000166384646714654" calcext:value-type="float">
            <text:p>-0.000017</text:p>
          </table:table-cell>
          <table:table-cell table:style-name="ce166" table:formula="of:=[.C14]/[.$E$12]*[.$G$12]/1000000" office:value-type="float" office:value="-0.00000026160716844423" calcext:value-type="float">
            <text:p>0.000000</text:p>
          </table:table-cell>
          <table:table-cell table:style-name="ce166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caster_wheel</text:p>
          </table:table-cell>
          <table:table-cell table:style-name="ce42" office:value-type="float" office:value="38092560" calcext:value-type="float">
            <text:p>38,092,560.000000</text:p>
          </table:table-cell>
          <table:table-cell table:style-name="ce42" office:value-type="float" office:value="-0.067819" calcext:value-type="float">
            <text:p>-0.067819</text:p>
          </table:table-cell>
          <table:table-cell table:style-name="ce42" office:value-type="float" office:value="-0.121009" calcext:value-type="float">
            <text:p>-0.121009</text:p>
          </table:table-cell>
          <table:table-cell table:style-name="ce42" office:value-type="float" office:value="98852.429688" calcext:value-type="float" table:number-columns-spanned="1" table:number-rows-spanned="3">
            <text:p>98,852.429688</text:p>
          </table:table-cell>
          <table:table-cell table:style-name="ce4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159" office:value-type="float" office:value="0.032222202046786" calcext:value-type="float" table:number-columns-spanned="1" table:number-rows-spanned="3">
            <text:p>0.032222</text:p>
          </table:table-cell>
          <table:table-cell table:style-name="ce162" office:value-type="float" office:value="8" calcext:value-type="float" table:number-columns-spanned="1" table:number-rows-spanned="3">
            <text:p>8</text:p>
          </table:table-cell>
          <table:table-cell table:style-name="ce164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166" table:formula="of:=[.B15]/[.$E$15]*[.$G$15]/1000000" office:value-type="float" office:value="0.0000124167526147141" calcext:value-type="float">
            <text:p>0.000012</text:p>
          </table:table-cell>
          <table:table-cell table:style-name="ce166" table:formula="of:=[.C15]/[.$E$15]*[.$G$15]/1000000" office:value-type="float" office:value="-0.00000000000002210646" calcext:value-type="float">
            <text:p>0.000000</text:p>
          </table:table-cell>
          <table:table-cell table:style-name="ce166" table:formula="of:=[.D15]/[.$E$15]*[.$G$15]/1000000" office:value-type="float" office:value="-0.00000000000003944442" calcext:value-type="float">
            <text:p>0.000000</text:p>
          </table:table-cell>
          <table:table-cell table:style-name="ce42" office:value-type="float" office:value="-0" calcext:value-type="float" table:number-columns-spanned="1" table:number-rows-spanned="3">
            <text:p>0.000000</text:p>
          </table:table-cell>
          <table:table-cell table:style-name="ce42" office:value-type="float" office:value="11.499486" calcext:value-type="float" table:number-columns-spanned="1" table:number-rows-spanned="3">
            <text:p>11.499486</text:p>
          </table:table-cell>
          <table:table-cell table:style-name="ce42" office:value-type="float" office:value="0.011471" calcext:value-type="float" table:number-columns-spanned="1" table:number-rows-spanned="3">
            <text:p>0.011471</text:p>
          </table:table-cell>
          <table:table-cell table:style-name="ce167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167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167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5]" office:value-type="float" office:value="-0.067819" calcext:value-type="float">
            <text:p>-0.067819</text:p>
          </table:table-cell>
          <table:table-cell table:style-name="ce42" office:value-type="float" office:value="67679248" calcext:value-type="float">
            <text:p>67,679,248.000000</text:p>
          </table:table-cell>
          <table:table-cell table:style-name="ce42" office:value-type="float" office:value="-239.022873" calcext:value-type="float">
            <text:p>-239.022873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6]/[.$E$15]*[.$G$15]/1000000" office:value-type="float" office:value="-0.00000000000002210646" calcext:value-type="float">
            <text:p>0.000000</text:p>
          </table:table-cell>
          <table:table-cell table:style-name="ce166" table:formula="of:=[.C16]/[.$E$15]*[.$G$15]/1000000" office:value-type="float" office:value="0.00002206090847047" calcext:value-type="float">
            <text:p>0.000022</text:p>
          </table:table-cell>
          <table:table-cell table:style-name="ce166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5]" office:value-type="float" office:value="-0.121009" calcext:value-type="float">
            <text:p>-0.121009</text:p>
          </table:table-cell>
          <table:table-cell table:style-name="ce157" table:formula="of:=[.D16]" office:value-type="float" office:value="-239.022873" calcext:value-type="float">
            <text:p>-239.022873</text:p>
          </table:table-cell>
          <table:table-cell table:style-name="ce42" office:value-type="float" office:value="38098072" calcext:value-type="float">
            <text:p>38,098,072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7]/[.$E$15]*[.$G$15]/1000000" office:value-type="float" office:value="-0.00000000000003944442" calcext:value-type="float">
            <text:p>0.000000</text:p>
          </table:table-cell>
          <table:table-cell table:style-name="ce166" table:formula="of:=[.C17]/[.$E$15]*[.$G$15]/1000000" office:value-type="float" office:value="-0.00000000007791253419" calcext:value-type="float">
            <text:p>0.000000</text:p>
          </table:table-cell>
          <table:table-cell table:style-name="ce166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external_case</text:p>
          </table:table-cell>
          <table:table-cell table:style-name="ce42" office:value-type="float" office:value="2653135044608" calcext:value-type="float">
            <text:p>2,653,135,044,608.000000</text:p>
          </table:table-cell>
          <table:table-cell table:style-name="ce42" office:value-type="float" office:value="-2067480704" calcext:value-type="float">
            <text:p>-2,067,480,704.000000</text:p>
          </table:table-cell>
          <table:table-cell table:style-name="ce42" office:value-type="float" office:value="561849792" calcext:value-type="float">
            <text:p>561,849,792.000000</text:p>
          </table:table-cell>
          <table:table-cell table:style-name="ce158" office:value-type="float" office:value="95018200" calcext:value-type="float" table:number-columns-spanned="1" table:number-rows-spanned="3">
            <text:p>95,018,200.000000</text:p>
          </table:table-cell>
          <table:table-cell table:style-name="ce4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159" office:value-type="float" office:value="0.972386295261561" calcext:value-type="float" table:number-columns-spanned="1" table:number-rows-spanned="3">
            <text:p>0.97238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166" table:formula="of:=[.B18]/[.$E$18]*[.$G$18]/1000000" office:value-type="float" office:value="0.027151347392973" calcext:value-type="float">
            <text:p>0.027151</text:p>
          </table:table-cell>
          <table:table-cell table:style-name="ce166" table:formula="of:=[.C18]/[.$E$18]*[.$G$18]/1000000" office:value-type="float" office:value="-0.0000211579455545077" calcext:value-type="float">
            <text:p>-0.000021</text:p>
          </table:table-cell>
          <table:table-cell table:style-name="ce166" table:formula="of:=[.D18]/[.$E$18]*[.$G$18]/1000000" office:value-type="float" office:value="0.00000574979359466248" calcext:value-type="float">
            <text:p>0.000006</text:p>
          </table:table-cell>
          <table:table-cell table:style-name="ce42" office:value-type="float" office:value="0.270188" calcext:value-type="float" table:number-columns-spanned="1" table:number-rows-spanned="3">
            <text:p>0.270188</text:p>
          </table:table-cell>
          <table:table-cell table:style-name="ce42" office:value-type="float" office:value="-0.016314" calcext:value-type="float" table:number-columns-spanned="1" table:number-rows-spanned="3">
            <text:p>-0.016314</text:p>
          </table:table-cell>
          <table:table-cell table:style-name="ce42" office:value-type="float" office:value="53.465652" calcext:value-type="float" table:number-columns-spanned="1" table:number-rows-spanned="3">
            <text:p>53.465652</text:p>
          </table:table-cell>
          <table:table-cell table:style-name="ce167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167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167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8]" office:value-type="float" office:value="-2067480704" calcext:value-type="float">
            <text:p>-2,067,480,704.000000</text:p>
          </table:table-cell>
          <table:table-cell table:style-name="ce42" office:value-type="float" office:value="6420047069184" calcext:value-type="float">
            <text:p>6,420,047,069,184.000000</text:p>
          </table:table-cell>
          <table:table-cell table:style-name="ce42" office:value-type="float" office:value="90216480" calcext:value-type="float">
            <text:p>90,216,480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19]/[.$E$18]*[.$G$18]/1000000" office:value-type="float" office:value="-0.0000211579455545077" calcext:value-type="float">
            <text:p>-0.000021</text:p>
          </table:table-cell>
          <table:table-cell table:style-name="ce166" table:formula="of:=[.C19]/[.$E$18]*[.$G$18]/1000000" office:value-type="float" office:value="0.0657007371746536" calcext:value-type="float">
            <text:p>0.065701</text:p>
          </table:table-cell>
          <table:table-cell table:style-name="ce166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8]" office:value-type="float" office:value="561849792" calcext:value-type="float">
            <text:p>561,849,792.000000</text:p>
          </table:table-cell>
          <table:table-cell table:style-name="ce157" table:formula="of:=[.D19]" office:value-type="float" office:value="90216480" calcext:value-type="float">
            <text:p>90,216,480.000000</text:p>
          </table:table-cell>
          <table:table-cell table:style-name="ce42" office:value-type="float" office:value="8460506234880" calcext:value-type="float">
            <text:p>8,460,506,234,880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0]/[.$E$18]*[.$G$18]/1000000" office:value-type="float" office:value="0.00000574979359466248" calcext:value-type="float">
            <text:p>0.000006</text:p>
          </table:table-cell>
          <table:table-cell table:style-name="ce166" table:formula="of:=[.C20]/[.$E$18]*[.$G$18]/1000000" office:value-type="float" office:value="0.00000092324700698118" calcext:value-type="float">
            <text:p>0.000001</text:p>
          </table:table-cell>
          <table:table-cell table:style-name="ce166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front_camera_assy</text:p>
          </table:table-cell>
          <table:table-cell table:style-name="ce42" office:value-type="float" office:value="108000728" calcext:value-type="float">
            <text:p>108,000,728.000000</text:p>
          </table:table-cell>
          <table:table-cell table:style-name="ce42" office:value-type="float" office:value="-7195.092773" calcext:value-type="float">
            <text:p>-7,195.092773</text:p>
          </table:table-cell>
          <table:table-cell table:style-name="ce42" office:value-type="float" office:value="-921940.0625" calcext:value-type="float">
            <text:p>-921,940.062500</text:p>
          </table:table-cell>
          <table:table-cell table:style-name="ce42" office:value-type="float" office:value="129725.257812" calcext:value-type="float" table:number-columns-spanned="1" table:number-rows-spanned="3">
            <text:p>129,725.257812</text:p>
          </table:table-cell>
          <table:table-cell table:style-name="ce4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159" office:value-type="float" office:value="0.0422855915730424" calcext:value-type="float" table:number-columns-spanned="1" table:number-rows-spanned="3">
            <text:p>0.04228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166" table:formula="of:=[.B21]/[.$E$21]*[.$G$21]/1000000" office:value-type="float" office:value="0.0000352042058025249" calcext:value-type="float">
            <text:p>0.000035</text:p>
          </table:table-cell>
          <table:table-cell table:style-name="ce166" table:formula="of:=[.C21]/[.$E$21]*[.$G$21]/1000000" office:value-type="float" office:value="-0.00000000234533166063" calcext:value-type="float">
            <text:p>0.000000</text:p>
          </table:table-cell>
          <table:table-cell table:style-name="ce166" table:formula="of:=[.D21]/[.$E$21]*[.$G$21]/1000000" office:value-type="float" office:value="-0.00000030051804556209" calcext:value-type="float">
            <text:p>0.000000</text:p>
          </table:table-cell>
          <table:table-cell table:style-name="ce42" office:value-type="float" office:value="17.438225" calcext:value-type="float" table:number-columns-spanned="1" table:number-rows-spanned="3">
            <text:p>17.438225</text:p>
          </table:table-cell>
          <table:table-cell table:style-name="ce42" office:value-type="float" office:value="0.004906" calcext:value-type="float" table:number-columns-spanned="1" table:number-rows-spanned="3">
            <text:p>0.004906</text:p>
          </table:table-cell>
          <table:table-cell table:style-name="ce42" office:value-type="float" office:value="6.361746" calcext:value-type="float" table:number-columns-spanned="1" table:number-rows-spanned="3">
            <text:p>6.361746</text:p>
          </table:table-cell>
          <table:table-cell table:style-name="ce167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167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167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1]" office:value-type="float" office:value="-7195.092773" calcext:value-type="float">
            <text:p>-7,195.092773</text:p>
          </table:table-cell>
          <table:table-cell table:style-name="ce42" office:value-type="float" office:value="34900196" calcext:value-type="float">
            <text:p>34,900,196.000000</text:p>
          </table:table-cell>
          <table:table-cell table:style-name="ce42" office:value-type="float" office:value="6803.280762" calcext:value-type="float">
            <text:p>6,803.280762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2]/[.$E$21]*[.$G$21]/1000000" office:value-type="float" office:value="-0.00000000234533166063" calcext:value-type="float">
            <text:p>0.000000</text:p>
          </table:table-cell>
          <table:table-cell table:style-name="ce166" table:formula="of:=[.C22]/[.$E$21]*[.$G$21]/1000000" office:value-type="float" office:value="0.0000113761611174737" calcext:value-type="float">
            <text:p>0.000011</text:p>
          </table:table-cell>
          <table:table-cell table:style-name="ce166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1]" office:value-type="float" office:value="-921940.0625" calcext:value-type="float">
            <text:p>-921,940.062500</text:p>
          </table:table-cell>
          <table:table-cell table:style-name="ce157" table:formula="of:=[.D22]" office:value-type="float" office:value="6803.280762" calcext:value-type="float">
            <text:p>6,803.280762</text:p>
          </table:table-cell>
          <table:table-cell table:style-name="ce42" office:value-type="float" office:value="93180440" calcext:value-type="float">
            <text:p>93,180,440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3]/[.$E$21]*[.$G$21]/1000000" office:value-type="float" office:value="-0.00000030051804556209" calcext:value-type="float">
            <text:p>0.000000</text:p>
          </table:table-cell>
          <table:table-cell table:style-name="ce166" table:formula="of:=[.C23]/[.$E$21]*[.$G$21]/1000000" office:value-type="float" office:value="0.00000000221761557087" calcext:value-type="float">
            <text:p>0.000000</text:p>
          </table:table-cell>
          <table:table-cell table:style-name="ce166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amp_cover</text:p>
          </table:table-cell>
          <table:table-cell table:style-name="ce42" office:value-type="float" office:value="22274354" calcext:value-type="float">
            <text:p>22,274,354.000000</text:p>
          </table:table-cell>
          <table:table-cell table:style-name="ce42" office:value-type="float" office:value="-0.019059" calcext:value-type="float">
            <text:p>-0.019059</text:p>
          </table:table-cell>
          <table:table-cell table:style-name="ce42" office:value-type="float" office:value="-0.07336" calcext:value-type="float">
            <text:p>-0.073360</text:p>
          </table:table-cell>
          <table:table-cell table:style-name="ce42" office:value-type="float" office:value="38491.71875" calcext:value-type="float" table:number-columns-spanned="1" table:number-rows-spanned="3">
            <text:p>38,491.718750</text:p>
          </table:table-cell>
          <table:table-cell table:style-name="ce4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159" office:value-type="float" office:value="0.0125468634671417" calcext:value-type="float" table:number-columns-spanned="1" table:number-rows-spanned="3">
            <text:p>0.012547</text:p>
          </table:table-cell>
          <table:table-cell table:style-name="ce162" office:value-type="float" office:value="4" calcext:value-type="float" table:number-columns-spanned="1" table:number-rows-spanned="3">
            <text:p>4</text:p>
          </table:table-cell>
          <table:table-cell table:style-name="ce164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166" table:formula="of:=[.B24]/[.$E$24]*[.$G$24]/1000000" office:value-type="float" office:value="0.00000726060793159" calcext:value-type="float">
            <text:p>0.000007</text:p>
          </table:table-cell>
          <table:table-cell table:style-name="ce166" table:formula="of:=[.C24]/[.$E$24]*[.$G$24]/1000000" office:value-type="float" office:value="-6.21252255253615E-015" calcext:value-type="float">
            <text:p>0.000000</text:p>
          </table:table-cell>
          <table:table-cell table:style-name="ce166" table:formula="of:=[.D24]/[.$E$24]*[.$G$24]/1000000" office:value-type="float" office:value="-0.00000000000002391262" calcext:value-type="float">
            <text:p>0.000000</text:p>
          </table:table-cell>
          <table:table-cell table:style-name="ce42" office:value-type="float" office:value="0.332241" calcext:value-type="float" table:number-columns-spanned="1" table:number-rows-spanned="3">
            <text:p>0.332241</text:p>
          </table:table-cell>
          <table:table-cell table:style-name="ce42" office:value-type="float" office:value="0.000262" calcext:value-type="float" table:number-columns-spanned="1" table:number-rows-spanned="3">
            <text:p>0.000262</text:p>
          </table:table-cell>
          <table:table-cell table:style-name="ce42" office:value-type="float" office:value="40" calcext:value-type="float" table:number-columns-spanned="1" table:number-rows-spanned="3">
            <text:p>40.000000</text:p>
          </table:table-cell>
          <table:table-cell table:style-name="ce167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167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167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4]" office:value-type="float" office:value="-0.019059" calcext:value-type="float">
            <text:p>-0.019059</text:p>
          </table:table-cell>
          <table:table-cell table:style-name="ce42" office:value-type="float" office:value="21852106" calcext:value-type="float">
            <text:p>21,852,106.000000</text:p>
          </table:table-cell>
          <table:table-cell table:style-name="ce42" office:value-type="float" office:value="-0.00001" calcext:value-type="float">
            <text:p>-0.00001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5]/[.$E$24]*[.$G$24]/1000000" office:value-type="float" office:value="-6.21252255253615E-015" calcext:value-type="float">
            <text:p>0.000000</text:p>
          </table:table-cell>
          <table:table-cell table:style-name="ce166" table:formula="of:=[.C25]/[.$E$24]*[.$G$24]/1000000" office:value-type="float" office:value="0.00000712297084555384" calcext:value-type="float">
            <text:p>0.000007</text:p>
          </table:table-cell>
          <table:table-cell table:style-name="ce166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4]" office:value-type="float" office:value="-0.07336" calcext:value-type="float">
            <text:p>-0.073360</text:p>
          </table:table-cell>
          <table:table-cell table:style-name="ce157" table:formula="of:=[.D25]" office:value-type="float" office:value="-0.00001" calcext:value-type="float">
            <text:p>-0.000010</text:p>
          </table:table-cell>
          <table:table-cell table:style-name="ce42" office:value-type="float" office:value="3068623" calcext:value-type="float">
            <text:p>3,068,623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6]/[.$E$24]*[.$G$24]/1000000" office:value-type="float" office:value="-0.00000000000002391262" calcext:value-type="float">
            <text:p>0.000000</text:p>
          </table:table-cell>
          <table:table-cell table:style-name="ce166" table:formula="of:=[.C26]/[.$E$24]*[.$G$24]/1000000" office:value-type="float" office:value="-3.25962671312039E-018" calcext:value-type="float">
            <text:p>0.000000</text:p>
          </table:table-cell>
          <table:table-cell table:style-name="ce166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main_wheel</text:p>
          </table:table-cell>
          <table:table-cell table:style-name="ce42" office:value-type="float" office:value="3134528000" calcext:value-type="float">
            <text:p>3,134,528,000.000000</text:p>
          </table:table-cell>
          <table:table-cell table:style-name="ce42" office:value-type="float" office:value="1.310583" calcext:value-type="float">
            <text:p>1.310583</text:p>
          </table:table-cell>
          <table:table-cell table:style-name="ce42" office:value-type="float" office:value="0.431668" calcext:value-type="float">
            <text:p>0.431668</text:p>
          </table:table-cell>
          <table:table-cell table:style-name="ce42" office:value-type="float" office:value="992266.5625" calcext:value-type="float" table:number-columns-spanned="1" table:number-rows-spanned="3">
            <text:p>992,266.562500</text:p>
          </table:table-cell>
          <table:table-cell table:style-name="ce4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159" office:value-type="float" office:value="0.323441859366114" calcext:value-type="float" table:number-columns-spanned="1" table:number-rows-spanned="3">
            <text:p>0.323442</text:p>
          </table:table-cell>
          <table:table-cell table:style-name="ce162" office:value-type="float" office:value="2" calcext:value-type="float" table:number-columns-spanned="1" table:number-rows-spanned="3">
            <text:p>2</text:p>
          </table:table-cell>
          <table:table-cell table:style-name="ce164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166" table:formula="of:=[.B27]/[.$E$27]*[.$G$27]/1000000" office:value-type="float" office:value="0.00102173912018238" calcext:value-type="float">
            <text:p>0.001022</text:p>
          </table:table-cell>
          <table:table-cell table:style-name="ce166" table:formula="of:=[.C27]/[.$E$27]*[.$G$27]/1000000" office:value-type="float" office:value="0.00000000000042720114" calcext:value-type="float">
            <text:p>0.000000</text:p>
          </table:table-cell>
          <table:table-cell table:style-name="ce166" table:formula="of:=[.D27]/[.$E$27]*[.$G$27]/1000000" office:value-type="float" office:value="0.00000000000014070765" calcext:value-type="float">
            <text:p>0.000000</text:p>
          </table:table-cell>
          <table:table-cell table:style-name="ce42" office:value-type="float" office:value="11" calcext:value-type="float" table:number-columns-spanned="1" table:number-rows-spanned="3">
            <text:p>11.000000</text:p>
          </table:table-cell>
          <table:table-cell table:style-name="ce42" office:value-type="float" office:value="0.000002" calcext:value-type="float" table:number-columns-spanned="1" table:number-rows-spanned="3">
            <text:p>0.000002</text:p>
          </table:table-cell>
          <table:table-cell table:style-name="ce42" office:value-type="float" office:value="-0.000002" calcext:value-type="float" table:number-columns-spanned="1" table:number-rows-spanned="3">
            <text:p>-0.000002</text:p>
          </table:table-cell>
          <table:table-cell table:style-name="ce167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167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167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7]" office:value-type="float" office:value="1.310583" calcext:value-type="float">
            <text:p>1.310583</text:p>
          </table:table-cell>
          <table:table-cell table:style-name="ce42" office:value-type="float" office:value="1772034432" calcext:value-type="float">
            <text:p>1,772,034,432.000000</text:p>
          </table:table-cell>
          <table:table-cell table:style-name="ce42" office:value-type="float" office:value="22.41276" calcext:value-type="float">
            <text:p>22.41276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8]/[.$E$27]*[.$G$27]/1000000" office:value-type="float" office:value="0.00000000000042720114" calcext:value-type="float">
            <text:p>0.000000</text:p>
          </table:table-cell>
          <table:table-cell table:style-name="ce166" table:formula="of:=[.C28]/[.$E$27]*[.$G$27]/1000000" office:value-type="float" office:value="0.000577617077111631" calcext:value-type="float">
            <text:p>0.000578</text:p>
          </table:table-cell>
          <table:table-cell table:style-name="ce166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7]" office:value-type="float" office:value="0.431668" calcext:value-type="float">
            <text:p>0.431668</text:p>
          </table:table-cell>
          <table:table-cell table:style-name="ce157" table:formula="of:=[.D28]" office:value-type="float" office:value="22.41276" calcext:value-type="float">
            <text:p>22.412760</text:p>
          </table:table-cell>
          <table:table-cell table:style-name="ce42" office:value-type="float" office:value="1772034432" calcext:value-type="float">
            <text:p>1,772,034,432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29]/[.$E$27]*[.$G$27]/1000000" office:value-type="float" office:value="0.00000000000014070765" calcext:value-type="float">
            <text:p>0.000000</text:p>
          </table:table-cell>
          <table:table-cell table:style-name="ce166" table:formula="of:=[.C29]/[.$E$27]*[.$G$27]/1000000" office:value-type="float" office:value="0.00000000000730572312" calcext:value-type="float">
            <text:p>0.000000</text:p>
          </table:table-cell>
          <table:table-cell table:style-name="ce166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plate_up</text:p>
          </table:table-cell>
          <table:table-cell table:style-name="ce42" office:value-type="float" office:value="994809151488" calcext:value-type="float">
            <text:p>994,809,151,488.000000</text:p>
          </table:table-cell>
          <table:table-cell table:style-name="ce42" office:value-type="float" office:value="-1132639488" calcext:value-type="float">
            <text:p>-1,132,639,488.000000</text:p>
          </table:table-cell>
          <table:table-cell table:style-name="ce42" office:value-type="float" office:value="58118768" calcext:value-type="float">
            <text:p>58,118,768.000000</text:p>
          </table:table-cell>
          <table:table-cell table:style-name="ce42" office:value-type="float" office:value="45040068" calcext:value-type="float" table:number-columns-spanned="1" table:number-rows-spanned="3">
            <text:p>45,040,068.000000</text:p>
          </table:table-cell>
          <table:table-cell table:style-name="ce42" table:formula="of:=[.E30]*[.H30]" office:value-type="float" office:value="45040068" calcext:value-type="float" table:number-columns-spanned="1" table:number-rows-spanned="3">
            <text:p>45,040,068.000000</text:p>
          </table:table-cell>
          <table:table-cell table:style-name="ce159" office:value-type="float" office:value="10" calcext:value-type="float" table:number-columns-spanned="1" table:number-rows-spanned="3">
            <text:p>10.000000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0]*[.H30]" office:value-type="float" office:value="10" calcext:value-type="float" table:number-columns-spanned="1" table:number-rows-spanned="3">
            <text:p>10.000</text:p>
          </table:table-cell>
          <table:table-cell table:style-name="ce166" table:formula="of:=[.B30]/[.$E$30]*[.$G$30]/1000000" office:value-type="float" office:value="0.220872035869928" calcext:value-type="float">
            <text:p>0.220872</text:p>
          </table:table-cell>
          <table:table-cell table:style-name="ce166" table:formula="of:=[.C30]/[.$E$30]*[.$G$30]/1000000" office:value-type="float" office:value="-0.000251473751771423" calcext:value-type="float">
            <text:p>-0.000251</text:p>
          </table:table-cell>
          <table:table-cell table:style-name="ce166" table:formula="of:=[.D30]/[.$E$30]*[.$G$30]/1000000" office:value-type="float" office:value="0.0000129037922411662" calcext:value-type="float">
            <text:p>0.000013</text:p>
          </table:table-cell>
          <table:table-cell table:style-name="ce168" office:value-type="float" office:value="0.84618" calcext:value-type="float" table:number-columns-spanned="1" table:number-rows-spanned="3">
            <text:p>0.84618</text:p>
          </table:table-cell>
          <table:table-cell table:style-name="ce42" office:value-type="float" office:value="0.00274" calcext:value-type="float" table:number-columns-spanned="1" table:number-rows-spanned="3">
            <text:p>0.002740</text:p>
          </table:table-cell>
          <table:table-cell table:style-name="ce42" office:value-type="float" office:value="-1.41894" calcext:value-type="float" table:number-columns-spanned="1" table:number-rows-spanned="3">
            <text:p>-1.418940</text:p>
          </table:table-cell>
          <table:table-cell table:style-name="ce167" table:formula="of:=[.M30]/1000" office:value-type="float" office:value="0.00084618" calcext:value-type="float" table:number-columns-spanned="1" table:number-rows-spanned="3">
            <text:p>0.001</text:p>
          </table:table-cell>
          <table:table-cell table:style-name="ce167" table:formula="of:=[.N30]/1000" office:value-type="float" office:value="0.00000274" calcext:value-type="float" table:number-columns-spanned="1" table:number-rows-spanned="3">
            <text:p>0.000</text:p>
          </table:table-cell>
          <table:table-cell table:style-name="ce167" table:formula="of:=[.O30]/1000" office:value-type="float" office:value="-0.00141894" calcext:value-type="float" table:number-columns-spanned="1" table:number-rows-spanned="3">
            <text:p>-0.001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0]" office:value-type="float" office:value="-1132639488" calcext:value-type="float">
            <text:p>-1,132,639,488.000000</text:p>
          </table:table-cell>
          <table:table-cell table:style-name="ce42" office:value-type="float" office:value="2453041840128" calcext:value-type="float">
            <text:p>2,453,041,840,128.000000</text:p>
          </table:table-cell>
          <table:table-cell table:style-name="ce42" office:value-type="float" office:value="-6281107" calcext:value-type="float">
            <text:p>-6,281,107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1]/[.$E$30]*[.$G$30]/1000000" office:value-type="float" office:value="-0.000251473751771423" calcext:value-type="float">
            <text:p>-0.000251</text:p>
          </table:table-cell>
          <table:table-cell table:style-name="ce166" table:formula="of:=[.C31]/[.$E$30]*[.$G$30]/1000000" office:value-type="float" office:value="0.544635465498853" calcext:value-type="float">
            <text:p>0.544635</text:p>
          </table:table-cell>
          <table:table-cell table:style-name="ce166" table:formula="of:=[.D31]/[.$E$30]*[.$G$30]/1000000" office:value-type="float" office:value="-0.00000139455983947449" calcext:value-type="float">
            <text:p>-0.000001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0]" office:value-type="float" office:value="58118768" calcext:value-type="float">
            <text:p>58,118,768.000000</text:p>
          </table:table-cell>
          <table:table-cell table:style-name="ce157" table:formula="of:=[.D31]" office:value-type="float" office:value="-6281107" calcext:value-type="float">
            <text:p>-6,281,107.000000</text:p>
          </table:table-cell>
          <table:table-cell table:style-name="ce42" office:value-type="float" office:value="3353201344512" calcext:value-type="float">
            <text:p>3,353,201,344,512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2]/[.$E$30]*[.$G$30]/1000000" office:value-type="float" office:value="0.0000129037922411662" calcext:value-type="float">
            <text:p>0.000013</text:p>
          </table:table-cell>
          <table:table-cell table:style-name="ce166" table:formula="of:=[.C32]/[.$E$30]*[.$G$30]/1000000" office:value-type="float" office:value="-0.00000139455983947449" calcext:value-type="float">
            <text:p>-0.000001</text:p>
          </table:table-cell>
          <table:table-cell table:style-name="ce166" table:formula="of:=[.D32]/[.$E$30]*[.$G$30]/1000000" office:value-type="float" office:value="0.744492957806369" calcext:value-type="float">
            <text:p>0.744493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qr_reader</text:p>
          </table:table-cell>
          <table:table-cell table:style-name="ce42" office:value-type="float" office:value="468956576" calcext:value-type="float">
            <text:p>468,956,576.000000</text:p>
          </table:table-cell>
          <table:table-cell table:style-name="ce42" office:value-type="float" office:value="37790.332031" calcext:value-type="float">
            <text:p>37,790.332031</text:p>
          </table:table-cell>
          <table:table-cell table:style-name="ce42" office:value-type="float" office:value="-26654.339844" calcext:value-type="float">
            <text:p>-26,654.339844</text:p>
          </table:table-cell>
          <table:table-cell table:style-name="ce42" office:value-type="float" office:value="369169.75" calcext:value-type="float" table:number-columns-spanned="1" table:number-rows-spanned="3">
            <text:p>369,169.750000</text:p>
          </table:table-cell>
          <table:table-cell table:style-name="ce42" table:formula="of:=[.E33]*[.H33]" office:value-type="float" office:value="369169.75" calcext:value-type="float" table:number-columns-spanned="1" table:number-rows-spanned="3">
            <text:p>369,169.750000</text:p>
          </table:table-cell>
          <table:table-cell table:style-name="ce159" office:value-type="float" office:value="0.120335557877598" calcext:value-type="float" table:number-columns-spanned="1" table:number-rows-spanned="3">
            <text:p>0.12033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3]*[.H33]" office:value-type="float" office:value="0.120335557877598" calcext:value-type="float" table:number-columns-spanned="1" table:number-rows-spanned="3">
            <text:p>0.120</text:p>
          </table:table-cell>
          <table:table-cell table:style-name="ce166" table:formula="of:=[.B33]/[.$E$33]*[.$G$33]/1000000" office:value-type="float" office:value="0.000152862338242308" calcext:value-type="float">
            <text:p>0.000153</text:p>
          </table:table-cell>
          <table:table-cell table:style-name="ce166" table:formula="of:=[.C33]/[.$E$33]*[.$G$33]/1000000" office:value-type="float" office:value="0.00000001231823757859" calcext:value-type="float">
            <text:p>0.000000</text:p>
          </table:table-cell>
          <table:table-cell table:style-name="ce166" table:formula="of:=[.D33]/[.$E$33]*[.$G$33]/1000000" office:value-type="float" office:value="-0.00000000868831981761" calcext:value-type="float">
            <text:p>0.000000</text:p>
          </table:table-cell>
          <table:table-cell table:style-name="ce42" office:value-type="float" office:value="-0.003768" calcext:value-type="float" table:number-columns-spanned="1" table:number-rows-spanned="3">
            <text:p>-0.003768</text:p>
          </table:table-cell>
          <table:table-cell table:style-name="ce42" office:value-type="float" office:value="-16.049398" calcext:value-type="float" table:number-columns-spanned="1" table:number-rows-spanned="3">
            <text:p>-16.049398</text:p>
          </table:table-cell>
          <table:table-cell table:style-name="ce42" office:value-type="float" office:value="1.028455" calcext:value-type="float" table:number-columns-spanned="1" table:number-rows-spanned="3">
            <text:p>1.028455</text:p>
          </table:table-cell>
          <table:table-cell table:style-name="ce167" table:formula="of:=[.M33]/1000" office:value-type="float" office:value="-0.000003768" calcext:value-type="float" table:number-columns-spanned="1" table:number-rows-spanned="3">
            <text:p>0.000</text:p>
          </table:table-cell>
          <table:table-cell table:style-name="ce167" table:formula="of:=[.N33]/1000" office:value-type="float" office:value="-0.016049398" calcext:value-type="float" table:number-columns-spanned="1" table:number-rows-spanned="3">
            <text:p>-0.016</text:p>
          </table:table-cell>
          <table:table-cell table:style-name="ce167" table:formula="of:=[.O33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3]" office:value-type="float" office:value="37790.332031" calcext:value-type="float">
            <text:p>37,790.332031</text:p>
          </table:table-cell>
          <table:table-cell table:style-name="ce42" office:value-type="float" office:value="341127680" calcext:value-type="float">
            <text:p>341,127,680.000000</text:p>
          </table:table-cell>
          <table:table-cell table:style-name="ce42" office:value-type="float" office:value="10640336" calcext:value-type="float">
            <text:p>10,640,336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4]/[.$E$33]*[.$G$33]/1000000" office:value-type="float" office:value="0.00000001231823757859" calcext:value-type="float">
            <text:p>0.000000</text:p>
          </table:table-cell>
          <table:table-cell table:style-name="ce166" table:formula="of:=[.C34]/[.$E$33]*[.$G$33]/1000000" office:value-type="float" office:value="0.000111194889831279" calcext:value-type="float">
            <text:p>0.000111</text:p>
          </table:table-cell>
          <table:table-cell table:style-name="ce166" table:formula="of:=[.D34]/[.$E$33]*[.$G$33]/1000000" office:value-type="float" office:value="0.00000346835234621767" calcext:value-type="float">
            <text:p>0.000003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3]" office:value-type="float" office:value="-26654.339844" calcext:value-type="float">
            <text:p>-26,654.339844</text:p>
          </table:table-cell>
          <table:table-cell table:style-name="ce157" table:formula="of:=[.D34]" office:value-type="float" office:value="10640336" calcext:value-type="float">
            <text:p>10,640,336.000000</text:p>
          </table:table-cell>
          <table:table-cell table:style-name="ce42" office:value-type="float" office:value="749483712" calcext:value-type="float">
            <text:p>749,483,712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5]/[.$E$33]*[.$G$33]/1000000" office:value-type="float" office:value="-0.00000000868831981761" calcext:value-type="float">
            <text:p>0.000000</text:p>
          </table:table-cell>
          <table:table-cell table:style-name="ce166" table:formula="of:=[.C35]/[.$E$33]*[.$G$33]/1000000" office:value-type="float" office:value="0.00000346835234621767" calcext:value-type="float">
            <text:p>0.000003</text:p>
          </table:table-cell>
          <table:table-cell table:style-name="ce166" table:formula="of:=[.D35]/[.$E$33]*[.$G$33]/1000000" office:value-type="float" office:value="0.000244303712868384" calcext:value-type="float">
            <text:p>0.000244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sick_lidar_assy</text:p>
          </table:table-cell>
          <table:table-cell table:style-name="ce42" office:value-type="float" office:value="192567296" calcext:value-type="float">
            <text:p>192,567,296.000000</text:p>
          </table:table-cell>
          <table:table-cell table:style-name="ce42" office:value-type="float" office:value="34422.644531" calcext:value-type="float">
            <text:p>34,422.644531</text:p>
          </table:table-cell>
          <table:table-cell table:style-name="ce42" office:value-type="float" office:value="2920785.25" calcext:value-type="float">
            <text:p>2,920,785.250000</text:p>
          </table:table-cell>
          <table:table-cell table:style-name="ce42" office:value-type="float" office:value="248311.15625" calcext:value-type="float" table:number-columns-spanned="1" table:number-rows-spanned="3">
            <text:p>248,311.156250</text:p>
          </table:table-cell>
          <table:table-cell table:style-name="ce42" table:formula="of:=[.E36]*[.H36]" office:value-type="float" office:value="496622.3125" calcext:value-type="float" table:number-columns-spanned="1" table:number-rows-spanned="3">
            <text:p>496,622.312500</text:p>
          </table:table-cell>
          <table:table-cell table:style-name="ce159" office:value-type="float" office:value="0.0809401678078311" calcext:value-type="float" table:number-columns-spanned="1" table:number-rows-spanned="3">
            <text:p>0.080940</text:p>
          </table:table-cell>
          <table:table-cell table:style-name="ce162" office:value-type="float" office:value="2" calcext:value-type="float" table:number-columns-spanned="1" table:number-rows-spanned="3">
            <text:p>2</text:p>
          </table:table-cell>
          <table:table-cell table:style-name="ce164" table:formula="of:=[.G36]*[.H36]" office:value-type="float" office:value="0.161880335615662" calcext:value-type="float" table:number-columns-spanned="1" table:number-rows-spanned="3">
            <text:p>0.162</text:p>
          </table:table-cell>
          <table:table-cell table:style-name="ce166" table:formula="of:=[.B36]/[.$E$36]*[.$G$36]/1000000" office:value-type="float" office:value="0.0000627697502114961" calcext:value-type="float">
            <text:p>0.000063</text:p>
          </table:table-cell>
          <table:table-cell table:style-name="ce166" table:formula="of:=[.C36]/[.$E$36]*[.$G$36]/1000000" office:value-type="float" office:value="0.00000001122049716495" calcext:value-type="float">
            <text:p>0.000000</text:p>
          </table:table-cell>
          <table:table-cell table:style-name="ce166" table:formula="of:=[.D36]/[.$E$36]*[.$G$36]/1000000" office:value-type="float" office:value="0.0000009520669624188" calcext:value-type="float">
            <text:p>0.000001</text:p>
          </table:table-cell>
          <table:table-cell table:style-name="ce42" office:value-type="float" office:value="-2.348224" calcext:value-type="float" table:number-columns-spanned="1" table:number-rows-spanned="3">
            <text:p>-2.348224</text:p>
          </table:table-cell>
          <table:table-cell table:style-name="ce42" office:value-type="float" office:value="-34.408428" calcext:value-type="float" table:number-columns-spanned="1" table:number-rows-spanned="3">
            <text:p>-34.408428</text:p>
          </table:table-cell>
          <table:table-cell table:style-name="ce42" office:value-type="float" office:value="35.880856" calcext:value-type="float" table:number-columns-spanned="1" table:number-rows-spanned="3">
            <text:p>35.880856</text:p>
          </table:table-cell>
          <table:table-cell table:style-name="ce167" table:formula="of:=[.M36]/1000" office:value-type="float" office:value="-0.002348224" calcext:value-type="float" table:number-columns-spanned="1" table:number-rows-spanned="3">
            <text:p>-0.002</text:p>
          </table:table-cell>
          <table:table-cell table:style-name="ce167" table:formula="of:=[.N36]/1000" office:value-type="float" office:value="-0.034408428" calcext:value-type="float" table:number-columns-spanned="1" table:number-rows-spanned="3">
            <text:p>-0.034</text:p>
          </table:table-cell>
          <table:table-cell table:style-name="ce167" table:formula="of:=[.O36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6]" office:value-type="float" office:value="34422.644531" calcext:value-type="float">
            <text:p>34,422.644531</text:p>
          </table:table-cell>
          <table:table-cell table:style-name="ce42" office:value-type="float" office:value="177463008" calcext:value-type="float">
            <text:p>177,463,008.000000</text:p>
          </table:table-cell>
          <table:table-cell table:style-name="ce42" office:value-type="float" office:value="-45130.398438" calcext:value-type="float">
            <text:p>-45,130.398438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7]/[.$E$36]*[.$G$36]/1000000" office:value-type="float" office:value="0.00000001122049716495" calcext:value-type="float">
            <text:p>0.000000</text:p>
          </table:table-cell>
          <table:table-cell table:style-name="ce166" table:formula="of:=[.C37]/[.$E$36]*[.$G$36]/1000000" office:value-type="float" office:value="0.0000578463161467497" calcext:value-type="float">
            <text:p>0.000058</text:p>
          </table:table-cell>
          <table:table-cell table:style-name="ce166" table:formula="of:=[.D37]/[.$E$36]*[.$G$36]/1000000" office:value-type="float" office:value="-0.00000001471082523223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6]" office:value-type="float" office:value="2920785.25" calcext:value-type="float">
            <text:p>2,920,785.250000</text:p>
          </table:table-cell>
          <table:table-cell table:style-name="ce157" table:formula="of:=[.D37]" office:value-type="float" office:value="-45130.398438" calcext:value-type="float">
            <text:p>-45,130.398438</text:p>
          </table:table-cell>
          <table:table-cell table:style-name="ce42" office:value-type="float" office:value="131165384" calcext:value-type="float">
            <text:p>131,165,384.000000</text:p>
          </table:table-cell>
          <table:covered-table-cell table:style-name="ce42"/>
          <table:covered-table-cell/>
          <table:covered-table-cell table:style-name="ce161"/>
          <table:covered-table-cell table:style-name="Default"/>
          <table:covered-table-cell table:style-name="ce165"/>
          <table:table-cell table:style-name="ce166" table:formula="of:=[.B38]/[.$E$36]*[.$G$36]/1000000" office:value-type="float" office:value="0.0000009520669624188" calcext:value-type="float">
            <text:p>0.000001</text:p>
          </table:table-cell>
          <table:table-cell table:style-name="ce166" table:formula="of:=[.C38]/[.$E$36]*[.$G$36]/1000000" office:value-type="float" office:value="-0.00000001471082523223" calcext:value-type="float">
            <text:p>0.000000</text:p>
          </table:table-cell>
          <table:table-cell table:style-name="ce166" table:formula="of:=[.D38]/[.$E$36]*[.$G$36]/1000000" office:value-type="float" office:value="0.0000427550189523094" calcext:value-type="float">
            <text:p>0.000043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APPROX.)</text:p>
          </table:table-cell>
          <table:covered-table-cell table:style-name="ce22"/>
          <table:table-cell table:style-name="ce22"/>
          <table:table-cell table:style-name="ce141" office:value-type="float" office:value="150" calcext:value-type="float">
            <text:p>150.0000</text:p>
          </table:table-cell>
          <table:table-cell table:style-name="ce147"/>
          <table:table-cell table:style-name="ce141"/>
          <table:table-cell table:number-columns-repeated="11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VOLUME</text:p>
          </table:table-cell>
          <table:covered-table-cell table:style-name="ce22"/>
          <table:table-cell table:style-name="ce22"/>
          <table:table-cell table:style-name="ce142" table:formula="of:=SUM([.F3];[.F6];[.F9];[.F12];[.F15];[.F18];[.F21];[.F24];[.F27];[.F30];#REF!)" office:value-type="string" office:string-value="" calcext:value-type="error">
            <text:p>#REF!</text:p>
          </table:table-cell>
          <table:table-cell table:style-name="ce148"/>
          <table:table-cell table:style-name="ce142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BY VOLUME)</text:p>
          </table:table-cell>
          <table:covered-table-cell table:style-name="ce22"/>
          <table:table-cell table:style-name="ce22"/>
          <table:table-cell table:style-name="ce142" table:formula="of:=SUM([.I3];[.I6];[.I9];[.I12];[.I15];[.I18];[.I21];[.I24];[.I27];[.I30];#REF!;[.I33];[.I36])" office:value-type="string" office:string-value="" calcext:value-type="error">
            <text:p>#REF!</text:p>
          </table:table-cell>
          <table:table-cell table:style-name="ce148"/>
          <table:table-cell table:style-name="ce142"/>
          <table:table-cell table:number-columns-repeated="11"/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UR5e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26" table:default-cell-style-name="ce137"/>
        <table:table-column table:style-name="co20" table:default-cell-style-name="ce143"/>
        <table:table-column table:style-name="co21" table:default-cell-style-name="ce137"/>
        <table:table-column table:style-name="co21" table:number-columns-repeated="3" table:default-cell-style-name="ce151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38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38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30" office:value-type="string" calcext:value-type="string" table:number-columns-spanned="1" table:number-rows-spanned="3">
            <text:p>base_link</text:p>
          </table:table-cell>
          <table:table-cell table:style-name="ce42" office:value-type="float" office:value="2586977024" calcext:value-type="float">
            <text:p>2,586,977,024.000000</text:p>
          </table:table-cell>
          <table:table-cell table:style-name="ce42" office:value-type="float" office:value="-3434.810791" calcext:value-type="float">
            <text:p>-3,434.810791</text:p>
          </table:table-cell>
          <table:table-cell table:style-name="ce42" office:value-type="float" office:value="-28247.880859" calcext:value-type="float">
            <text:p>-28,247.880859</text:p>
          </table:table-cell>
          <table:table-cell table:style-name="ce42" office:value-type="float" office:value="1369337.75" calcext:value-type="float" table:number-columns-spanned="1" table:number-rows-spanned="3">
            <text:p>1,369,337.750000</text:p>
          </table:table-cell>
          <table:table-cell table:style-name="ce42" table:formula="of:=[.E3]*[.H3]" office:value-type="float" office:value="1369337.75" calcext:value-type="float" table:number-columns-spanned="1" table:number-rows-spanned="3">
            <text:p>1,369,337.750000</text:p>
          </table:table-cell>
          <table:table-cell table:style-name="ce159" table:formula="of:=[.F3]/[.$G$28]*[.$G$27]" office:value-type="float" office:value="1.75347620120387" calcext:value-type="float" table:number-columns-spanned="1" table:number-rows-spanned="3">
            <text:p>1.753476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3]*[.H3]" office:value-type="float" office:value="1.75347620120387" calcext:value-type="float" table:number-columns-spanned="1" table:number-rows-spanned="3">
            <text:p>1.753</text:p>
          </table:table-cell>
          <table:table-cell table:style-name="ce166" table:formula="of:=[.B3]/[.$E$3]*[.$G$3]/1000000" office:value-type="float" office:value="0.00331269815985516" calcext:value-type="float">
            <text:p>0.003313</text:p>
          </table:table-cell>
          <table:table-cell table:style-name="ce166" table:formula="of:=[.C3]/[.$E$3]*[.$G$3]/1000000" office:value-type="float" office:value="-0.00000000439837357705" calcext:value-type="float">
            <text:p>0.000000</text:p>
          </table:table-cell>
          <table:table-cell table:style-name="ce166" table:formula="of:=[.D3]/[.$E$3]*[.$G$3]/1000000" office:value-type="float" office:value="-0.00000003617222034571" calcext:value-type="float">
            <text:p>0.000000</text:p>
          </table:table-cell>
          <table:table-cell table:style-name="ce42" office:value-type="float" office:value="-0.005063" calcext:value-type="float" table:number-columns-spanned="1" table:number-rows-spanned="3">
            <text:p>-0.005063</text:p>
          </table:table-cell>
          <table:table-cell table:style-name="ce42" office:value-type="float" office:value="0.000067" calcext:value-type="float" table:number-columns-spanned="1" table:number-rows-spanned="3">
            <text:p>0.000067</text:p>
          </table:table-cell>
          <table:table-cell table:style-name="ce42" office:value-type="float" office:value="41.982994" calcext:value-type="float" table:number-columns-spanned="1" table:number-rows-spanned="3">
            <text:p>41.982994</text:p>
          </table:table-cell>
          <table:table-cell table:style-name="ce167" table:formula="of:=[.M3]/1000" office:value-type="float" office:value="-0.000005063" calcext:value-type="float" table:number-columns-spanned="1" table:number-rows-spanned="3">
            <text:p>0.000</text:p>
          </table:table-cell>
          <table:table-cell table:style-name="ce167" table:formula="of:=[.N3]/1000" office:value-type="float" office:value="0.000000067" calcext:value-type="float" table:number-columns-spanned="1" table:number-rows-spanned="3">
            <text:p>0.000</text:p>
          </table:table-cell>
          <table:table-cell table:style-name="ce167" table:formula="of:=[.O3]/1000" office:value-type="float" office:value="0.041982994" calcext:value-type="float" table:number-columns-spanned="1" table:number-rows-spanned="3">
            <text:p>0.042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3]" office:value-type="float" office:value="-3434.810791" calcext:value-type="float">
            <text:p>-3,434.810791</text:p>
          </table:table-cell>
          <table:table-cell table:style-name="ce42" office:value-type="float" office:value="2586802432" calcext:value-type="float">
            <text:p>2,586,802,432.000000</text:p>
          </table:table-cell>
          <table:table-cell table:style-name="ce42" office:value-type="float" office:value="-2578.818848" calcext:value-type="float">
            <text:p>-2,578.818848</text:p>
          </table:table-cell>
          <table:covered-table-cell table:number-columns-repeated="2" table:style-name="ce42"/>
          <table:covered-table-cell table:style-name="ce160"/>
          <table:covered-table-cell table:style-name="ce163"/>
          <table:covered-table-cell table:style-name="ce164"/>
          <table:table-cell table:style-name="ce166" table:formula="of:=[.B4]/[.$E$3]*[.$G$3]/1000000" office:value-type="float" office:value="-0.00000000439837357705" calcext:value-type="float">
            <text:p>0.000000</text:p>
          </table:table-cell>
          <table:table-cell table:style-name="ce166" table:formula="of:=[.C4]/[.$E$3]*[.$G$3]/1000000" office:value-type="float" office:value="0.00331247458979954" calcext:value-type="float">
            <text:p>0.003312</text:p>
          </table:table-cell>
          <table:table-cell table:style-name="ce166" table:formula="of:=[.D4]/[.$E$3]*[.$G$3]/1000000" office:value-type="float" office:value="-0.00000000330225138187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3]" office:value-type="float" office:value="-28247.880859" calcext:value-type="float">
            <text:p>-28,247.880859</text:p>
          </table:table-cell>
          <table:table-cell table:style-name="ce157" table:formula="of:=[.D4]" office:value-type="float" office:value="-2578.818848" calcext:value-type="float">
            <text:p>-2,578.818848</text:p>
          </table:table-cell>
          <table:table-cell table:style-name="ce42" office:value-type="float" office:value="3321924096" calcext:value-type="float">
            <text:p>3,321,924,096.000000</text:p>
          </table:table-cell>
          <table:covered-table-cell table:number-columns-repeated="2" table:style-name="ce42"/>
          <table:covered-table-cell table:style-name="ce160"/>
          <table:covered-table-cell table:style-name="ce163"/>
          <table:covered-table-cell table:style-name="ce164"/>
          <table:table-cell table:style-name="ce166" table:formula="of:=[.B5]/[.$E$3]*[.$G$3]/1000000" office:value-type="float" office:value="-0.00000003617222034571" calcext:value-type="float">
            <text:p>0.000000</text:p>
          </table:table-cell>
          <table:table-cell table:style-name="ce166" table:formula="of:=[.C5]/[.$E$3]*[.$G$3]/1000000" office:value-type="float" office:value="-0.00000000330225138187" calcext:value-type="float">
            <text:p>0.000000</text:p>
          </table:table-cell>
          <table:table-cell table:style-name="ce166" table:formula="of:=[.D5]/[.$E$3]*[.$G$3]/1000000" office:value-type="float" office:value="0.00425381893148105" calcext:value-type="float">
            <text:p>0.004254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ink1</text:p>
          </table:table-cell>
          <table:table-cell table:style-name="ce42" office:value-type="float" office:value="5250129920" calcext:value-type="float">
            <text:p>5,250,129,920.000000</text:p>
          </table:table-cell>
          <table:table-cell table:style-name="ce42" office:value-type="float" office:value="-109923.773438" calcext:value-type="float">
            <text:p>-109,923.773438</text:p>
          </table:table-cell>
          <table:table-cell table:style-name="ce42" office:value-type="float" office:value="490496.78125" calcext:value-type="float">
            <text:p>490,496.781250</text:p>
          </table:table-cell>
          <table:table-cell table:style-name="ce42" office:value-type="float" office:value="1898671.625" calcext:value-type="float" table:number-columns-spanned="1" table:number-rows-spanned="3">
            <text:p>1,898,671.625000</text:p>
          </table:table-cell>
          <table:table-cell table:style-name="ce42" table:formula="of:=[.E6]*[.H6]" office:value-type="float" office:value="1898671.625" calcext:value-type="float" table:number-columns-spanned="1" table:number-rows-spanned="3">
            <text:p>1,898,671.625000</text:p>
          </table:table-cell>
          <table:table-cell table:style-name="ce159" table:formula="of:=[.F6]/[.$G$28]*[.$G$27]" office:value-type="float" office:value="2.43130338613579" calcext:value-type="float" table:number-columns-spanned="1" table:number-rows-spanned="3">
            <text:p>2.431303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6]*[.H6]" office:value-type="float" office:value="2.43130338613579" calcext:value-type="float" table:number-columns-spanned="1" table:number-rows-spanned="3">
            <text:p>2.431</text:p>
          </table:table-cell>
          <table:table-cell table:style-name="ce166" table:formula="of:=[.B6]/[.$E$6]*[.$G$6]/1000000" office:value-type="float" office:value="0.00672294170517709" calcext:value-type="float">
            <text:p>0.006723</text:p>
          </table:table-cell>
          <table:table-cell table:style-name="ce166" table:formula="of:=[.C6]/[.$E$6]*[.$G$6]/1000000" office:value-type="float" office:value="-0.00000014076053966237" calcext:value-type="float">
            <text:p>0.000000</text:p>
          </table:table-cell>
          <table:table-cell table:style-name="ce166" table:formula="of:=[.D6]/[.$E$6]*[.$G$6]/1000000" office:value-type="float" office:value="0.0000006280951742468" calcext:value-type="float">
            <text:p>0.000001</text:p>
          </table:table-cell>
          <table:table-cell table:style-name="ce42" office:value-type="float" office:value="-0.005174" calcext:value-type="float" table:number-columns-spanned="1" table:number-rows-spanned="3">
            <text:p>-0.005174</text:p>
          </table:table-cell>
          <table:table-cell table:style-name="ce42" office:value-type="float" office:value="-8.858776" calcext:value-type="float" table:number-columns-spanned="1" table:number-rows-spanned="3">
            <text:p>-8.858776</text:p>
          </table:table-cell>
          <table:table-cell table:style-name="ce42" office:value-type="float" office:value="71.596268" calcext:value-type="float" table:number-columns-spanned="1" table:number-rows-spanned="3">
            <text:p>71.596268</text:p>
          </table:table-cell>
          <table:table-cell table:style-name="ce167" table:formula="of:=[.M6]/1000" office:value-type="float" office:value="-0.000005174" calcext:value-type="float" table:number-columns-spanned="1" table:number-rows-spanned="3">
            <text:p>0.000</text:p>
          </table:table-cell>
          <table:table-cell table:style-name="ce167" table:formula="of:=[.N6]/1000" office:value-type="float" office:value="-0.008858776" calcext:value-type="float" table:number-columns-spanned="1" table:number-rows-spanned="3">
            <text:p>-0.009</text:p>
          </table:table-cell>
          <table:table-cell table:style-name="ce167" table:formula="of:=[.O6]/1000" office:value-type="float" office:value="0.071596268" calcext:value-type="float" table:number-columns-spanned="1" table:number-rows-spanned="3">
            <text:p>0.072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6]" office:value-type="float" office:value="-109923.773438" calcext:value-type="float">
            <text:p>-109,923.773438</text:p>
          </table:table-cell>
          <table:table-cell table:style-name="ce42" office:value-type="float" office:value="4940704768" calcext:value-type="float">
            <text:p>4,940,704,768.000000</text:p>
          </table:table-cell>
          <table:table-cell table:style-name="ce42" office:value-type="float" office:value="36163492" calcext:value-type="float">
            <text:p>36,163,492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7]/[.$E$6]*[.$G$6]/1000000" office:value-type="float" office:value="-0.00000014076053966237" calcext:value-type="float">
            <text:p>0.000000</text:p>
          </table:table-cell>
          <table:table-cell table:style-name="ce166" table:formula="of:=[.C7]/[.$E$6]*[.$G$6]/1000000" office:value-type="float" office:value="0.00632671393734852" calcext:value-type="float">
            <text:p>0.006327</text:p>
          </table:table-cell>
          <table:table-cell table:style-name="ce166" table:formula="of:=[.D7]/[.$E$6]*[.$G$6]/1000000" office:value-type="float" office:value="0.0000463083870830454" calcext:value-type="float">
            <text:p>0.000046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6]" office:value-type="float" office:value="490496.78125" calcext:value-type="float">
            <text:p>490,496.781250</text:p>
          </table:table-cell>
          <table:table-cell table:style-name="ce157" table:formula="of:=[.D7]" office:value-type="float" office:value="36163492" calcext:value-type="float">
            <text:p>36,163,492.000000</text:p>
          </table:table-cell>
          <table:table-cell table:style-name="ce42" office:value-type="float" office:value="4059422208" calcext:value-type="float">
            <text:p>4,059,422,208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8]/[.$E$6]*[.$G$6]/1000000" office:value-type="float" office:value="0.0000006280951742468" calcext:value-type="float">
            <text:p>0.000001</text:p>
          </table:table-cell>
          <table:table-cell table:style-name="ce166" table:formula="of:=[.C8]/[.$E$6]*[.$G$6]/1000000" office:value-type="float" office:value="0.0000463083870830454" calcext:value-type="float">
            <text:p>0.000046</text:p>
          </table:table-cell>
          <table:table-cell table:style-name="ce166" table:formula="of:=[.D8]/[.$E$6]*[.$G$6]/1000000" office:value-type="float" office:value="0.00519820638287847" calcext:value-type="float">
            <text:p>0.005198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ink2</text:p>
          </table:table-cell>
          <table:table-cell table:style-name="ce42" office:value-type="float" office:value="21410988032" calcext:value-type="float">
            <text:p>21,410,988,032.000000</text:p>
          </table:table-cell>
          <table:table-cell table:style-name="ce42" office:value-type="float" office:value="-757295552" calcext:value-type="float">
            <text:p>-757,295,552.000000</text:p>
          </table:table-cell>
          <table:table-cell table:style-name="ce42" office:value-type="float" office:value="5249597" calcext:value-type="float">
            <text:p>5,249,597.000000</text:p>
          </table:table-cell>
          <table:table-cell table:style-name="ce42" office:value-type="float" office:value="8049982" calcext:value-type="float" table:number-columns-spanned="1" table:number-rows-spanned="3">
            <text:p>8,049,982.000000</text:p>
          </table:table-cell>
          <table:table-cell table:style-name="ce42" table:formula="of:=[.E9]*[.H9]" office:value-type="float" office:value="8049982" calcext:value-type="float" table:number-columns-spanned="1" table:number-rows-spanned="3">
            <text:p>8,049,982.000000</text:p>
          </table:table-cell>
          <table:table-cell table:style-name="ce159" table:formula="of:=[.F9]/[.$G$28]*[.$G$27]" office:value-type="float" office:value="10.3082324701262" calcext:value-type="float" table:number-columns-spanned="1" table:number-rows-spanned="3">
            <text:p>10.308232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9]*[.H9]" office:value-type="float" office:value="10.3082324701262" calcext:value-type="float" table:number-columns-spanned="1" table:number-rows-spanned="3">
            <text:p>10.308</text:p>
          </table:table-cell>
          <table:table-cell table:style-name="ce166" table:formula="of:=[.B9]/[.$E$9]*[.$G$9]/1000000" office:value-type="float" office:value="0.027417383299608" calcext:value-type="float">
            <text:p>0.027417</text:p>
          </table:table-cell>
          <table:table-cell table:style-name="ce166" table:formula="of:=[.C9]/[.$E$9]*[.$G$9]/1000000" office:value-type="float" office:value="-0.000969738640236527" calcext:value-type="float">
            <text:p>-0.000970</text:p>
          </table:table-cell>
          <table:table-cell table:style-name="ce166" table:formula="of:=[.D9]/[.$E$9]*[.$G$9]/1000000" office:value-type="float" office:value="0.0000067222592858564" calcext:value-type="float">
            <text:p>0.000007</text:p>
          </table:table-cell>
          <table:table-cell table:style-name="ce42" office:value-type="float" office:value="198.660355" calcext:value-type="float" table:number-columns-spanned="1" table:number-rows-spanned="3">
            <text:p>198.660355</text:p>
          </table:table-cell>
          <table:table-cell table:style-name="ce42" office:value-type="float" office:value="73.096214" calcext:value-type="float" table:number-columns-spanned="1" table:number-rows-spanned="3">
            <text:p>73.096214</text:p>
          </table:table-cell>
          <table:table-cell table:style-name="ce42" office:value-type="float" office:value="0.005772" calcext:value-type="float" table:number-columns-spanned="1" table:number-rows-spanned="3">
            <text:p>0.005772</text:p>
          </table:table-cell>
          <table:table-cell table:style-name="ce167" table:formula="of:=[.M9]/1000" office:value-type="float" office:value="0.198660355" calcext:value-type="float" table:number-columns-spanned="1" table:number-rows-spanned="3">
            <text:p>0.199</text:p>
          </table:table-cell>
          <table:table-cell table:style-name="ce167" table:formula="of:=[.N9]/1000" office:value-type="float" office:value="0.073096214" calcext:value-type="float" table:number-columns-spanned="1" table:number-rows-spanned="3">
            <text:p>0.073</text:p>
          </table:table-cell>
          <table:table-cell table:style-name="ce167" table:formula="of:=[.O9]/1000" office:value-type="float" office:value="0.00000577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9]" office:value-type="float" office:value="-757295552" calcext:value-type="float">
            <text:p>-757,295,552.000000</text:p>
          </table:table-cell>
          <table:table-cell table:style-name="ce42" office:value-type="float" office:value="182001516544" calcext:value-type="float">
            <text:p>182,001,516,544.000000</text:p>
          </table:table-cell>
          <table:table-cell table:style-name="ce42" office:value-type="float" office:value="6978.195801" calcext:value-type="float">
            <text:p>6,978.195801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0]/[.$E$9]*[.$G$9]/1000000" office:value-type="float" office:value="-0.000969738640236527" calcext:value-type="float">
            <text:p>-0.000970</text:p>
          </table:table-cell>
          <table:table-cell table:style-name="ce166" table:formula="of:=[.C10]/[.$E$9]*[.$G$9]/1000000" office:value-type="float" office:value="0.233058153726439" calcext:value-type="float">
            <text:p>0.233058</text:p>
          </table:table-cell>
          <table:table-cell table:style-name="ce166" table:formula="of:=[.D10]/[.$E$9]*[.$G$9]/1000000" office:value-type="float" office:value="0.00000000893577955066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9]" office:value-type="float" office:value="5249597" calcext:value-type="float">
            <text:p>5,249,597.000000</text:p>
          </table:table-cell>
          <table:table-cell table:style-name="ce157" table:formula="of:=[.D10]" office:value-type="float" office:value="6978.195801" calcext:value-type="float">
            <text:p>6,978.195801</text:p>
          </table:table-cell>
          <table:table-cell table:style-name="ce42" office:value-type="float" office:value="188001386496" calcext:value-type="float">
            <text:p>188,001,386,496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1]/[.$E$9]*[.$G$9]/1000000" office:value-type="float" office:value="0.0000067222592858564" calcext:value-type="float">
            <text:p>0.000007</text:p>
          </table:table-cell>
          <table:table-cell table:style-name="ce166" table:formula="of:=[.C11]/[.$E$9]*[.$G$9]/1000000" office:value-type="float" office:value="0.00000000893577955066" calcext:value-type="float">
            <text:p>0.000000</text:p>
          </table:table-cell>
          <table:table-cell table:style-name="ce166" table:formula="of:=[.D11]/[.$E$9]*[.$G$9]/1000000" office:value-type="float" office:value="0.240741159012133" calcext:value-type="float">
            <text:p>0.240741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ink3</text:p>
          </table:table-cell>
          <table:table-cell table:style-name="ce42" office:value-type="float" office:value="6642972160" calcext:value-type="float">
            <text:p>6,642,972,160.000000</text:p>
          </table:table-cell>
          <table:table-cell table:style-name="ce42" office:value-type="float" office:value="4137221632" calcext:value-type="float">
            <text:p>4,137,221,632.000000</text:p>
          </table:table-cell>
          <table:table-cell table:style-name="ce42" office:value-type="float" office:value="689304.3125" calcext:value-type="float">
            <text:p>689,304.312500</text:p>
          </table:table-cell>
          <table:table-cell table:style-name="ce42" office:value-type="float" office:value="4172176.5" calcext:value-type="float" table:number-columns-spanned="1" table:number-rows-spanned="3">
            <text:p>4,172,176.500000</text:p>
          </table:table-cell>
          <table:table-cell table:style-name="ce42" table:formula="of:=[.E12]*[.H12]" office:value-type="float" office:value="4172176.5" calcext:value-type="float" table:number-columns-spanned="1" table:number-rows-spanned="3">
            <text:p>4,172,176.500000</text:p>
          </table:table-cell>
          <table:table-cell table:style-name="ce159" table:formula="of:=[.F12]/[.$G$28]*[.$G$27]" office:value-type="float" office:value="5.34259148261416" calcext:value-type="float" table:number-columns-spanned="1" table:number-rows-spanned="3">
            <text:p>5.342591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12]*[.H12]" office:value-type="float" office:value="5.34259148261416" calcext:value-type="float" table:number-columns-spanned="1" table:number-rows-spanned="3">
            <text:p>5.343</text:p>
          </table:table-cell>
          <table:table-cell table:style-name="ce166" table:formula="of:=[.B12]/[.$E$12]*[.$G$12]/1000000" office:value-type="float" office:value="0.00850651607890006" calcext:value-type="float">
            <text:p>0.008507</text:p>
          </table:table-cell>
          <table:table-cell table:style-name="ce166" table:formula="of:=[.C12]/[.$E$12]*[.$G$12]/1000000" office:value-type="float" office:value="0.00529783077317325" calcext:value-type="float">
            <text:p>0.005298</text:p>
          </table:table-cell>
          <table:table-cell table:style-name="ce166" table:formula="of:=[.D12]/[.$E$12]*[.$G$12]/1000000" office:value-type="float" office:value="0.00000088267391106098" calcext:value-type="float">
            <text:p>0.000001</text:p>
          </table:table-cell>
          <table:table-cell table:style-name="ce42" office:value-type="float" office:value="193.868118" calcext:value-type="float" table:number-columns-spanned="1" table:number-rows-spanned="3">
            <text:p>193.868118</text:p>
          </table:table-cell>
          <table:table-cell table:style-name="ce42" office:value-type="float" office:value="-57.523582" calcext:value-type="float" table:number-columns-spanned="1" table:number-rows-spanned="3">
            <text:p>-57.523582</text:p>
          </table:table-cell>
          <table:table-cell table:style-name="ce42" office:value-type="float" office:value="0.003643" calcext:value-type="float" table:number-columns-spanned="1" table:number-rows-spanned="3">
            <text:p>0.003643</text:p>
          </table:table-cell>
          <table:table-cell table:style-name="ce167" table:formula="of:=[.M12]/1000" office:value-type="float" office:value="0.193868118" calcext:value-type="float" table:number-columns-spanned="1" table:number-rows-spanned="3">
            <text:p>0.194</text:p>
          </table:table-cell>
          <table:table-cell table:style-name="ce167" table:formula="of:=[.N12]/1000" office:value-type="float" office:value="-0.057523582" calcext:value-type="float" table:number-columns-spanned="1" table:number-rows-spanned="3">
            <text:p>-0.058</text:p>
          </table:table-cell>
          <table:table-cell table:style-name="ce167" table:formula="of:=[.O12]/1000" office:value-type="float" office:value="0.000003643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2]" office:value-type="float" office:value="4137221632" calcext:value-type="float">
            <text:p>4,137,221,632.000000</text:p>
          </table:table-cell>
          <table:table-cell table:style-name="ce42" office:value-type="float" office:value="71967768576" calcext:value-type="float">
            <text:p>71,967,768,576.000000</text:p>
          </table:table-cell>
          <table:table-cell table:style-name="ce42" office:value-type="float" office:value="144305.453125" calcext:value-type="float">
            <text:p>144,305.453125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3]/[.$E$12]*[.$G$12]/1000000" office:value-type="float" office:value="0.00529783077317325" calcext:value-type="float">
            <text:p>0.005298</text:p>
          </table:table-cell>
          <table:table-cell table:style-name="ce166" table:formula="of:=[.C13]/[.$E$12]*[.$G$12]/1000000" office:value-type="float" office:value="0.0921567885291729" calcext:value-type="float">
            <text:p>0.092157</text:p>
          </table:table-cell>
          <table:table-cell table:style-name="ce166" table:formula="of:=[.D13]/[.$E$12]*[.$G$12]/1000000" office:value-type="float" office:value="0.00000018478726505468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2]" office:value-type="float" office:value="689304.3125" calcext:value-type="float">
            <text:p>689,304.312500</text:p>
          </table:table-cell>
          <table:table-cell table:style-name="ce157" table:formula="of:=[.D13]" office:value-type="float" office:value="144305.453125" calcext:value-type="float">
            <text:p>144,305.453125</text:p>
          </table:table-cell>
          <table:table-cell table:style-name="ce42" office:value-type="float" office:value="73687924736" calcext:value-type="float">
            <text:p>73,687,924,736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4]/[.$E$12]*[.$G$12]/1000000" office:value-type="float" office:value="0.00000088267391106098" calcext:value-type="float">
            <text:p>0.000001</text:p>
          </table:table-cell>
          <table:table-cell table:style-name="ce166" table:formula="of:=[.C14]/[.$E$12]*[.$G$12]/1000000" office:value-type="float" office:value="0.00000018478726505468" calcext:value-type="float">
            <text:p>0.000000</text:p>
          </table:table-cell>
          <table:table-cell table:style-name="ce166" table:formula="of:=[.D14]/[.$E$12]*[.$G$12]/1000000" office:value-type="float" office:value="0.0943594977504108" calcext:value-type="float">
            <text:p>0.094359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ink4</text:p>
          </table:table-cell>
          <table:table-cell table:style-name="ce42" office:value-type="float" office:value="1695896704" calcext:value-type="float">
            <text:p>1,695,896,704.000000</text:p>
          </table:table-cell>
          <table:table-cell table:style-name="ce42" office:value-type="float" office:value="30414.234375" calcext:value-type="float">
            <text:p>30,414.234375</text:p>
          </table:table-cell>
          <table:table-cell table:style-name="ce42" office:value-type="float" office:value="49186.402344" calcext:value-type="float">
            <text:p>49,186.402344</text:p>
          </table:table-cell>
          <table:table-cell table:style-name="ce42" office:value-type="float" office:value="874290.5625" calcext:value-type="float" table:number-columns-spanned="1" table:number-rows-spanned="3">
            <text:p>874,290.562500</text:p>
          </table:table-cell>
          <table:table-cell table:style-name="ce42" table:formula="of:=[.E15]*[.H15]" office:value-type="float" office:value="874290.5625" calcext:value-type="float" table:number-columns-spanned="1" table:number-rows-spanned="3">
            <text:p>874,290.562500</text:p>
          </table:table-cell>
          <table:table-cell table:style-name="ce159" table:formula="of:=[.F15]/[.$G$28]*[.$G$27]" office:value-type="float" office:value="1.1195541014486" calcext:value-type="float" table:number-columns-spanned="1" table:number-rows-spanned="3">
            <text:p>1.119554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15]*[.H15]" office:value-type="float" office:value="1.1195541014486" calcext:value-type="float" table:number-columns-spanned="1" table:number-rows-spanned="3">
            <text:p>1.120</text:p>
          </table:table-cell>
          <table:table-cell table:style-name="ce166" table:formula="of:=[.B15]/[.$E$15]*[.$G$15]/1000000" office:value-type="float" office:value="0.00217164429313665" calcext:value-type="float">
            <text:p>0.002172</text:p>
          </table:table-cell>
          <table:table-cell table:style-name="ce166" table:formula="of:=[.C15]/[.$E$15]*[.$G$15]/1000000" office:value-type="float" office:value="0.0000000389462980586" calcext:value-type="float">
            <text:p>0.000000</text:p>
          </table:table-cell>
          <table:table-cell table:style-name="ce166" table:formula="of:=[.D15]/[.$E$15]*[.$G$15]/1000000" office:value-type="float" office:value="0.00000006298459670234" calcext:value-type="float">
            <text:p>0.000000</text:p>
          </table:table-cell>
          <table:table-cell table:style-name="ce42" office:value-type="float" office:value="-0.00266" calcext:value-type="float" table:number-columns-spanned="1" table:number-rows-spanned="3">
            <text:p>-0.002660</text:p>
          </table:table-cell>
          <table:table-cell table:style-name="ce42" office:value-type="float" office:value="63.566414" calcext:value-type="float" table:number-columns-spanned="1" table:number-rows-spanned="3">
            <text:p>63.566414</text:p>
          </table:table-cell>
          <table:table-cell table:style-name="ce42" office:value-type="float" office:value="5.504969" calcext:value-type="float" table:number-columns-spanned="1" table:number-rows-spanned="3">
            <text:p>5.504969</text:p>
          </table:table-cell>
          <table:table-cell table:style-name="ce167" table:formula="of:=[.M15]/1000" office:value-type="float" office:value="-0.00000266" calcext:value-type="float" table:number-columns-spanned="1" table:number-rows-spanned="3">
            <text:p>0.000</text:p>
          </table:table-cell>
          <table:table-cell table:style-name="ce167" table:formula="of:=[.N15]/1000" office:value-type="float" office:value="0.063566414" calcext:value-type="float" table:number-columns-spanned="1" table:number-rows-spanned="3">
            <text:p>0.064</text:p>
          </table:table-cell>
          <table:table-cell table:style-name="ce167" table:formula="of:=[.O15]/1000" office:value-type="float" office:value="0.005504969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5]" office:value-type="float" office:value="30414.234375" calcext:value-type="float">
            <text:p>30,414.234375</text:p>
          </table:table-cell>
          <table:table-cell table:style-name="ce42" office:value-type="float" office:value="1147127936" calcext:value-type="float">
            <text:p>1,147,127,936.000000</text:p>
          </table:table-cell>
          <table:table-cell table:style-name="ce42" office:value-type="float" office:value="-48174788" calcext:value-type="float">
            <text:p>-48,174,788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6]/[.$E$15]*[.$G$15]/1000000" office:value-type="float" office:value="0.0000000389462980586" calcext:value-type="float">
            <text:p>0.000000</text:p>
          </table:table-cell>
          <table:table-cell table:style-name="ce166" table:formula="of:=[.C16]/[.$E$15]*[.$G$15]/1000000" office:value-type="float" office:value="0.001468930171181" calcext:value-type="float">
            <text:p>0.001469</text:p>
          </table:table-cell>
          <table:table-cell table:style-name="ce166" table:formula="of:=[.D16]/[.$E$15]*[.$G$15]/1000000" office:value-type="float" office:value="-0.0000616891955662813" calcext:value-type="float">
            <text:p>-0.000062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5]" office:value-type="float" office:value="49186.402344" calcext:value-type="float">
            <text:p>49,186.402344</text:p>
          </table:table-cell>
          <table:table-cell table:style-name="ce157" table:formula="of:=[.D16]" office:value-type="float" office:value="-48174788" calcext:value-type="float">
            <text:p>-48,174,788.000000</text:p>
          </table:table-cell>
          <table:table-cell table:style-name="ce42" office:value-type="float" office:value="1280644352" calcext:value-type="float">
            <text:p>1,280,644,352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7]/[.$E$15]*[.$G$15]/1000000" office:value-type="float" office:value="0.00000006298459670234" calcext:value-type="float">
            <text:p>0.000000</text:p>
          </table:table-cell>
          <table:table-cell table:style-name="ce166" table:formula="of:=[.C17]/[.$E$15]*[.$G$15]/1000000" office:value-type="float" office:value="-0.0000616891955662813" calcext:value-type="float">
            <text:p>-0.000062</text:p>
          </table:table-cell>
          <table:table-cell table:style-name="ce166" table:formula="of:=[.D17]/[.$E$15]*[.$G$15]/1000000" office:value-type="float" office:value="0.00163990176524247" calcext:value-type="float">
            <text:p>0.00164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ink5</text:p>
          </table:table-cell>
          <table:table-cell table:style-name="ce42" office:value-type="float" office:value="917475008" calcext:value-type="float">
            <text:p>917,475,008.000000</text:p>
          </table:table-cell>
          <table:table-cell table:style-name="ce42" office:value-type="float" office:value="-67185.46875" calcext:value-type="float">
            <text:p>-67,185.468750</text:p>
          </table:table-cell>
          <table:table-cell table:style-name="ce42" office:value-type="float" office:value="3007.464844" calcext:value-type="float">
            <text:p>3,007.464844</text:p>
          </table:table-cell>
          <table:table-cell table:style-name="ce158" office:value-type="float" office:value="625812" calcext:value-type="float" table:number-columns-spanned="1" table:number-rows-spanned="3">
            <text:p>625,812.000000</text:p>
          </table:table-cell>
          <table:table-cell table:style-name="ce42" table:formula="of:=[.E18]*[.H18]" office:value-type="float" office:value="625812" calcext:value-type="float" table:number-columns-spanned="1" table:number-rows-spanned="3">
            <text:p>625,812.000000</text:p>
          </table:table-cell>
          <table:table-cell table:style-name="ce159" table:formula="of:=[.F18]/[.$G$28]*[.$G$27]" office:value-type="float" office:value="0.801370186740119" calcext:value-type="float" table:number-columns-spanned="1" table:number-rows-spanned="3">
            <text:p>0.801370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18]*[.H18]" office:value-type="float" office:value="0.801370186740119" calcext:value-type="float" table:number-columns-spanned="1" table:number-rows-spanned="3">
            <text:p>0.801</text:p>
          </table:table-cell>
          <table:table-cell table:style-name="ce166" table:formula="of:=[.B18]/[.$E$18]*[.$G$18]/1000000" office:value-type="float" office:value="0.00117485302054028" calcext:value-type="float">
            <text:p>0.001175</text:p>
          </table:table-cell>
          <table:table-cell table:style-name="ce166" table:formula="of:=[.C18]/[.$E$18]*[.$G$18]/1000000" office:value-type="float" office:value="-0.00000008603291665614" calcext:value-type="float">
            <text:p>0.000000</text:p>
          </table:table-cell>
          <table:table-cell table:style-name="ce166" table:formula="of:=[.D18]/[.$E$18]*[.$G$18]/1000000" office:value-type="float" office:value="0.00000000385114485445" calcext:value-type="float">
            <text:p>0.000000</text:p>
          </table:table-cell>
          <table:table-cell table:style-name="ce42" office:value-type="float" office:value="-0.002949" calcext:value-type="float" table:number-columns-spanned="1" table:number-rows-spanned="3">
            <text:p>-0.002949</text:p>
          </table:table-cell>
          <table:table-cell table:style-name="ce42" office:value-type="float" office:value="-6.408423" calcext:value-type="float" table:number-columns-spanned="1" table:number-rows-spanned="3">
            <text:p>-6.408423</text:p>
          </table:table-cell>
          <table:table-cell table:style-name="ce42" office:value-type="float" office:value="41.532249" calcext:value-type="float" table:number-columns-spanned="1" table:number-rows-spanned="3">
            <text:p>41.532249</text:p>
          </table:table-cell>
          <table:table-cell table:style-name="ce167" table:formula="of:=[.M18]/1000" office:value-type="float" office:value="-0.000002949" calcext:value-type="float" table:number-columns-spanned="1" table:number-rows-spanned="3">
            <text:p>0.000</text:p>
          </table:table-cell>
          <table:table-cell table:style-name="ce167" table:formula="of:=[.N18]/1000" office:value-type="float" office:value="-0.006408423" calcext:value-type="float" table:number-columns-spanned="1" table:number-rows-spanned="3">
            <text:p>-0.006</text:p>
          </table:table-cell>
          <table:table-cell table:style-name="ce167" table:formula="of:=[.O18]/1000" office:value-type="float" office:value="0.041532249" calcext:value-type="float" table:number-columns-spanned="1" table:number-rows-spanned="3">
            <text:p>0.042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18]" office:value-type="float" office:value="-67185.46875" calcext:value-type="float">
            <text:p>-67,185.468750</text:p>
          </table:table-cell>
          <table:table-cell table:style-name="ce42" office:value-type="float" office:value="564830336" calcext:value-type="float">
            <text:p>564,830,336.000000</text:p>
          </table:table-cell>
          <table:table-cell table:style-name="ce42" office:value-type="float" office:value="7272198.5" calcext:value-type="float">
            <text:p>7,272,198.5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19]/[.$E$18]*[.$G$18]/1000000" office:value-type="float" office:value="-0.00000008603291665614" calcext:value-type="float">
            <text:p>0.000000</text:p>
          </table:table-cell>
          <table:table-cell table:style-name="ce166" table:formula="of:=[.C19]/[.$E$18]*[.$G$18]/1000000" office:value-type="float" office:value="0.000723281419718388" calcext:value-type="float">
            <text:p>0.000723</text:p>
          </table:table-cell>
          <table:table-cell table:style-name="ce166" table:formula="of:=[.D19]/[.$E$18]*[.$G$18]/1000000" office:value-type="float" office:value="0.00000931225842578316" calcext:value-type="float">
            <text:p>0.000009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18]" office:value-type="float" office:value="3007.464844" calcext:value-type="float">
            <text:p>3,007.464844</text:p>
          </table:table-cell>
          <table:table-cell table:style-name="ce157" table:formula="of:=[.D19]" office:value-type="float" office:value="7272198.5" calcext:value-type="float">
            <text:p>7,272,198.500000</text:p>
          </table:table-cell>
          <table:table-cell table:style-name="ce42" office:value-type="float" office:value="865269376" calcext:value-type="float">
            <text:p>865,269,376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20]/[.$E$18]*[.$G$18]/1000000" office:value-type="float" office:value="0.00000000385114485445" calcext:value-type="float">
            <text:p>0.000000</text:p>
          </table:table-cell>
          <table:table-cell table:style-name="ce166" table:formula="of:=[.C20]/[.$E$18]*[.$G$18]/1000000" office:value-type="float" office:value="0.00000931225842578316" calcext:value-type="float">
            <text:p>0.000009</text:p>
          </table:table-cell>
          <table:table-cell table:style-name="ce166" table:formula="of:=[.D20]/[.$E$18]*[.$G$18]/1000000" office:value-type="float" office:value="0.00110800221380483" calcext:value-type="float">
            <text:p>0.001108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table-cell table:style-name="ce130" office:value-type="string" calcext:value-type="string" table:number-columns-spanned="1" table:number-rows-spanned="3">
            <text:p>link6</text:p>
          </table:table-cell>
          <table:table-cell table:style-name="ce42" office:value-type="float" office:value="97190792" calcext:value-type="float">
            <text:p>97,190,792.000000</text:p>
          </table:table-cell>
          <table:table-cell table:style-name="ce42" office:value-type="float" office:value="-4787.466797" calcext:value-type="float">
            <text:p>-4,787.466797</text:p>
          </table:table-cell>
          <table:table-cell table:style-name="ce42" office:value-type="float" office:value="-7098.092773" calcext:value-type="float">
            <text:p>-7,098.092773</text:p>
          </table:table-cell>
          <table:table-cell table:style-name="ce42" office:value-type="float" office:value="190134.109375" calcext:value-type="float" table:number-columns-spanned="1" table:number-rows-spanned="3">
            <text:p>190,134.109375</text:p>
          </table:table-cell>
          <table:table-cell table:style-name="ce42" table:formula="of:=[.E21]*[.H21]" office:value-type="float" office:value="190134.109375" calcext:value-type="float" table:number-columns-spanned="1" table:number-rows-spanned="3">
            <text:p>190,134.109375</text:p>
          </table:table-cell>
          <table:table-cell table:style-name="ce159" table:formula="of:=[.F21]/[.$G$28]*[.$G$27]" office:value-type="float" office:value="0.243472171731302" calcext:value-type="float" table:number-columns-spanned="1" table:number-rows-spanned="3">
            <text:p>0.243472</text:p>
          </table:table-cell>
          <table:table-cell table:style-name="ce162" office:value-type="float" office:value="1" calcext:value-type="float" table:number-columns-spanned="1" table:number-rows-spanned="3">
            <text:p>1</text:p>
          </table:table-cell>
          <table:table-cell table:style-name="ce164" table:formula="of:=[.G21]*[.H21]" office:value-type="float" office:value="0.243472171731302" calcext:value-type="float" table:number-columns-spanned="1" table:number-rows-spanned="3">
            <text:p>0.243</text:p>
          </table:table-cell>
          <table:table-cell table:style-name="ce166" table:formula="of:=[.B21]/[.$E$21]*[.$G$21]/1000000" office:value-type="float" office:value="0.000124455592309607" calcext:value-type="float">
            <text:p>0.000124</text:p>
          </table:table-cell>
          <table:table-cell table:style-name="ce166" table:formula="of:=[.C21]/[.$E$21]*[.$G$21]/1000000" office:value-type="float" office:value="-0.00000000613048832736" calcext:value-type="float">
            <text:p>0.000000</text:p>
          </table:table-cell>
          <table:table-cell table:style-name="ce166" table:formula="of:=[.D21]/[.$E$21]*[.$G$21]/1000000" office:value-type="float" office:value="-0.00000000908931105667" calcext:value-type="float">
            <text:p>0.000000</text:p>
          </table:table-cell>
          <table:table-cell table:style-name="ce42" office:value-type="float" office:value="0.003335" calcext:value-type="float" table:number-columns-spanned="1" table:number-rows-spanned="3">
            <text:p>0.003335</text:p>
          </table:table-cell>
          <table:table-cell table:style-name="ce42" office:value-type="float" office:value="20.786552" calcext:value-type="float" table:number-columns-spanned="1" table:number-rows-spanned="3">
            <text:p>20.786552</text:p>
          </table:table-cell>
          <table:table-cell table:style-name="ce42" office:value-type="float" office:value="0.581098" calcext:value-type="float" table:number-columns-spanned="1" table:number-rows-spanned="3">
            <text:p>0.581098</text:p>
          </table:table-cell>
          <table:table-cell table:style-name="ce167" table:formula="of:=[.M21]/1000" office:value-type="float" office:value="0.000003335" calcext:value-type="float" table:number-columns-spanned="1" table:number-rows-spanned="3">
            <text:p>0.000</text:p>
          </table:table-cell>
          <table:table-cell table:style-name="ce167" table:formula="of:=[.N21]/1000" office:value-type="float" office:value="0.020786552" calcext:value-type="float" table:number-columns-spanned="1" table:number-rows-spanned="3">
            <text:p>0.021</text:p>
          </table:table-cell>
          <table:table-cell table:style-name="ce167" table:formula="of:=[.O21]/1000" office:value-type="float" office:value="0.000581098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31"/>
          <table:table-cell table:style-name="ce157" table:formula="of:=[.C21]" office:value-type="float" office:value="-4787.466797" calcext:value-type="float">
            <text:p>-4,787.466797</text:p>
          </table:table-cell>
          <table:table-cell table:style-name="ce42" office:value-type="float" office:value="135281712" calcext:value-type="float">
            <text:p>135,281,712.000000</text:p>
          </table:table-cell>
          <table:table-cell table:style-name="ce42" office:value-type="float" office:value="30479.287109" calcext:value-type="float">
            <text:p>30,479.287109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22]/[.$E$21]*[.$G$21]/1000000" office:value-type="float" office:value="-0.00000000613048832736" calcext:value-type="float">
            <text:p>0.000000</text:p>
          </table:table-cell>
          <table:table-cell table:style-name="ce166" table:formula="of:=[.C22]/[.$E$21]*[.$G$21]/1000000" office:value-type="float" office:value="0.000173232106140443" calcext:value-type="float">
            <text:p>0.000173</text:p>
          </table:table-cell>
          <table:table-cell table:style-name="ce166" table:formula="of:=[.D22]/[.$E$21]*[.$G$21]/1000000" office:value-type="float" office:value="0.00000003902959994734" calcext:value-type="float">
            <text:p>0.000000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3">
          <table:covered-table-cell table:style-name="ce131"/>
          <table:table-cell table:style-name="ce157" table:formula="of:=[.D21]" office:value-type="float" office:value="-7098.092773" calcext:value-type="float">
            <text:p>-7,098.092773</text:p>
          </table:table-cell>
          <table:table-cell table:style-name="ce157" table:formula="of:=[.D22]" office:value-type="float" office:value="30479.287109" calcext:value-type="float">
            <text:p>30,479.287109</text:p>
          </table:table-cell>
          <table:table-cell table:style-name="ce42" office:value-type="float" office:value="93156600" calcext:value-type="float">
            <text:p>93,156,600.000000</text:p>
          </table:table-cell>
          <table:covered-table-cell table:style-name="ce42"/>
          <table:covered-table-cell/>
          <table:covered-table-cell table:style-name="ce160"/>
          <table:covered-table-cell table:style-name="Default"/>
          <table:covered-table-cell table:style-name="ce165"/>
          <table:table-cell table:style-name="ce166" table:formula="of:=[.B23]/[.$E$21]*[.$G$21]/1000000" office:value-type="float" office:value="-0.00000000908931105667" calcext:value-type="float">
            <text:p>0.000000</text:p>
          </table:table-cell>
          <table:table-cell table:style-name="ce166" table:formula="of:=[.C23]/[.$E$21]*[.$G$21]/1000000" office:value-type="float" office:value="0.00000003902959994734" calcext:value-type="float">
            <text:p>0.000000</text:p>
          </table:table-cell>
          <table:table-cell table:style-name="ce166" table:formula="of:=[.D23]/[.$E$21]*[.$G$21]/1000000" office:value-type="float" office:value="0.000119289693930565" calcext:value-type="float">
            <text:p>0.000119</text:p>
          </table:table-cell>
          <table:covered-table-cell table:number-columns-repeated="3" table:style-name="ce42"/>
          <table:covered-table-cell table:number-columns-repeated="3"/>
          <table:table-cell table:number-columns-repeated="2"/>
        </table:table-row>
        <table:table-row table:style-name="ro5" table:number-rows-repeated="3">
          <table:table-cell table:number-columns-repeated="20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APPROX.)</text:p>
          </table:table-cell>
          <table:covered-table-cell table:style-name="ce22"/>
          <table:table-cell table:style-name="ce22"/>
          <table:table-cell table:style-name="ce141" office:value-type="float" office:value="22" calcext:value-type="float">
            <text:p>22.0000</text:p>
          </table:table-cell>
          <table:table-cell table:style-name="ce147"/>
          <table:table-cell table:style-name="ce141"/>
          <table:table-cell table:number-columns-repeated="11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VOLUME</text:p>
          </table:table-cell>
          <table:covered-table-cell table:style-name="ce22"/>
          <table:table-cell table:style-name="ce22"/>
          <table:table-cell table:style-name="ce142" table:formula="of:=SUM([.F3];[.F6];[.F9];[.F12];[.F15];[.F18];[.F21])" office:value-type="float" office:value="17180404.546875" calcext:value-type="float">
            <text:p>17180404.5469</text:p>
          </table:table-cell>
          <table:table-cell table:style-name="ce148"/>
          <table:table-cell table:style-name="ce142"/>
          <table:table-cell table:number-columns-repeated="11"/>
        </table:table-row>
        <table:table-row table:style-name="ro4">
          <table:table-cell table:number-columns-repeated="3"/>
          <table:table-cell table:style-name="ce134" office:value-type="string" calcext:value-type="string" table:number-columns-spanned="2" table:number-rows-spanned="1">
            <text:p>TOTAL MASS (BY VOLUME)</text:p>
          </table:table-cell>
          <table:covered-table-cell table:style-name="ce22"/>
          <table:table-cell table:style-name="ce22"/>
          <table:table-cell table:style-name="ce142" table:formula="of:=SUM([.I3];[.I6];[.I9];[.I12];[.I15];[.I18];[.I21])" office:value-type="float" office:value="22" calcext:value-type="float">
            <text:p>22.0000</text:p>
          </table:table-cell>
          <table:table-cell table:style-name="ce148"/>
          <table:table-cell table:style-name="ce142"/>
          <table:table-cell table:number-columns-repeated="11"/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9" number:min-decimal-places="9" number:min-integer-digits="1" number:grouping="true"/>
    </number:number-style>
    <number:number-style style:name="N127">
      <number:number number:decimal-places="8" number:min-decimal-places="8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6T13:29:02.859006377</meta:creation-date>
    <dc:date>2023-07-18T17:23:10.929157501</dc:date>
    <meta:editing-duration>PT12H35M33S</meta:editing-duration>
    <meta:editing-cycles>77</meta:editing-cycles>
    <meta:generator>LibreOffice/7.3.7.2$Linux_X86_64 LibreOffice_project/30$Build-2</meta:generator>
    <meta:document-statistic meta:table-count="5" meta:cell-count="1644" meta:object-count="0"/>
    <meta:user-defined meta:name="qrichtext">1</meta:user-defined>
  </office:meta>
</office:document-meta>
</file>